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5.81pt" fo:break-before="auto" style:use-optimal-row-height="true"/>
    </style:style>
    <style:style style:name="ro5" style:family="table-row">
      <style:table-row-properties style:row-height="225.3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</text:p>
          </table:table-cell>
          <table:table-cell/>
        </table:table-row>
        <table:table-row table:style-name="ro1">
          <table:table-cell office:value-type="string" calcext:value-type="string">
            <text:p>U+220x </text:p>
          </table:table-cell>
          <table:table-cell office:value-type="string" calcext:value-type="string">
            <text:p><text:a xlink:href="https://en.wikipedia.org/wiki/∀" xlink:type="simple">∀</text:a> </text:p>
          </table:table-cell>
          <table:table-cell office:value-type="string" calcext:value-type="string">
            <text:p><text:a xlink:href="https://en.wikipedia.org/wiki/∁" xlink:type="simple">∁</text:a> </text:p>
          </table:table-cell>
          <table:table-cell office:value-type="string" calcext:value-type="string">
            <text:p><text:a xlink:href="https://en.wikipedia.org/wiki/Partial_derivative" xlink:type="simple">∂</text:a> </text:p>
          </table:table-cell>
          <table:table-cell office:value-type="string" calcext:value-type="string">
            <text:p><text:a xlink:href="https://en.wikipedia.org/wiki/∃" xlink:type="simple">∃</text:a> </text:p>
          </table:table-cell>
          <table:table-cell office:value-type="string" calcext:value-type="string">
            <text:p><text:a xlink:href="https://en.wikipedia.org/wiki/∄" xlink:type="simple">∄</text:a> </text:p>
          </table:table-cell>
          <table:table-cell office:value-type="string" calcext:value-type="string">
            <text:p><text:a xlink:href="https://en.wikipedia.org/wiki/∅" xlink:type="simple">∅</text:a> </text:p>
          </table:table-cell>
          <table:table-cell office:value-type="string" calcext:value-type="string">
            <text:p><text:a xlink:href="https://en.wikipedia.org/wiki/∆_(disambiguation)" xlink:type="simple">∆</text:a> </text:p>
          </table:table-cell>
          <table:table-cell office:value-type="string" calcext:value-type="string">
            <text:p><text:a xlink:href="https://en.wikipedia.org/wiki/∇" xlink:type="simple">∇</text:a> </text:p>
          </table:table-cell>
          <table:table-cell office:value-type="string" calcext:value-type="string">
            <text:p><text:a xlink:href="https://en.wikipedia.org/wiki/∈" xlink:type="simple">∈</text:a> </text:p>
          </table:table-cell>
          <table:table-cell office:value-type="string" calcext:value-type="string">
            <text:p><text:a xlink:href="https://en.wikipedia.org/wiki/∉" xlink:type="simple">∉</text:a> </text:p>
          </table:table-cell>
          <table:table-cell office:value-type="string" calcext:value-type="string">
            <text:p><text:a xlink:href="https://en.wikipedia.org/wiki/∊" xlink:type="simple">∊</text:a> </text:p>
          </table:table-cell>
          <table:table-cell office:value-type="string" calcext:value-type="string">
            <text:p><text:a xlink:href="https://en.wikipedia.org/wiki/∋" xlink:type="simple">∋</text:a> </text:p>
          </table:table-cell>
          <table:table-cell office:value-type="string" calcext:value-type="string">
            <text:p><text:a xlink:href="https://en.wikipedia.org/wiki/∌" xlink:type="simple">∌</text:a> </text:p>
          </table:table-cell>
          <table:table-cell office:value-type="string" calcext:value-type="string">
            <text:p><text:a xlink:href="https://en.wikipedia.org/wiki/∍" xlink:type="simple">∍</text:a> </text:p>
          </table:table-cell>
          <table:table-cell office:value-type="string" calcext:value-type="string">
            <text:p><text:a xlink:href="https://en.wikipedia.org/wiki/∎" xlink:type="simple">∎</text:a> </text:p>
          </table:table-cell>
          <table:table-cell office:value-type="string" calcext:value-type="string">
            <text:p><text:a xlink:href="https://en.wikipedia.org/wiki/∏" xlink:type="simple">∏</text:a> </text:p>
          </table:table-cell>
          <table:table-cell table:formula="of:=&quot;'&quot;&amp;[.B2]&amp;&quot;','&quot;&amp;[.C2]&amp;&quot;','&quot;&amp;[.D2]&amp;&quot;','&quot;&amp;[.E2]&amp;&quot;','&quot;&amp;[.F2]&amp;&quot;','&quot;&amp;[.G2]&amp;&quot;','&quot;&amp;[.H2]&amp;&quot;','&quot;&amp;[.I2]&amp;&quot;','&quot;&amp;[.J2]&amp;&quot;','&quot;&amp;[.K2]&amp;&quot;','&quot;&amp;[.L2]&amp;&quot;','&quot;&amp;[.M2]&amp;&quot;','&quot;&amp;[.N2]&amp;&quot;','&quot;&amp;[.O2]&amp;&quot;','&quot;&amp;[.P2]&amp;&quot;','&quot;&amp;[.Q2]&amp;&quot;','&quot;" office:value-type="string" office:string-value="'∀ ','∁ ','∂ ','∃ ','∄ ','∅ ','∆ ','∇ ','∈ ','∉ ','∊ ','∋ ','∌ ','∍ ','∎ ','∏ ','" calcext:value-type="string">
            <text:p>'∀ ','∁ ','∂ ','∃ ','∄ ','∅ ','∆ ','∇ ','∈ ','∉ ','∊ ','∋ ','∌ ','∍ ','∎ ','∏ ','</text:p>
          </table:table-cell>
        </table:table-row>
        <table:table-row table:style-name="ro1">
          <table:table-cell office:value-type="string" calcext:value-type="string">
            <text:p>U+221x </text:p>
          </table:table-cell>
          <table:table-cell office:value-type="string" calcext:value-type="string">
            <text:p><text:a xlink:href="https://en.wikipedia.org/wiki/∐" xlink:type="simple">∐</text:a> </text:p>
          </table:table-cell>
          <table:table-cell office:value-type="string" calcext:value-type="string">
            <text:p><text:a xlink:href="https://en.wikipedia.org/wiki/∑" xlink:type="simple">∑</text:a> </text:p>
          </table:table-cell>
          <table:table-cell office:value-type="string" calcext:value-type="string">
            <text:p><text:a xlink:href="https://en.wikipedia.org/wiki/−" xlink:type="simple">−</text:a> </text:p>
          </table:table-cell>
          <table:table-cell office:value-type="string" calcext:value-type="string">
            <text:p><text:a xlink:href="https://en.wikipedia.org/wiki/∓" xlink:type="simple">∓</text:a> </text:p>
          </table:table-cell>
          <table:table-cell office:value-type="string" calcext:value-type="string">
            <text:p><text:a xlink:href="https://en.wikipedia.org/wiki/∔" xlink:type="simple">∔</text:a> </text:p>
          </table:table-cell>
          <table:table-cell office:value-type="string" calcext:value-type="string">
            <text:p><text:a xlink:href="https://en.wikipedia.org/wiki/∕" xlink:type="simple">∕</text:a> </text:p>
          </table:table-cell>
          <table:table-cell office:value-type="string" calcext:value-type="string">
            <text:p><text:a xlink:href="https://en.wikipedia.org/wiki/∖" xlink:type="simple">∖</text:a> </text:p>
          </table:table-cell>
          <table:table-cell office:value-type="string" calcext:value-type="string">
            <text:p><text:a xlink:href="https://en.wikipedia.org/wiki/∗" xlink:type="simple">∗</text:a> </text:p>
          </table:table-cell>
          <table:table-cell office:value-type="string" calcext:value-type="string">
            <text:p><text:a xlink:href="https://en.wikipedia.org/wiki/∘" xlink:type="simple">∘</text:a> </text:p>
          </table:table-cell>
          <table:table-cell office:value-type="string" calcext:value-type="string">
            <text:p><text:a xlink:href="https://en.wikipedia.org/wiki/∙" xlink:type="simple">∙</text:a> </text:p>
          </table:table-cell>
          <table:table-cell office:value-type="string" calcext:value-type="string">
            <text:p><text:a xlink:href="https://en.wikipedia.org/wiki/√" xlink:type="simple">√</text:a> </text:p>
          </table:table-cell>
          <table:table-cell office:value-type="string" calcext:value-type="string">
            <text:p><text:a xlink:href="https://en.wikipedia.org/wiki/∛" xlink:type="simple">∛</text:a> </text:p>
          </table:table-cell>
          <table:table-cell office:value-type="string" calcext:value-type="string">
            <text:p><text:a xlink:href="https://en.wikipedia.org/wiki/∜" xlink:type="simple">∜</text:a> </text:p>
          </table:table-cell>
          <table:table-cell office:value-type="string" calcext:value-type="string">
            <text:p><text:a xlink:href="https://en.wikipedia.org/wiki/∝" xlink:type="simple">∝</text:a> </text:p>
          </table:table-cell>
          <table:table-cell office:value-type="string" calcext:value-type="string">
            <text:p><text:a xlink:href="https://en.wikipedia.org/wiki/∞" xlink:type="simple">∞</text:a> </text:p>
          </table:table-cell>
          <table:table-cell office:value-type="string" calcext:value-type="string">
            <text:p><text:a xlink:href="https://en.wikipedia.org/wiki/∟" xlink:type="simple">∟</text:a> </text:p>
          </table:table-cell>
          <table:table-cell table:formula="of:=&quot;'&quot;&amp;[.B3]&amp;&quot;','&quot;&amp;[.C3]&amp;&quot;','&quot;&amp;[.D3]&amp;&quot;','&quot;&amp;[.E3]&amp;&quot;','&quot;&amp;[.F3]&amp;&quot;','&quot;&amp;[.G3]&amp;&quot;','&quot;&amp;[.H3]&amp;&quot;','&quot;&amp;[.I3]&amp;&quot;','&quot;&amp;[.J3]&amp;&quot;','&quot;&amp;[.K3]&amp;&quot;','&quot;&amp;[.L3]&amp;&quot;','&quot;&amp;[.M3]&amp;&quot;','&quot;&amp;[.N3]&amp;&quot;','&quot;&amp;[.O3]&amp;&quot;','&quot;&amp;[.P3]&amp;&quot;','&quot;&amp;[.Q3]&amp;&quot;','&quot;" office:value-type="string" office:string-value="'∐ ','∑ ','− ','∓ ','∔ ','∕ ','∖ ','∗ ','∘ ','∙ ','√ ','∛ ','∜ ','∝ ','∞ ','∟ ','" calcext:value-type="string">
            <text:p>'∐ ','∑ ','− ','∓ ','∔ ','∕ ','∖ ','∗ ','∘ ','∙ ','√ ','∛ ','∜ ','∝ ','∞ ','∟ ','</text:p>
          </table:table-cell>
        </table:table-row>
        <table:table-row table:style-name="ro1">
          <table:table-cell office:value-type="string" calcext:value-type="string">
            <text:p>U+222x </text:p>
          </table:table-cell>
          <table:table-cell office:value-type="string" calcext:value-type="string">
            <text:p><text:a xlink:href="https://en.wikipedia.org/wiki/∠" xlink:type="simple">∠</text:a> </text:p>
          </table:table-cell>
          <table:table-cell office:value-type="string" calcext:value-type="string">
            <text:p><text:a xlink:href="https://en.wikipedia.org/wiki/∡" xlink:type="simple">∡</text:a> </text:p>
          </table:table-cell>
          <table:table-cell office:value-type="string" calcext:value-type="string">
            <text:p><text:a xlink:href="https://en.wikipedia.org/wiki/∢" xlink:type="simple">∢</text:a> </text:p>
          </table:table-cell>
          <table:table-cell office:value-type="string" calcext:value-type="string">
            <text:p><text:a xlink:href="https://en.wikipedia.org/wiki/∣" xlink:type="simple">∣</text:a> </text:p>
          </table:table-cell>
          <table:table-cell office:value-type="string" calcext:value-type="string">
            <text:p><text:a xlink:href="https://en.wikipedia.org/wiki/∤" xlink:type="simple">∤</text:a> </text:p>
          </table:table-cell>
          <table:table-cell office:value-type="string" calcext:value-type="string">
            <text:p><text:a xlink:href="https://en.wikipedia.org/wiki/∥" xlink:type="simple">∥</text:a> </text:p>
          </table:table-cell>
          <table:table-cell office:value-type="string" calcext:value-type="string">
            <text:p><text:a xlink:href="https://en.wikipedia.org/wiki/∦" xlink:type="simple">∦</text:a> </text:p>
          </table:table-cell>
          <table:table-cell office:value-type="string" calcext:value-type="string">
            <text:p><text:a xlink:href="https://en.wikipedia.org/wiki/∧" xlink:type="simple">∧</text:a> </text:p>
          </table:table-cell>
          <table:table-cell office:value-type="string" calcext:value-type="string">
            <text:p><text:a xlink:href="https://en.wikipedia.org/wiki/∨" xlink:type="simple">∨</text:a> </text:p>
          </table:table-cell>
          <table:table-cell office:value-type="string" calcext:value-type="string">
            <text:p><text:a xlink:href="https://en.wikipedia.org/wiki/∩" xlink:type="simple">∩</text:a> </text:p>
          </table:table-cell>
          <table:table-cell office:value-type="string" calcext:value-type="string">
            <text:p><text:a xlink:href="https://en.wikipedia.org/wiki/∪" xlink:type="simple">∪</text:a> </text:p>
          </table:table-cell>
          <table:table-cell office:value-type="string" calcext:value-type="string">
            <text:p><text:a xlink:href="https://en.wikipedia.org/wiki/∫" xlink:type="simple">∫</text:a> </text:p>
          </table:table-cell>
          <table:table-cell office:value-type="string" calcext:value-type="string">
            <text:p><text:a xlink:href="https://en.wikipedia.org/wiki/∬" xlink:type="simple">∬</text:a> </text:p>
          </table:table-cell>
          <table:table-cell office:value-type="string" calcext:value-type="string">
            <text:p><text:a xlink:href="https://en.wikipedia.org/wiki/∭" xlink:type="simple">∭</text:a> </text:p>
          </table:table-cell>
          <table:table-cell office:value-type="string" calcext:value-type="string">
            <text:p><text:a xlink:href="https://en.wikipedia.org/wiki/∮" xlink:type="simple">∮</text:a> </text:p>
          </table:table-cell>
          <table:table-cell office:value-type="string" calcext:value-type="string">
            <text:p><text:a xlink:href="https://en.wikipedia.org/wiki/∯" xlink:type="simple">∯</text:a> </text:p>
          </table:table-cell>
          <table:table-cell table:formula="of:=&quot;'&quot;&amp;[.B4]&amp;&quot;','&quot;&amp;[.C4]&amp;&quot;','&quot;&amp;[.D4]&amp;&quot;','&quot;&amp;[.E4]&amp;&quot;','&quot;&amp;[.F4]&amp;&quot;','&quot;&amp;[.G4]&amp;&quot;','&quot;&amp;[.H4]&amp;&quot;','&quot;&amp;[.I4]&amp;&quot;','&quot;&amp;[.J4]&amp;&quot;','&quot;&amp;[.K4]&amp;&quot;','&quot;&amp;[.L4]&amp;&quot;','&quot;&amp;[.M4]&amp;&quot;','&quot;&amp;[.N4]&amp;&quot;','&quot;&amp;[.O4]&amp;&quot;','&quot;&amp;[.P4]&amp;&quot;','&quot;&amp;[.Q4]&amp;&quot;','&quot;" office:value-type="string" office:string-value="'∠ ','∡ ','∢ ','∣ ','∤ ','∥ ','∦ ','∧ ','∨ ','∩ ','∪ ','∫ ','∬ ','∭ ','∮ ','∯ ','" calcext:value-type="string">
            <text:p>'∠ ','∡ ','∢ ','∣ ','∤ ','∥ ','∦ ','∧ ','∨ ','∩ ','∪ ','∫ ','∬ ','∭ ','∮ ','∯ ','</text:p>
          </table:table-cell>
        </table:table-row>
        <table:table-row table:style-name="ro1">
          <table:table-cell office:value-type="string" calcext:value-type="string">
            <text:p>U+223x </text:p>
          </table:table-cell>
          <table:table-cell office:value-type="string" calcext:value-type="string">
            <text:p><text:a xlink:href="https://en.wikipedia.org/wiki/∰" xlink:type="simple">∰</text:a> </text:p>
          </table:table-cell>
          <table:table-cell office:value-type="string" calcext:value-type="string">
            <text:p><text:a xlink:href="https://en.wikipedia.org/wiki/∱" xlink:type="simple">∱</text:a> </text:p>
          </table:table-cell>
          <table:table-cell office:value-type="string" calcext:value-type="string">
            <text:p><text:a xlink:href="https://en.wikipedia.org/wiki/∲" xlink:type="simple">∲</text:a> </text:p>
          </table:table-cell>
          <table:table-cell office:value-type="string" calcext:value-type="string">
            <text:p><text:a xlink:href="https://en.wikipedia.org/wiki/∳" xlink:type="simple">∳</text:a> </text:p>
          </table:table-cell>
          <table:table-cell office:value-type="string" calcext:value-type="string">
            <text:p><text:a xlink:href="https://en.wikipedia.org/wiki/∴" xlink:type="simple">∴</text:a> </text:p>
          </table:table-cell>
          <table:table-cell office:value-type="string" calcext:value-type="string">
            <text:p><text:a xlink:href="https://en.wikipedia.org/wiki/∵" xlink:type="simple">∵</text:a> </text:p>
          </table:table-cell>
          <table:table-cell office:value-type="string" calcext:value-type="string">
            <text:p><text:a xlink:href="https://en.wikipedia.org/wiki/∶" xlink:type="simple">∶</text:a> </text:p>
          </table:table-cell>
          <table:table-cell office:value-type="string" calcext:value-type="string">
            <text:p><text:a xlink:href="https://en.wikipedia.org/wiki/∷" xlink:type="simple">∷</text:a> </text:p>
          </table:table-cell>
          <table:table-cell office:value-type="string" calcext:value-type="string">
            <text:p><text:a xlink:href="https://en.wikipedia.org/wiki/∸" xlink:type="simple">∸</text:a> </text:p>
          </table:table-cell>
          <table:table-cell office:value-type="string" calcext:value-type="string">
            <text:p><text:a xlink:href="https://en.wikipedia.org/wiki/∹" xlink:type="simple">∹</text:a> </text:p>
          </table:table-cell>
          <table:table-cell office:value-type="string" calcext:value-type="string">
            <text:p><text:a xlink:href="https://en.wikipedia.org/wiki/∺" xlink:type="simple">∺</text:a> </text:p>
          </table:table-cell>
          <table:table-cell office:value-type="string" calcext:value-type="string">
            <text:p><text:a xlink:href="https://en.wikipedia.org/wiki/∻" xlink:type="simple">∻</text:a> </text:p>
          </table:table-cell>
          <table:table-cell office:value-type="string" calcext:value-type="string">
            <text:p><text:a xlink:href="https://en.wikipedia.org/wiki/∼" xlink:type="simple">∼</text:a> </text:p>
          </table:table-cell>
          <table:table-cell office:value-type="string" calcext:value-type="string">
            <text:p><text:a xlink:href="https://en.wikipedia.org/wiki/∽" xlink:type="simple">∽</text:a> </text:p>
          </table:table-cell>
          <table:table-cell office:value-type="string" calcext:value-type="string">
            <text:p><text:a xlink:href="https://en.wikipedia.org/w/index.php?title=∾&amp;action=edit&amp;redlink=1" xlink:type="simple">∾</text:a> </text:p>
          </table:table-cell>
          <table:table-cell office:value-type="string" calcext:value-type="string">
            <text:p><text:a xlink:href="https://en.wikipedia.org/wiki/∿" xlink:type="simple">∿</text:a> </text:p>
          </table:table-cell>
          <table:table-cell table:formula="of:=&quot;'&quot;&amp;[.B5]&amp;&quot;','&quot;&amp;[.C5]&amp;&quot;','&quot;&amp;[.D5]&amp;&quot;','&quot;&amp;[.E5]&amp;&quot;','&quot;&amp;[.F5]&amp;&quot;','&quot;&amp;[.G5]&amp;&quot;','&quot;&amp;[.H5]&amp;&quot;','&quot;&amp;[.I5]&amp;&quot;','&quot;&amp;[.J5]&amp;&quot;','&quot;&amp;[.K5]&amp;&quot;','&quot;&amp;[.L5]&amp;&quot;','&quot;&amp;[.M5]&amp;&quot;','&quot;&amp;[.N5]&amp;&quot;','&quot;&amp;[.O5]&amp;&quot;','&quot;&amp;[.P5]&amp;&quot;','&quot;&amp;[.Q5]&amp;&quot;','&quot;" office:value-type="string" office:string-value="'∰ ','∱ ','∲ ','∳ ','∴ ','∵ ','∶ ','∷ ','∸ ','∹ ','∺ ','∻ ','∼ ','∽ ','∾ ','∿ ','" calcext:value-type="string">
            <text:p>'∰ ','∱ ','∲ ','∳ ','∴ ','∵ ','∶ ','∷ ','∸ ','∹ ','∺ ','∻ ','∼ ','∽ ','∾ ','∿ ','</text:p>
          </table:table-cell>
        </table:table-row>
        <table:table-row table:style-name="ro1">
          <table:table-cell office:value-type="string" calcext:value-type="string">
            <text:p>U+224x </text:p>
          </table:table-cell>
          <table:table-cell office:value-type="string" calcext:value-type="string">
            <text:p><text:a xlink:href="https://en.wikipedia.org/wiki/≀" xlink:type="simple">≀</text:a> </text:p>
          </table:table-cell>
          <table:table-cell office:value-type="string" calcext:value-type="string">
            <text:p><text:a xlink:href="https://en.wikipedia.org/wiki/≁" xlink:type="simple">≁</text:a> </text:p>
          </table:table-cell>
          <table:table-cell office:value-type="string" calcext:value-type="string">
            <text:p><text:a xlink:href="https://en.wikipedia.org/wiki/≂" xlink:type="simple">≂</text:a> </text:p>
          </table:table-cell>
          <table:table-cell office:value-type="string" calcext:value-type="string">
            <text:p><text:a xlink:href="https://en.wikipedia.org/wiki/≃" xlink:type="simple">≃</text:a> </text:p>
          </table:table-cell>
          <table:table-cell office:value-type="string" calcext:value-type="string">
            <text:p><text:a xlink:href="https://en.wikipedia.org/wiki/≄" xlink:type="simple">≄</text:a> </text:p>
          </table:table-cell>
          <table:table-cell office:value-type="string" calcext:value-type="string">
            <text:p><text:a xlink:href="https://en.wikipedia.org/wiki/Congruence_(geometry)" xlink:type="simple">≅</text:a> </text:p>
          </table:table-cell>
          <table:table-cell office:value-type="string" calcext:value-type="string">
            <text:p><text:a xlink:href="https://en.wikipedia.org/wiki/Approximation#Unicode" xlink:type="simple">≆</text:a> </text:p>
          </table:table-cell>
          <table:table-cell office:value-type="string" calcext:value-type="string">
            <text:p><text:a xlink:href="https://en.wikipedia.org/wiki/≇" xlink:type="simple">≇</text:a> </text:p>
          </table:table-cell>
          <table:table-cell office:value-type="string" calcext:value-type="string">
            <text:p><text:a xlink:href="https://en.wikipedia.org/wiki/≈" xlink:type="simple">≈</text:a> </text:p>
          </table:table-cell>
          <table:table-cell office:value-type="string" calcext:value-type="string">
            <text:p><text:a xlink:href="https://en.wikipedia.org/wiki/≉" xlink:type="simple">≉</text:a> </text:p>
          </table:table-cell>
          <table:table-cell office:value-type="string" calcext:value-type="string">
            <text:p><text:a xlink:href="https://en.wikipedia.org/wiki/≊" xlink:type="simple">≊</text:a> </text:p>
          </table:table-cell>
          <table:table-cell office:value-type="string" calcext:value-type="string">
            <text:p><text:a xlink:href="https://en.wikipedia.org/wiki/≋" xlink:type="simple">≋</text:a> </text:p>
          </table:table-cell>
          <table:table-cell office:value-type="string" calcext:value-type="string">
            <text:p><text:a xlink:href="https://en.wikipedia.org/wiki/≌" xlink:type="simple">≌</text:a> </text:p>
          </table:table-cell>
          <table:table-cell office:value-type="string" calcext:value-type="string">
            <text:p><text:a xlink:href="https://en.wikipedia.org/wiki/≍" xlink:type="simple">≍</text:a> </text:p>
          </table:table-cell>
          <table:table-cell office:value-type="string" calcext:value-type="string">
            <text:p><text:a xlink:href="https://en.wikipedia.org/wiki/≎" xlink:type="simple">≎</text:a> </text:p>
          </table:table-cell>
          <table:table-cell office:value-type="string" calcext:value-type="string">
            <text:p><text:a xlink:href="https://en.wikipedia.org/wiki/Approximation#Unicode" xlink:type="simple">≏</text:a> </text:p>
          </table:table-cell>
          <table:table-cell table:formula="of:=&quot;'&quot;&amp;[.B6]&amp;&quot;','&quot;&amp;[.C6]&amp;&quot;','&quot;&amp;[.D6]&amp;&quot;','&quot;&amp;[.E6]&amp;&quot;','&quot;&amp;[.F6]&amp;&quot;','&quot;&amp;[.G6]&amp;&quot;','&quot;&amp;[.H6]&amp;&quot;','&quot;&amp;[.I6]&amp;&quot;','&quot;&amp;[.J6]&amp;&quot;','&quot;&amp;[.K6]&amp;&quot;','&quot;&amp;[.L6]&amp;&quot;','&quot;&amp;[.M6]&amp;&quot;','&quot;&amp;[.N6]&amp;&quot;','&quot;&amp;[.O6]&amp;&quot;','&quot;&amp;[.P6]&amp;&quot;','&quot;&amp;[.Q6]&amp;&quot;','&quot;" office:value-type="string" office:string-value="'≀ ','≁ ','≂ ','≃ ','≄ ','≅ ','≆ ','≇ ','≈ ','≉ ','≊ ','≋ ','≌ ','≍ ','≎ ','≏ ','" calcext:value-type="string">
            <text:p>'≀ ','≁ ','≂ ','≃ ','≄ ','≅ ','≆ ','≇ ','≈ ','≉ ','≊ ','≋ ','≌ ','≍ ','≎ ','≏ ','</text:p>
          </table:table-cell>
        </table:table-row>
        <table:table-row table:style-name="ro1">
          <table:table-cell office:value-type="string" calcext:value-type="string">
            <text:p>U+225x </text:p>
          </table:table-cell>
          <table:table-cell office:value-type="string" calcext:value-type="string">
            <text:p><text:a xlink:href="https://en.wikipedia.org/wiki/≐" xlink:type="simple">≐</text:a> </text:p>
          </table:table-cell>
          <table:table-cell office:value-type="string" calcext:value-type="string">
            <text:p><text:a xlink:href="https://en.wikipedia.org/wiki/≑" xlink:type="simple">≑</text:a> </text:p>
          </table:table-cell>
          <table:table-cell office:value-type="string" calcext:value-type="string">
            <text:p><text:a xlink:href="https://en.wikipedia.org/wiki/≒" xlink:type="simple">≒</text:a> </text:p>
          </table:table-cell>
          <table:table-cell office:value-type="string" calcext:value-type="string">
            <text:p><text:a xlink:href="https://en.wikipedia.org/wiki/≓" xlink:type="simple">≓</text:a> </text:p>
          </table:table-cell>
          <table:table-cell office:value-type="string" calcext:value-type="string">
            <text:p><text:a xlink:href="https://en.wikipedia.org/wiki/≔" xlink:type="simple">≔</text:a> </text:p>
          </table:table-cell>
          <table:table-cell office:value-type="string" calcext:value-type="string">
            <text:p><text:a xlink:href="https://en.wikipedia.org/wiki/≕" xlink:type="simple">≕</text:a> </text:p>
          </table:table-cell>
          <table:table-cell office:value-type="string" calcext:value-type="string">
            <text:p><text:a xlink:href="https://en.wikipedia.org/wiki/≖" xlink:type="simple">≖</text:a> </text:p>
          </table:table-cell>
          <table:table-cell office:value-type="string" calcext:value-type="string">
            <text:p><text:a xlink:href="https://en.wikipedia.org/wiki/≗" xlink:type="simple">≗</text:a> </text:p>
          </table:table-cell>
          <table:table-cell office:value-type="string" calcext:value-type="string">
            <text:p><text:a xlink:href="https://en.wikipedia.org/wiki/≘" xlink:type="simple">≘</text:a> </text:p>
          </table:table-cell>
          <table:table-cell office:value-type="string" calcext:value-type="string">
            <text:p><text:a xlink:href="https://en.wikipedia.org/wiki/≙" xlink:type="simple">≙</text:a> </text:p>
          </table:table-cell>
          <table:table-cell office:value-type="string" calcext:value-type="string">
            <text:p><text:a xlink:href="https://en.wikipedia.org/wiki/Equiangular_polygon" xlink:type="simple">≚</text:a> </text:p>
          </table:table-cell>
          <table:table-cell office:value-type="string" calcext:value-type="string">
            <text:p><text:a xlink:href="https://en.wikipedia.org/wiki/≛" xlink:type="simple">≛</text:a> </text:p>
          </table:table-cell>
          <table:table-cell office:value-type="string" calcext:value-type="string">
            <text:p><text:a xlink:href="https://en.wikipedia.org/wiki/≜" xlink:type="simple">≜</text:a> </text:p>
          </table:table-cell>
          <table:table-cell office:value-type="string" calcext:value-type="string">
            <text:p><text:a xlink:href="https://en.wikipedia.org/wiki/≝" xlink:type="simple">≝</text:a> </text:p>
          </table:table-cell>
          <table:table-cell office:value-type="string" calcext:value-type="string">
            <text:p><text:a xlink:href="https://en.wikipedia.org/wiki/≞" xlink:type="simple">≞</text:a> </text:p>
          </table:table-cell>
          <table:table-cell office:value-type="string" calcext:value-type="string">
            <text:p><text:a xlink:href="https://en.wikipedia.org/wiki/≟" xlink:type="simple">≟</text:a> </text:p>
          </table:table-cell>
          <table:table-cell table:formula="of:=&quot;'&quot;&amp;[.B7]&amp;&quot;','&quot;&amp;[.C7]&amp;&quot;','&quot;&amp;[.D7]&amp;&quot;','&quot;&amp;[.E7]&amp;&quot;','&quot;&amp;[.F7]&amp;&quot;','&quot;&amp;[.G7]&amp;&quot;','&quot;&amp;[.H7]&amp;&quot;','&quot;&amp;[.I7]&amp;&quot;','&quot;&amp;[.J7]&amp;&quot;','&quot;&amp;[.K7]&amp;&quot;','&quot;&amp;[.L7]&amp;&quot;','&quot;&amp;[.M7]&amp;&quot;','&quot;&amp;[.N7]&amp;&quot;','&quot;&amp;[.O7]&amp;&quot;','&quot;&amp;[.P7]&amp;&quot;','&quot;&amp;[.Q7]&amp;&quot;','&quot;" office:value-type="string" office:string-value="'≐ ','≑ ','≒ ','≓ ','≔ ','≕ ','≖ ','≗ ','≘ ','≙ ','≚ ','≛ ','≜ ','≝ ','≞ ','≟ ','" calcext:value-type="string">
            <text:p>'≐ ','≑ ','≒ ','≓ ','≔ ','≕ ','≖ ','≗ ','≘ ','≙ ','≚ ','≛ ','≜ ','≝ ','≞ ','≟ ','</text:p>
          </table:table-cell>
        </table:table-row>
        <table:table-row table:style-name="ro1">
          <table:table-cell office:value-type="string" calcext:value-type="string">
            <text:p>U+226x </text:p>
          </table:table-cell>
          <table:table-cell office:value-type="string" calcext:value-type="string">
            <text:p><text:a xlink:href="https://en.wikipedia.org/wiki/≠" xlink:type="simple">≠</text:a> </text:p>
          </table:table-cell>
          <table:table-cell office:value-type="string" calcext:value-type="string">
            <text:p><text:a xlink:href="https://en.wikipedia.org/wiki/Triple_bar" xlink:type="simple">≡</text:a> </text:p>
          </table:table-cell>
          <table:table-cell office:value-type="string" calcext:value-type="string">
            <text:p><text:a xlink:href="https://en.wikipedia.org/wiki/≢" xlink:type="simple">≢</text:a> </text:p>
          </table:table-cell>
          <table:table-cell office:value-type="string" calcext:value-type="string">
            <text:p><text:a xlink:href="https://en.wikipedia.org/wiki/≣" xlink:type="simple">≣</text:a> </text:p>
          </table:table-cell>
          <table:table-cell office:value-type="string" calcext:value-type="string">
            <text:p><text:a xlink:href="https://en.wikipedia.org/wiki/Inequality_(mathematics)" xlink:type="simple">≤</text:a> </text:p>
          </table:table-cell>
          <table:table-cell office:value-type="string" calcext:value-type="string">
            <text:p><text:a xlink:href="https://en.wikipedia.org/wiki/≥" xlink:type="simple">≥</text:a> </text:p>
          </table:table-cell>
          <table:table-cell office:value-type="string" calcext:value-type="string">
            <text:p><text:a xlink:href="https://en.wikipedia.org/wiki/≦" xlink:type="simple">≦</text:a> </text:p>
          </table:table-cell>
          <table:table-cell office:value-type="string" calcext:value-type="string">
            <text:p><text:a xlink:href="https://en.wikipedia.org/wiki/≧" xlink:type="simple">≧</text:a> </text:p>
          </table:table-cell>
          <table:table-cell office:value-type="string" calcext:value-type="string">
            <text:p><text:a xlink:href="https://en.wikipedia.org/wiki/≨" xlink:type="simple">≨</text:a> </text:p>
          </table:table-cell>
          <table:table-cell office:value-type="string" calcext:value-type="string">
            <text:p><text:a xlink:href="https://en.wikipedia.org/wiki/≩" xlink:type="simple">≩</text:a> </text:p>
          </table:table-cell>
          <table:table-cell office:value-type="string" calcext:value-type="string">
            <text:p><text:a xlink:href="https://en.wikipedia.org/wiki/≪" xlink:type="simple">≪</text:a> </text:p>
          </table:table-cell>
          <table:table-cell office:value-type="string" calcext:value-type="string">
            <text:p><text:a xlink:href="https://en.wikipedia.org/wiki/≫" xlink:type="simple">≫</text:a> </text:p>
          </table:table-cell>
          <table:table-cell office:value-type="string" calcext:value-type="string">
            <text:p><text:a xlink:href="https://en.wikipedia.org/wiki/≬" xlink:type="simple">≬</text:a> </text:p>
          </table:table-cell>
          <table:table-cell office:value-type="string" calcext:value-type="string">
            <text:p><text:a xlink:href="https://en.wikipedia.org/wiki/≭" xlink:type="simple">≭</text:a> </text:p>
          </table:table-cell>
          <table:table-cell office:value-type="string" calcext:value-type="string">
            <text:p><text:a xlink:href="https://en.wikipedia.org/wiki/≮" xlink:type="simple">≮</text:a> </text:p>
          </table:table-cell>
          <table:table-cell office:value-type="string" calcext:value-type="string">
            <text:p><text:a xlink:href="https://en.wikipedia.org/wiki/≯" xlink:type="simple">≯</text:a> </text:p>
          </table:table-cell>
          <table:table-cell table:formula="of:=&quot;'&quot;&amp;[.B8]&amp;&quot;','&quot;&amp;[.C8]&amp;&quot;','&quot;&amp;[.D8]&amp;&quot;','&quot;&amp;[.E8]&amp;&quot;','&quot;&amp;[.F8]&amp;&quot;','&quot;&amp;[.G8]&amp;&quot;','&quot;&amp;[.H8]&amp;&quot;','&quot;&amp;[.I8]&amp;&quot;','&quot;&amp;[.J8]&amp;&quot;','&quot;&amp;[.K8]&amp;&quot;','&quot;&amp;[.L8]&amp;&quot;','&quot;&amp;[.M8]&amp;&quot;','&quot;&amp;[.N8]&amp;&quot;','&quot;&amp;[.O8]&amp;&quot;','&quot;&amp;[.P8]&amp;&quot;','&quot;&amp;[.Q8]&amp;&quot;','&quot;" office:value-type="string" office:string-value="'≠ ','≡ ','≢ ','≣ ','≤ ','≥ ','≦ ','≧ ','≨ ','≩ ','≪ ','≫ ','≬ ','≭ ','≮ ','≯ ','" calcext:value-type="string">
            <text:p>'≠ ','≡ ','≢ ','≣ ','≤ ','≥ ','≦ ','≧ ','≨ ','≩ ','≪ ','≫ ','≬ ','≭ ','≮ ','≯ ','</text:p>
          </table:table-cell>
        </table:table-row>
        <table:table-row table:style-name="ro1">
          <table:table-cell office:value-type="string" calcext:value-type="string">
            <text:p>U+227x </text:p>
          </table:table-cell>
          <table:table-cell office:value-type="string" calcext:value-type="string">
            <text:p><text:a xlink:href="https://en.wikipedia.org/wiki/≰" xlink:type="simple">≰</text:a> </text:p>
          </table:table-cell>
          <table:table-cell office:value-type="string" calcext:value-type="string">
            <text:p><text:a xlink:href="https://en.wikipedia.org/wiki/≱" xlink:type="simple">≱</text:a> </text:p>
          </table:table-cell>
          <table:table-cell office:value-type="string" calcext:value-type="string">
            <text:p><text:a xlink:href="https://en.wikipedia.org/wiki/≲" xlink:type="simple">≲</text:a> </text:p>
          </table:table-cell>
          <table:table-cell office:value-type="string" calcext:value-type="string">
            <text:p><text:a xlink:href="https://en.wikipedia.org/wiki/≳" xlink:type="simple">≳</text:a> </text:p>
          </table:table-cell>
          <table:table-cell office:value-type="string" calcext:value-type="string">
            <text:p><text:a xlink:href="https://en.wikipedia.org/wiki/≴" xlink:type="simple">≴</text:a> </text:p>
          </table:table-cell>
          <table:table-cell office:value-type="string" calcext:value-type="string">
            <text:p><text:a xlink:href="https://en.wikipedia.org/wiki/≵" xlink:type="simple">≵</text:a> </text:p>
          </table:table-cell>
          <table:table-cell office:value-type="string" calcext:value-type="string">
            <text:p><text:a xlink:href="https://en.wikipedia.org/wiki/≶" xlink:type="simple">≶</text:a> </text:p>
          </table:table-cell>
          <table:table-cell office:value-type="string" calcext:value-type="string">
            <text:p><text:a xlink:href="https://en.wikipedia.org/wiki/≷" xlink:type="simple">≷</text:a> </text:p>
          </table:table-cell>
          <table:table-cell office:value-type="string" calcext:value-type="string">
            <text:p><text:a xlink:href="https://en.wikipedia.org/wiki/≸" xlink:type="simple">≸</text:a> </text:p>
          </table:table-cell>
          <table:table-cell office:value-type="string" calcext:value-type="string">
            <text:p><text:a xlink:href="https://en.wikipedia.org/wiki/≹" xlink:type="simple">≹</text:a> </text:p>
          </table:table-cell>
          <table:table-cell office:value-type="string" calcext:value-type="string">
            <text:p><text:a xlink:href="https://en.wikipedia.org/wiki/≺" xlink:type="simple">≺</text:a> </text:p>
          </table:table-cell>
          <table:table-cell office:value-type="string" calcext:value-type="string">
            <text:p><text:a xlink:href="https://en.wikipedia.org/wiki/≻" xlink:type="simple">≻</text:a> </text:p>
          </table:table-cell>
          <table:table-cell office:value-type="string" calcext:value-type="string">
            <text:p><text:a xlink:href="https://en.wikipedia.org/wiki/≼" xlink:type="simple">≼</text:a> </text:p>
          </table:table-cell>
          <table:table-cell office:value-type="string" calcext:value-type="string">
            <text:p><text:a xlink:href="https://en.wikipedia.org/wiki/≽" xlink:type="simple">≽</text:a> </text:p>
          </table:table-cell>
          <table:table-cell office:value-type="string" calcext:value-type="string">
            <text:p><text:a xlink:href="https://en.wikipedia.org/wiki/≾" xlink:type="simple">≾</text:a> </text:p>
          </table:table-cell>
          <table:table-cell office:value-type="string" calcext:value-type="string">
            <text:p><text:a xlink:href="https://en.wikipedia.org/wiki/≿" xlink:type="simple">≿</text:a> </text:p>
          </table:table-cell>
          <table:table-cell table:formula="of:=&quot;'&quot;&amp;[.B9]&amp;&quot;','&quot;&amp;[.C9]&amp;&quot;','&quot;&amp;[.D9]&amp;&quot;','&quot;&amp;[.E9]&amp;&quot;','&quot;&amp;[.F9]&amp;&quot;','&quot;&amp;[.G9]&amp;&quot;','&quot;&amp;[.H9]&amp;&quot;','&quot;&amp;[.I9]&amp;&quot;','&quot;&amp;[.J9]&amp;&quot;','&quot;&amp;[.K9]&amp;&quot;','&quot;&amp;[.L9]&amp;&quot;','&quot;&amp;[.M9]&amp;&quot;','&quot;&amp;[.N9]&amp;&quot;','&quot;&amp;[.O9]&amp;&quot;','&quot;&amp;[.P9]&amp;&quot;','&quot;&amp;[.Q9]&amp;&quot;','&quot;" office:value-type="string" office:string-value="'≰ ','≱ ','≲ ','≳ ','≴ ','≵ ','≶ ','≷ ','≸ ','≹ ','≺ ','≻ ','≼ ','≽ ','≾ ','≿ ','" calcext:value-type="string">
            <text:p>'≰ ','≱ ','≲ ','≳ ','≴ ','≵ ','≶ ','≷ ','≸ ','≹ ','≺ ','≻ ','≼ ','≽ ','≾ ','≿ ','</text:p>
          </table:table-cell>
        </table:table-row>
        <table:table-row table:style-name="ro1">
          <table:table-cell office:value-type="string" calcext:value-type="string">
            <text:p>U+228x </text:p>
          </table:table-cell>
          <table:table-cell office:value-type="string" calcext:value-type="string">
            <text:p><text:a xlink:href="https://en.wikipedia.org/wiki/⊀" xlink:type="simple">⊀</text:a> </text:p>
          </table:table-cell>
          <table:table-cell office:value-type="string" calcext:value-type="string">
            <text:p><text:a xlink:href="https://en.wikipedia.org/wiki/⊁" xlink:type="simple">⊁</text:a> </text:p>
          </table:table-cell>
          <table:table-cell office:value-type="string" calcext:value-type="string">
            <text:p><text:a xlink:href="https://en.wikipedia.org/wiki/⊂" xlink:type="simple">⊂</text:a> </text:p>
          </table:table-cell>
          <table:table-cell office:value-type="string" calcext:value-type="string">
            <text:p><text:a xlink:href="https://en.wikipedia.org/wiki/⊃" xlink:type="simple">⊃</text:a> </text:p>
          </table:table-cell>
          <table:table-cell office:value-type="string" calcext:value-type="string">
            <text:p><text:a xlink:href="https://en.wikipedia.org/wiki/⊄" xlink:type="simple">⊄</text:a> </text:p>
          </table:table-cell>
          <table:table-cell office:value-type="string" calcext:value-type="string">
            <text:p><text:a xlink:href="https://en.wikipedia.org/wiki/⊅" xlink:type="simple">⊅</text:a> </text:p>
          </table:table-cell>
          <table:table-cell office:value-type="string" calcext:value-type="string">
            <text:p><text:a xlink:href="https://en.wikipedia.org/wiki/⊆" xlink:type="simple">⊆</text:a> </text:p>
          </table:table-cell>
          <table:table-cell office:value-type="string" calcext:value-type="string">
            <text:p><text:a xlink:href="https://en.wikipedia.org/wiki/⊇" xlink:type="simple">⊇</text:a> </text:p>
          </table:table-cell>
          <table:table-cell office:value-type="string" calcext:value-type="string">
            <text:p><text:a xlink:href="https://en.wikipedia.org/wiki/⊈" xlink:type="simple">⊈</text:a> </text:p>
          </table:table-cell>
          <table:table-cell office:value-type="string" calcext:value-type="string">
            <text:p><text:a xlink:href="https://en.wikipedia.org/wiki/⊉" xlink:type="simple">⊉</text:a> </text:p>
          </table:table-cell>
          <table:table-cell office:value-type="string" calcext:value-type="string">
            <text:p><text:a xlink:href="https://en.wikipedia.org/wiki/⊊" xlink:type="simple">⊊</text:a> </text:p>
          </table:table-cell>
          <table:table-cell office:value-type="string" calcext:value-type="string">
            <text:p><text:a xlink:href="https://en.wikipedia.org/wiki/⊋" xlink:type="simple">⊋</text:a> </text:p>
          </table:table-cell>
          <table:table-cell office:value-type="string" calcext:value-type="string">
            <text:p><text:a xlink:href="https://en.wikipedia.org/wiki/⊌" xlink:type="simple">⊌</text:a> </text:p>
          </table:table-cell>
          <table:table-cell office:value-type="string" calcext:value-type="string">
            <text:p><text:a xlink:href="https://en.wikipedia.org/wiki/⊍" xlink:type="simple">⊍</text:a> </text:p>
          </table:table-cell>
          <table:table-cell office:value-type="string" calcext:value-type="string">
            <text:p><text:a xlink:href="https://en.wikipedia.org/wiki/⊎" xlink:type="simple">⊎</text:a> </text:p>
          </table:table-cell>
          <table:table-cell office:value-type="string" calcext:value-type="string">
            <text:p><text:a xlink:href="https://en.wikipedia.org/wiki/⊏" xlink:type="simple">⊏</text:a> </text:p>
          </table:table-cell>
          <table:table-cell table:formula="of:=&quot;'&quot;&amp;[.B10]&amp;&quot;','&quot;&amp;[.C10]&amp;&quot;','&quot;&amp;[.D10]&amp;&quot;','&quot;&amp;[.E10]&amp;&quot;','&quot;&amp;[.F10]&amp;&quot;','&quot;&amp;[.G10]&amp;&quot;','&quot;&amp;[.H10]&amp;&quot;','&quot;&amp;[.I10]&amp;&quot;','&quot;&amp;[.J10]&amp;&quot;','&quot;&amp;[.K10]&amp;&quot;','&quot;&amp;[.L10]&amp;&quot;','&quot;&amp;[.M10]&amp;&quot;','&quot;&amp;[.N10]&amp;&quot;','&quot;&amp;[.O10]&amp;&quot;','&quot;&amp;[.P10]&amp;&quot;','&quot;&amp;[.Q10]&amp;&quot;','&quot;" office:value-type="string" office:string-value="'⊀ ','⊁ ','⊂ ','⊃ ','⊄ ','⊅ ','⊆ ','⊇ ','⊈ ','⊉ ','⊊ ','⊋ ','⊌ ','⊍ ','⊎ ','⊏ ','" calcext:value-type="string">
            <text:p>'⊀ ','⊁ ','⊂ ','⊃ ','⊄ ','⊅ ','⊆ ','⊇ ','⊈ ','⊉ ','⊊ ','⊋ ','⊌ ','⊍ ','⊎ ','⊏ ','</text:p>
          </table:table-cell>
        </table:table-row>
        <table:table-row table:style-name="ro1">
          <table:table-cell office:value-type="string" calcext:value-type="string">
            <text:p>U+229x </text:p>
          </table:table-cell>
          <table:table-cell office:value-type="string" calcext:value-type="string">
            <text:p><text:a xlink:href="https://en.wikipedia.org/wiki/⊐" xlink:type="simple">⊐</text:a> </text:p>
          </table:table-cell>
          <table:table-cell office:value-type="string" calcext:value-type="string">
            <text:p><text:a xlink:href="https://en.wikipedia.org/wiki/⊑" xlink:type="simple">⊑</text:a> </text:p>
          </table:table-cell>
          <table:table-cell office:value-type="string" calcext:value-type="string">
            <text:p><text:a xlink:href="https://en.wikipedia.org/wiki/⊒" xlink:type="simple">⊒</text:a> </text:p>
          </table:table-cell>
          <table:table-cell office:value-type="string" calcext:value-type="string">
            <text:p><text:a xlink:href="https://en.wikipedia.org/wiki/⊓" xlink:type="simple">⊓</text:a> </text:p>
          </table:table-cell>
          <table:table-cell office:value-type="string" calcext:value-type="string">
            <text:p><text:a xlink:href="https://en.wikipedia.org/wiki/⊔" xlink:type="simple">⊔</text:a> </text:p>
          </table:table-cell>
          <table:table-cell office:value-type="string" calcext:value-type="string">
            <text:p><text:a xlink:href="https://en.wikipedia.org/wiki/⊕_(disambiguation)" xlink:type="simple">⊕</text:a> </text:p>
          </table:table-cell>
          <table:table-cell office:value-type="string" calcext:value-type="string">
            <text:p><text:a xlink:href="https://en.wikipedia.org/wiki/⊖_(disambiguation)" xlink:type="simple">⊖</text:a> </text:p>
          </table:table-cell>
          <table:table-cell office:value-type="string" calcext:value-type="string">
            <text:p><text:a xlink:href="https://en.wikipedia.org/wiki/⊗" xlink:type="simple">⊗</text:a> </text:p>
          </table:table-cell>
          <table:table-cell office:value-type="string" calcext:value-type="string">
            <text:p><text:a xlink:href="https://en.wikipedia.org/wiki/⊘" xlink:type="simple">⊘</text:a> </text:p>
          </table:table-cell>
          <table:table-cell office:value-type="string" calcext:value-type="string">
            <text:p><text:a xlink:href="https://en.wikipedia.org/wiki/XNOR_gate" xlink:type="simple">⊙</text:a> </text:p>
          </table:table-cell>
          <table:table-cell office:value-type="string" calcext:value-type="string">
            <text:p><text:a xlink:href="https://en.wikipedia.org/wiki/⊚" xlink:type="simple">⊚</text:a> </text:p>
          </table:table-cell>
          <table:table-cell office:value-type="string" calcext:value-type="string">
            <text:p><text:a xlink:href="https://en.wikipedia.org/wiki/⊛" xlink:type="simple">⊛</text:a> </text:p>
          </table:table-cell>
          <table:table-cell office:value-type="string" calcext:value-type="string">
            <text:p><text:a xlink:href="https://en.wikipedia.org/wiki/⊜" xlink:type="simple">⊜</text:a> </text:p>
          </table:table-cell>
          <table:table-cell office:value-type="string" calcext:value-type="string">
            <text:p><text:a xlink:href="https://en.wikipedia.org/wiki/⊝" xlink:type="simple">⊝</text:a> </text:p>
          </table:table-cell>
          <table:table-cell office:value-type="string" calcext:value-type="string">
            <text:p><text:a xlink:href="https://en.wikipedia.org/wiki/⊞" xlink:type="simple">⊞</text:a> </text:p>
          </table:table-cell>
          <table:table-cell office:value-type="string" calcext:value-type="string">
            <text:p><text:a xlink:href="https://en.wikipedia.org/wiki/⊟" xlink:type="simple">⊟</text:a> </text:p>
          </table:table-cell>
          <table:table-cell table:formula="of:=&quot;'&quot;&amp;[.B11]&amp;&quot;','&quot;&amp;[.C11]&amp;&quot;','&quot;&amp;[.D11]&amp;&quot;','&quot;&amp;[.E11]&amp;&quot;','&quot;&amp;[.F11]&amp;&quot;','&quot;&amp;[.G11]&amp;&quot;','&quot;&amp;[.H11]&amp;&quot;','&quot;&amp;[.I11]&amp;&quot;','&quot;&amp;[.J11]&amp;&quot;','&quot;&amp;[.K11]&amp;&quot;','&quot;&amp;[.L11]&amp;&quot;','&quot;&amp;[.M11]&amp;&quot;','&quot;&amp;[.N11]&amp;&quot;','&quot;&amp;[.O11]&amp;&quot;','&quot;&amp;[.P11]&amp;&quot;','&quot;&amp;[.Q11]&amp;&quot;','&quot;" office:value-type="string" office:string-value="'⊐ ','⊑ ','⊒ ','⊓ ','⊔ ','⊕ ','⊖ ','⊗ ','⊘ ','⊙ ','⊚ ','⊛ ','⊜ ','⊝ ','⊞ ','⊟ ','" calcext:value-type="string">
            <text:p>'⊐ ','⊑ ','⊒ ','⊓ ','⊔ ','⊕ ','⊖ ','⊗ ','⊘ ','⊙ ','⊚ ','⊛ ','⊜ ','⊝ ','⊞ ','⊟ ','</text:p>
          </table:table-cell>
        </table:table-row>
        <table:table-row table:style-name="ro1">
          <table:table-cell office:value-type="string" calcext:value-type="string">
            <text:p>U+22Ax </text:p>
          </table:table-cell>
          <table:table-cell office:value-type="string" calcext:value-type="string">
            <text:p><text:a xlink:href="https://en.wikipedia.org/wiki/⊠" xlink:type="simple">⊠</text:a> </text:p>
          </table:table-cell>
          <table:table-cell office:value-type="string" calcext:value-type="string">
            <text:p><text:a xlink:href="https://en.wikipedia.org/wiki/⊡" xlink:type="simple">⊡</text:a> </text:p>
          </table:table-cell>
          <table:table-cell office:value-type="string" calcext:value-type="string">
            <text:p><text:a xlink:href="https://en.wikipedia.org/wiki/⊢" xlink:type="simple">⊢</text:a> </text:p>
          </table:table-cell>
          <table:table-cell office:value-type="string" calcext:value-type="string">
            <text:p><text:a xlink:href="https://en.wikipedia.org/wiki/⊣" xlink:type="simple">⊣</text:a> </text:p>
          </table:table-cell>
          <table:table-cell office:value-type="string" calcext:value-type="string">
            <text:p><text:a xlink:href="https://en.wikipedia.org/wiki/⊤" xlink:type="simple">⊤</text:a> </text:p>
          </table:table-cell>
          <table:table-cell office:value-type="string" calcext:value-type="string">
            <text:p><text:a xlink:href="https://en.wikipedia.org/wiki/⊥" xlink:type="simple">⊥</text:a> </text:p>
          </table:table-cell>
          <table:table-cell office:value-type="string" calcext:value-type="string">
            <text:p><text:a xlink:href="https://en.wikipedia.org/wiki/⊦" xlink:type="simple">⊦</text:a> </text:p>
          </table:table-cell>
          <table:table-cell office:value-type="string" calcext:value-type="string">
            <text:p><text:a xlink:href="https://en.wikipedia.org/wiki/⊧" xlink:type="simple">⊧</text:a> </text:p>
          </table:table-cell>
          <table:table-cell office:value-type="string" calcext:value-type="string">
            <text:p><text:a xlink:href="https://en.wikipedia.org/wiki/⊨" xlink:type="simple">⊨</text:a> </text:p>
          </table:table-cell>
          <table:table-cell office:value-type="string" calcext:value-type="string">
            <text:p><text:a xlink:href="https://en.wikipedia.org/wiki/⊩" xlink:type="simple">⊩</text:a> </text:p>
          </table:table-cell>
          <table:table-cell office:value-type="string" calcext:value-type="string">
            <text:p><text:a xlink:href="https://en.wikipedia.org/wiki/⊪" xlink:type="simple">⊪</text:a> </text:p>
          </table:table-cell>
          <table:table-cell office:value-type="string" calcext:value-type="string">
            <text:p><text:a xlink:href="https://en.wikipedia.org/wiki/⊫" xlink:type="simple">⊫</text:a> </text:p>
          </table:table-cell>
          <table:table-cell office:value-type="string" calcext:value-type="string">
            <text:p><text:a xlink:href="https://en.wikipedia.org/wiki/⊬" xlink:type="simple">⊬</text:a> </text:p>
          </table:table-cell>
          <table:table-cell office:value-type="string" calcext:value-type="string">
            <text:p><text:a xlink:href="https://en.wikipedia.org/wiki/⊭" xlink:type="simple">⊭</text:a> </text:p>
          </table:table-cell>
          <table:table-cell office:value-type="string" calcext:value-type="string">
            <text:p><text:a xlink:href="https://en.wikipedia.org/wiki/⊮" xlink:type="simple">⊮</text:a> </text:p>
          </table:table-cell>
          <table:table-cell office:value-type="string" calcext:value-type="string">
            <text:p><text:a xlink:href="https://en.wikipedia.org/wiki/⊯" xlink:type="simple">⊯</text:a> </text:p>
          </table:table-cell>
          <table:table-cell table:formula="of:=&quot;'&quot;&amp;[.B12]&amp;&quot;','&quot;&amp;[.C12]&amp;&quot;','&quot;&amp;[.D12]&amp;&quot;','&quot;&amp;[.E12]&amp;&quot;','&quot;&amp;[.F12]&amp;&quot;','&quot;&amp;[.G12]&amp;&quot;','&quot;&amp;[.H12]&amp;&quot;','&quot;&amp;[.I12]&amp;&quot;','&quot;&amp;[.J12]&amp;&quot;','&quot;&amp;[.K12]&amp;&quot;','&quot;&amp;[.L12]&amp;&quot;','&quot;&amp;[.M12]&amp;&quot;','&quot;&amp;[.N12]&amp;&quot;','&quot;&amp;[.O12]&amp;&quot;','&quot;&amp;[.P12]&amp;&quot;','&quot;&amp;[.Q12]&amp;&quot;','&quot;" office:value-type="string" office:string-value="'⊠ ','⊡ ','⊢ ','⊣ ','⊤ ','⊥ ','⊦ ','⊧ ','⊨ ','⊩ ','⊪ ','⊫ ','⊬ ','⊭ ','⊮ ','⊯ ','" calcext:value-type="string">
            <text:p>'⊠ ','⊡ ','⊢ ','⊣ ','⊤ ','⊥ ','⊦ ','⊧ ','⊨ ','⊩ ','⊪ ','⊫ ','⊬ ','⊭ ','⊮ ','⊯ ','</text:p>
          </table:table-cell>
        </table:table-row>
        <table:table-row table:style-name="ro1">
          <table:table-cell office:value-type="string" calcext:value-type="string">
            <text:p>U+22Bx </text:p>
          </table:table-cell>
          <table:table-cell office:value-type="string" calcext:value-type="string">
            <text:p><text:a xlink:href="https://en.wikipedia.org/wiki/⊰" xlink:type="simple">⊰</text:a> </text:p>
          </table:table-cell>
          <table:table-cell office:value-type="string" calcext:value-type="string">
            <text:p><text:a xlink:href="https://en.wikipedia.org/wiki/⊱" xlink:type="simple">⊱</text:a> </text:p>
          </table:table-cell>
          <table:table-cell office:value-type="string" calcext:value-type="string">
            <text:p><text:a xlink:href="https://en.wikipedia.org/wiki/⊲" xlink:type="simple">⊲</text:a> </text:p>
          </table:table-cell>
          <table:table-cell office:value-type="string" calcext:value-type="string">
            <text:p><text:a xlink:href="https://en.wikipedia.org/wiki/⊳" xlink:type="simple">⊳</text:a> </text:p>
          </table:table-cell>
          <table:table-cell office:value-type="string" calcext:value-type="string">
            <text:p><text:a xlink:href="https://en.wikipedia.org/wiki/⊴" xlink:type="simple">⊴</text:a> </text:p>
          </table:table-cell>
          <table:table-cell office:value-type="string" calcext:value-type="string">
            <text:p><text:a xlink:href="https://en.wikipedia.org/wiki/⊵" xlink:type="simple">⊵</text:a> </text:p>
          </table:table-cell>
          <table:table-cell office:value-type="string" calcext:value-type="string">
            <text:p><text:a xlink:href="https://en.wikipedia.org/wiki/⊶" xlink:type="simple">⊶</text:a> </text:p>
          </table:table-cell>
          <table:table-cell office:value-type="string" calcext:value-type="string">
            <text:p><text:a xlink:href="https://en.wikipedia.org/wiki/⊷" xlink:type="simple">⊷</text:a> </text:p>
          </table:table-cell>
          <table:table-cell office:value-type="string" calcext:value-type="string">
            <text:p><text:a xlink:href="https://en.wikipedia.org/wiki/⊸" xlink:type="simple">⊸</text:a> </text:p>
          </table:table-cell>
          <table:table-cell office:value-type="string" calcext:value-type="string">
            <text:p><text:a xlink:href="https://en.wikipedia.org/wiki/⊹" xlink:type="simple">⊹</text:a> </text:p>
          </table:table-cell>
          <table:table-cell office:value-type="string" calcext:value-type="string">
            <text:p><text:a xlink:href="https://en.wikipedia.org/wiki/⊺" xlink:type="simple">⊺</text:a> </text:p>
          </table:table-cell>
          <table:table-cell office:value-type="string" calcext:value-type="string">
            <text:p><text:a xlink:href="https://en.wikipedia.org/wiki/⊻" xlink:type="simple">⊻</text:a> </text:p>
          </table:table-cell>
          <table:table-cell office:value-type="string" calcext:value-type="string">
            <text:p><text:a xlink:href="https://en.wikipedia.org/wiki/⊼" xlink:type="simple">⊼</text:a> </text:p>
          </table:table-cell>
          <table:table-cell office:value-type="string" calcext:value-type="string">
            <text:p><text:a xlink:href="https://en.wikipedia.org/wiki/⊽" xlink:type="simple">⊽</text:a> </text:p>
          </table:table-cell>
          <table:table-cell office:value-type="string" calcext:value-type="string">
            <text:p><text:a xlink:href="https://en.wikipedia.org/wiki/⊾" xlink:type="simple">⊾</text:a> </text:p>
          </table:table-cell>
          <table:table-cell office:value-type="string" calcext:value-type="string">
            <text:p><text:a xlink:href="https://en.wikipedia.org/wiki/Right_triangle" xlink:type="simple">⊿</text:a> </text:p>
          </table:table-cell>
          <table:table-cell table:formula="of:=&quot;'&quot;&amp;[.B13]&amp;&quot;','&quot;&amp;[.C13]&amp;&quot;','&quot;&amp;[.D13]&amp;&quot;','&quot;&amp;[.E13]&amp;&quot;','&quot;&amp;[.F13]&amp;&quot;','&quot;&amp;[.G13]&amp;&quot;','&quot;&amp;[.H13]&amp;&quot;','&quot;&amp;[.I13]&amp;&quot;','&quot;&amp;[.J13]&amp;&quot;','&quot;&amp;[.K13]&amp;&quot;','&quot;&amp;[.L13]&amp;&quot;','&quot;&amp;[.M13]&amp;&quot;','&quot;&amp;[.N13]&amp;&quot;','&quot;&amp;[.O13]&amp;&quot;','&quot;&amp;[.P13]&amp;&quot;','&quot;&amp;[.Q13]&amp;&quot;','&quot;" office:value-type="string" office:string-value="'⊰ ','⊱ ','⊲ ','⊳ ','⊴ ','⊵ ','⊶ ','⊷ ','⊸ ','⊹ ','⊺ ','⊻ ','⊼ ','⊽ ','⊾ ','⊿ ','" calcext:value-type="string">
            <text:p>'⊰ ','⊱ ','⊲ ','⊳ ','⊴ ','⊵ ','⊶ ','⊷ ','⊸ ','⊹ ','⊺ ','⊻ ','⊼ ','⊽ ','⊾ ','⊿ ','</text:p>
          </table:table-cell>
        </table:table-row>
        <table:table-row table:style-name="ro1">
          <table:table-cell office:value-type="string" calcext:value-type="string">
            <text:p>U+22Cx </text:p>
          </table:table-cell>
          <table:table-cell office:value-type="string" calcext:value-type="string">
            <text:p><text:a xlink:href="https://en.wikipedia.org/wiki/⋀" xlink:type="simple">⋀</text:a> </text:p>
          </table:table-cell>
          <table:table-cell office:value-type="string" calcext:value-type="string">
            <text:p><text:a xlink:href="https://en.wikipedia.org/wiki/⋁" xlink:type="simple">⋁</text:a> </text:p>
          </table:table-cell>
          <table:table-cell office:value-type="string" calcext:value-type="string">
            <text:p><text:a xlink:href="https://en.wikipedia.org/wiki/⋂" xlink:type="simple">⋂</text:a> </text:p>
          </table:table-cell>
          <table:table-cell office:value-type="string" calcext:value-type="string">
            <text:p><text:a xlink:href="https://en.wikipedia.org/wiki/⋃" xlink:type="simple">⋃</text:a> </text:p>
          </table:table-cell>
          <table:table-cell office:value-type="string" calcext:value-type="string">
            <text:p><text:a xlink:href="https://en.wikipedia.org/wiki/⋄" xlink:type="simple">⋄</text:a> </text:p>
          </table:table-cell>
          <table:table-cell office:value-type="string" calcext:value-type="string">
            <text:p><text:a xlink:href="https://en.wikipedia.org/wiki/⋅" xlink:type="simple">⋅</text:a> </text:p>
          </table:table-cell>
          <table:table-cell office:value-type="string" calcext:value-type="string">
            <text:p><text:a xlink:href="https://en.wikipedia.org/wiki/⋆" xlink:type="simple">⋆</text:a> </text:p>
          </table:table-cell>
          <table:table-cell office:value-type="string" calcext:value-type="string">
            <text:p><text:a xlink:href="https://en.wikipedia.org/wiki/⋇" xlink:type="simple">⋇</text:a> </text:p>
          </table:table-cell>
          <table:table-cell office:value-type="string" calcext:value-type="string">
            <text:p><text:a xlink:href="https://en.wikipedia.org/wiki/⋈" xlink:type="simple">⋈</text:a> </text:p>
          </table:table-cell>
          <table:table-cell office:value-type="string" calcext:value-type="string">
            <text:p><text:a xlink:href="https://en.wikipedia.org/wiki/⋉" xlink:type="simple">⋉</text:a> </text:p>
          </table:table-cell>
          <table:table-cell office:value-type="string" calcext:value-type="string">
            <text:p><text:a xlink:href="https://en.wikipedia.org/wiki/⋊" xlink:type="simple">⋊</text:a> </text:p>
          </table:table-cell>
          <table:table-cell office:value-type="string" calcext:value-type="string">
            <text:p><text:a xlink:href="https://en.wikipedia.org/wiki/⋋" xlink:type="simple">⋋</text:a> </text:p>
          </table:table-cell>
          <table:table-cell office:value-type="string" calcext:value-type="string">
            <text:p><text:a xlink:href="https://en.wikipedia.org/wiki/⋌" xlink:type="simple">⋌</text:a> </text:p>
          </table:table-cell>
          <table:table-cell office:value-type="string" calcext:value-type="string">
            <text:p><text:a xlink:href="https://en.wikipedia.org/wiki/⋍" xlink:type="simple">⋍</text:a> </text:p>
          </table:table-cell>
          <table:table-cell office:value-type="string" calcext:value-type="string">
            <text:p><text:a xlink:href="https://en.wikipedia.org/wiki/⋎" xlink:type="simple">⋎</text:a> </text:p>
          </table:table-cell>
          <table:table-cell office:value-type="string" calcext:value-type="string">
            <text:p><text:a xlink:href="https://en.wikipedia.org/wiki/⋏" xlink:type="simple">⋏</text:a> </text:p>
          </table:table-cell>
          <table:table-cell table:formula="of:=&quot;'&quot;&amp;[.B14]&amp;&quot;','&quot;&amp;[.C14]&amp;&quot;','&quot;&amp;[.D14]&amp;&quot;','&quot;&amp;[.E14]&amp;&quot;','&quot;&amp;[.F14]&amp;&quot;','&quot;&amp;[.G14]&amp;&quot;','&quot;&amp;[.H14]&amp;&quot;','&quot;&amp;[.I14]&amp;&quot;','&quot;&amp;[.J14]&amp;&quot;','&quot;&amp;[.K14]&amp;&quot;','&quot;&amp;[.L14]&amp;&quot;','&quot;&amp;[.M14]&amp;&quot;','&quot;&amp;[.N14]&amp;&quot;','&quot;&amp;[.O14]&amp;&quot;','&quot;&amp;[.P14]&amp;&quot;','&quot;&amp;[.Q14]&amp;&quot;','&quot;" office:value-type="string" office:string-value="'⋀ ','⋁ ','⋂ ','⋃ ','⋄ ','⋅ ','⋆ ','⋇ ','⋈ ','⋉ ','⋊ ','⋋ ','⋌ ','⋍ ','⋎ ','⋏ ','" calcext:value-type="string">
            <text:p>'⋀ ','⋁ ','⋂ ','⋃ ','⋄ ','⋅ ','⋆ ','⋇ ','⋈ ','⋉ ','⋊ ','⋋ ','⋌ ','⋍ ','⋎ ','⋏ ','</text:p>
          </table:table-cell>
        </table:table-row>
        <table:table-row table:style-name="ro1">
          <table:table-cell office:value-type="string" calcext:value-type="string">
            <text:p>U+22Dx </text:p>
          </table:table-cell>
          <table:table-cell office:value-type="string" calcext:value-type="string">
            <text:p><text:a xlink:href="https://en.wikipedia.org/wiki/⋐" xlink:type="simple">⋐</text:a> </text:p>
          </table:table-cell>
          <table:table-cell office:value-type="string" calcext:value-type="string">
            <text:p><text:a xlink:href="https://en.wikipedia.org/wiki/⋑" xlink:type="simple">⋑</text:a> </text:p>
          </table:table-cell>
          <table:table-cell office:value-type="string" calcext:value-type="string">
            <text:p><text:a xlink:href="https://en.wikipedia.org/wiki/⋒" xlink:type="simple">⋒</text:a> </text:p>
          </table:table-cell>
          <table:table-cell office:value-type="string" calcext:value-type="string">
            <text:p><text:a xlink:href="https://en.wikipedia.org/wiki/⋓" xlink:type="simple">⋓</text:a> </text:p>
          </table:table-cell>
          <table:table-cell office:value-type="string" calcext:value-type="string">
            <text:p><text:a xlink:href="https://en.wikipedia.org/wiki/⋔" xlink:type="simple">⋔</text:a> </text:p>
          </table:table-cell>
          <table:table-cell office:value-type="string" calcext:value-type="string">
            <text:p><text:a xlink:href="https://en.wikipedia.org/wiki/⋕" xlink:type="simple">⋕</text:a> </text:p>
          </table:table-cell>
          <table:table-cell office:value-type="string" calcext:value-type="string">
            <text:p>⋖ </text:p>
          </table:table-cell>
          <table:table-cell office:value-type="string" calcext:value-type="string">
            <text:p>⋗ </text:p>
          </table:table-cell>
          <table:table-cell office:value-type="string" calcext:value-type="string">
            <text:p>⋘ </text:p>
          </table:table-cell>
          <table:table-cell office:value-type="string" calcext:value-type="string">
            <text:p>⋙ </text:p>
          </table:table-cell>
          <table:table-cell office:value-type="string" calcext:value-type="string">
            <text:p>⋚ </text:p>
          </table:table-cell>
          <table:table-cell office:value-type="string" calcext:value-type="string">
            <text:p>⋛ </text:p>
          </table:table-cell>
          <table:table-cell office:value-type="string" calcext:value-type="string">
            <text:p>⋜ </text:p>
          </table:table-cell>
          <table:table-cell office:value-type="string" calcext:value-type="string">
            <text:p>⋝ </text:p>
          </table:table-cell>
          <table:table-cell office:value-type="string" calcext:value-type="string">
            <text:p><text:a xlink:href="https://en.wikipedia.org/wiki/⋞" xlink:type="simple">⋞</text:a> </text:p>
          </table:table-cell>
          <table:table-cell office:value-type="string" calcext:value-type="string">
            <text:p><text:a xlink:href="https://en.wikipedia.org/wiki/⋟" xlink:type="simple">⋟</text:a> </text:p>
          </table:table-cell>
          <table:table-cell table:formula="of:=&quot;'&quot;&amp;[.B15]&amp;&quot;','&quot;&amp;[.C15]&amp;&quot;','&quot;&amp;[.D15]&amp;&quot;','&quot;&amp;[.E15]&amp;&quot;','&quot;&amp;[.F15]&amp;&quot;','&quot;&amp;[.G15]&amp;&quot;','&quot;&amp;[.H15]&amp;&quot;','&quot;&amp;[.I15]&amp;&quot;','&quot;&amp;[.J15]&amp;&quot;','&quot;&amp;[.K15]&amp;&quot;','&quot;&amp;[.L15]&amp;&quot;','&quot;&amp;[.M15]&amp;&quot;','&quot;&amp;[.N15]&amp;&quot;','&quot;&amp;[.O15]&amp;&quot;','&quot;&amp;[.P15]&amp;&quot;','&quot;&amp;[.Q15]&amp;&quot;','&quot;" office:value-type="string" office:string-value="'⋐ ','⋑ ','⋒ ','⋓ ','⋔ ','⋕ ','⋖ ','⋗ ','⋘ ','⋙ ','⋚ ','⋛ ','⋜ ','⋝ ','⋞ ','⋟ ','" calcext:value-type="string">
            <text:p>'⋐ ','⋑ ','⋒ ','⋓ ','⋔ ','⋕ ','⋖ ','⋗ ','⋘ ','⋙ ','⋚ ','⋛ ','⋜ ','⋝ ','⋞ ','⋟ ','</text:p>
          </table:table-cell>
        </table:table-row>
        <table:table-row table:style-name="ro1">
          <table:table-cell office:value-type="string" calcext:value-type="string">
            <text:p>U+22Ex </text:p>
          </table:table-cell>
          <table:table-cell office:value-type="string" calcext:value-type="string">
            <text:p><text:a xlink:href="https://en.wikipedia.org/wiki/⋠" xlink:type="simple">⋠</text:a> </text:p>
          </table:table-cell>
          <table:table-cell office:value-type="string" calcext:value-type="string">
            <text:p><text:a xlink:href="https://en.wikipedia.org/wiki/⋡" xlink:type="simple">⋡</text:a> </text:p>
          </table:table-cell>
          <table:table-cell office:value-type="string" calcext:value-type="string">
            <text:p><text:a xlink:href="https://en.wikipedia.org/wiki/⋢" xlink:type="simple">⋢</text:a> </text:p>
          </table:table-cell>
          <table:table-cell office:value-type="string" calcext:value-type="string">
            <text:p><text:a xlink:href="https://en.wikipedia.org/wiki/⋣" xlink:type="simple">⋣</text:a> </text:p>
          </table:table-cell>
          <table:table-cell office:value-type="string" calcext:value-type="string">
            <text:p><text:a xlink:href="https://en.wikipedia.org/wiki/⋤" xlink:type="simple">⋤</text:a> </text:p>
          </table:table-cell>
          <table:table-cell office:value-type="string" calcext:value-type="string">
            <text:p><text:a xlink:href="https://en.wikipedia.org/wiki/⋥" xlink:type="simple">⋥</text:a> </text:p>
          </table:table-cell>
          <table:table-cell office:value-type="string" calcext:value-type="string">
            <text:p><text:a xlink:href="https://en.wikipedia.org/wiki/⋦" xlink:type="simple">⋦</text:a> </text:p>
          </table:table-cell>
          <table:table-cell office:value-type="string" calcext:value-type="string">
            <text:p><text:a xlink:href="https://en.wikipedia.org/wiki/⋧" xlink:type="simple">⋧</text:a> </text:p>
          </table:table-cell>
          <table:table-cell office:value-type="string" calcext:value-type="string">
            <text:p><text:a xlink:href="https://en.wikipedia.org/wiki/⋨" xlink:type="simple">⋨</text:a> </text:p>
          </table:table-cell>
          <table:table-cell office:value-type="string" calcext:value-type="string">
            <text:p><text:a xlink:href="https://en.wikipedia.org/wiki/⋩" xlink:type="simple">⋩</text:a> </text:p>
          </table:table-cell>
          <table:table-cell office:value-type="string" calcext:value-type="string">
            <text:p><text:a xlink:href="https://en.wikipedia.org/wiki/⋪" xlink:type="simple">⋪</text:a> </text:p>
          </table:table-cell>
          <table:table-cell office:value-type="string" calcext:value-type="string">
            <text:p><text:a xlink:href="https://en.wikipedia.org/wiki/⋫" xlink:type="simple">⋫</text:a> </text:p>
          </table:table-cell>
          <table:table-cell office:value-type="string" calcext:value-type="string">
            <text:p><text:a xlink:href="https://en.wikipedia.org/wiki/⋬" xlink:type="simple">⋬</text:a> </text:p>
          </table:table-cell>
          <table:table-cell office:value-type="string" calcext:value-type="string">
            <text:p><text:a xlink:href="https://en.wikipedia.org/wiki/⋭" xlink:type="simple">⋭</text:a> </text:p>
          </table:table-cell>
          <table:table-cell office:value-type="string" calcext:value-type="string">
            <text:p><text:a xlink:href="https://en.wikipedia.org/wiki/⋮" xlink:type="simple">⋮</text:a> </text:p>
          </table:table-cell>
          <table:table-cell office:value-type="string" calcext:value-type="string">
            <text:p><text:a xlink:href="https://en.wikipedia.org/wiki/⋯" xlink:type="simple">⋯</text:a> </text:p>
          </table:table-cell>
          <table:table-cell table:formula="of:=&quot;'&quot;&amp;[.B16]&amp;&quot;','&quot;&amp;[.C16]&amp;&quot;','&quot;&amp;[.D16]&amp;&quot;','&quot;&amp;[.E16]&amp;&quot;','&quot;&amp;[.F16]&amp;&quot;','&quot;&amp;[.G16]&amp;&quot;','&quot;&amp;[.H16]&amp;&quot;','&quot;&amp;[.I16]&amp;&quot;','&quot;&amp;[.J16]&amp;&quot;','&quot;&amp;[.K16]&amp;&quot;','&quot;&amp;[.L16]&amp;&quot;','&quot;&amp;[.M16]&amp;&quot;','&quot;&amp;[.N16]&amp;&quot;','&quot;&amp;[.O16]&amp;&quot;','&quot;&amp;[.P16]&amp;&quot;','&quot;&amp;[.Q16]&amp;&quot;','&quot;" office:value-type="string" office:string-value="'⋠ ','⋡ ','⋢ ','⋣ ','⋤ ','⋥ ','⋦ ','⋧ ','⋨ ','⋩ ','⋪ ','⋫ ','⋬ ','⋭ ','⋮ ','⋯ ','" calcext:value-type="string">
            <text:p>'⋠ ','⋡ ','⋢ ','⋣ ','⋤ ','⋥ ','⋦ ','⋧ ','⋨ ','⋩ ','⋪ ','⋫ ','⋬ ','⋭ ','⋮ ','⋯ ','</text:p>
          </table:table-cell>
        </table:table-row>
        <table:table-row table:style-name="ro1">
          <table:table-cell office:value-type="string" calcext:value-type="string">
            <text:p>U+22Fx </text:p>
          </table:table-cell>
          <table:table-cell office:value-type="string" calcext:value-type="string">
            <text:p><text:a xlink:href="https://en.wikipedia.org/wiki/⋰" xlink:type="simple">⋰</text:a> </text:p>
          </table:table-cell>
          <table:table-cell office:value-type="string" calcext:value-type="string">
            <text:p><text:a xlink:href="https://en.wikipedia.org/wiki/⋱" xlink:type="simple">⋱</text:a> </text:p>
          </table:table-cell>
          <table:table-cell office:value-type="string" calcext:value-type="string">
            <text:p><text:a xlink:href="https://en.wikipedia.org/wiki/⋲" xlink:type="simple">⋲</text:a> </text:p>
          </table:table-cell>
          <table:table-cell office:value-type="string" calcext:value-type="string">
            <text:p><text:a xlink:href="https://en.wikipedia.org/wiki/⋳" xlink:type="simple">⋳</text:a> </text:p>
          </table:table-cell>
          <table:table-cell office:value-type="string" calcext:value-type="string">
            <text:p><text:a xlink:href="https://en.wikipedia.org/wiki/⋴" xlink:type="simple">⋴</text:a> </text:p>
          </table:table-cell>
          <table:table-cell office:value-type="string" calcext:value-type="string">
            <text:p><text:a xlink:href="https://en.wikipedia.org/wiki/⋵" xlink:type="simple">⋵</text:a> </text:p>
          </table:table-cell>
          <table:table-cell office:value-type="string" calcext:value-type="string">
            <text:p><text:a xlink:href="https://en.wikipedia.org/wiki/⋶" xlink:type="simple">⋶</text:a> </text:p>
          </table:table-cell>
          <table:table-cell office:value-type="string" calcext:value-type="string">
            <text:p><text:a xlink:href="https://en.wikipedia.org/wiki/⋷" xlink:type="simple">⋷</text:a> </text:p>
          </table:table-cell>
          <table:table-cell office:value-type="string" calcext:value-type="string">
            <text:p><text:a xlink:href="https://en.wikipedia.org/wiki/⋸" xlink:type="simple">⋸</text:a> </text:p>
          </table:table-cell>
          <table:table-cell office:value-type="string" calcext:value-type="string">
            <text:p><text:a xlink:href="https://en.wikipedia.org/wiki/⋹" xlink:type="simple">⋹</text:a> </text:p>
          </table:table-cell>
          <table:table-cell office:value-type="string" calcext:value-type="string">
            <text:p><text:a xlink:href="https://en.wikipedia.org/wiki/⋺" xlink:type="simple">⋺</text:a> </text:p>
          </table:table-cell>
          <table:table-cell office:value-type="string" calcext:value-type="string">
            <text:p><text:a xlink:href="https://en.wikipedia.org/wiki/⋻" xlink:type="simple">⋻</text:a> </text:p>
          </table:table-cell>
          <table:table-cell office:value-type="string" calcext:value-type="string">
            <text:p><text:a xlink:href="https://en.wikipedia.org/wiki/⋼" xlink:type="simple">⋼</text:a> </text:p>
          </table:table-cell>
          <table:table-cell office:value-type="string" calcext:value-type="string">
            <text:p><text:a xlink:href="https://en.wikipedia.org/wiki/⋽" xlink:type="simple">⋽</text:a> </text:p>
          </table:table-cell>
          <table:table-cell office:value-type="string" calcext:value-type="string">
            <text:p><text:a xlink:href="https://en.wikipedia.org/wiki/⋾" xlink:type="simple">⋾</text:a> </text:p>
          </table:table-cell>
          <table:table-cell office:value-type="string" calcext:value-type="string">
            <text:p><text:a xlink:href="https://en.wikipedia.org/wiki/⋿" xlink:type="simple">⋿</text:a></text:p>
          </table:table-cell>
          <table:table-cell table:formula="of:=&quot;'&quot;&amp;[.B17]&amp;&quot;','&quot;&amp;[.C17]&amp;&quot;','&quot;&amp;[.D17]&amp;&quot;','&quot;&amp;[.E17]&amp;&quot;','&quot;&amp;[.F17]&amp;&quot;','&quot;&amp;[.G17]&amp;&quot;','&quot;&amp;[.H17]&amp;&quot;','&quot;&amp;[.I17]&amp;&quot;','&quot;&amp;[.J17]&amp;&quot;','&quot;&amp;[.K17]&amp;&quot;','&quot;&amp;[.L17]&amp;&quot;','&quot;&amp;[.M17]&amp;&quot;','&quot;&amp;[.N17]&amp;&quot;','&quot;&amp;[.O17]&amp;&quot;','&quot;&amp;[.P17]&amp;&quot;','&quot;&amp;[.Q17]&amp;&quot;','&quot;" office:value-type="string" office:string-value="'⋰ ','⋱ ','⋲ ','⋳ ','⋴ ','⋵ ','⋶ ','⋷ ','⋸ ','⋹ ','⋺ ','⋻ ','⋼ ','⋽ ','⋾ ','⋿','" calcext:value-type="string">
            <text:p>'⋰ ','⋱ ','⋲ ','⋳ ','⋴ ','⋵ ','⋶ ','⋷ ','⋸ ','⋹ ','⋺ ','⋻ ','⋼ ','⋽ ','⋾ ','⋿','</text:p>
          </table:table-cell>
        </table:table-row>
        <table:table-row table:style-name="ro1">
          <table:table-cell office:value-type="string" calcext:value-type="string">
            <text:p><text:a xlink:href="https://en.wikipedia.org/wiki/⨀" xlink:type="simple">⨀</text:a> </text:p>
          </table:table-cell>
          <table:table-cell office:value-type="string" calcext:value-type="string">
            <text:p>⨁ </text:p>
          </table:table-cell>
          <table:table-cell office:value-type="string" calcext:value-type="string">
            <text:p>⨂ </text:p>
          </table:table-cell>
          <table:table-cell office:value-type="string" calcext:value-type="string">
            <text:p>⨃ </text:p>
          </table:table-cell>
          <table:table-cell office:value-type="string" calcext:value-type="string">
            <text:p>⨄ </text:p>
          </table:table-cell>
          <table:table-cell office:value-type="string" calcext:value-type="string">
            <text:p>⨅ </text:p>
          </table:table-cell>
          <table:table-cell office:value-type="string" calcext:value-type="string">
            <text:p><text:a xlink:href="https://en.wikipedia.org/wiki/⨆" xlink:type="simple">⨆</text:a> </text:p>
          </table:table-cell>
          <table:table-cell office:value-type="string" calcext:value-type="string">
            <text:p>⨇ </text:p>
          </table:table-cell>
          <table:table-cell office:value-type="string" calcext:value-type="string">
            <text:p>⨈ </text:p>
          </table:table-cell>
          <table:table-cell office:value-type="string" calcext:value-type="string">
            <text:p>⨉ </text:p>
          </table:table-cell>
          <table:table-cell office:value-type="string" calcext:value-type="string">
            <text:p>⨊ </text:p>
          </table:table-cell>
          <table:table-cell office:value-type="string" calcext:value-type="string">
            <text:p>⨋ </text:p>
          </table:table-cell>
          <table:table-cell office:value-type="string" calcext:value-type="string">
            <text:p><text:a xlink:href="https://en.wikipedia.org/wiki/⨌" xlink:type="simple">⨌</text:a> </text:p>
          </table:table-cell>
          <table:table-cell office:value-type="string" calcext:value-type="string">
            <text:p>⨍ </text:p>
          </table:table-cell>
          <table:table-cell office:value-type="string" calcext:value-type="string">
            <text:p>⨎ </text:p>
          </table:table-cell>
          <table:table-cell office:value-type="string" calcext:value-type="string">
            <text:p>⨏ </text:p>
          </table:table-cell>
          <table:table-cell table:style-name="Default"/>
          <table:table-cell table:formula="of:=&quot;'&quot;&amp;[.B18]&amp;&quot;','&quot;&amp;[.C18]&amp;&quot;','&quot;&amp;[.D18]&amp;&quot;','&quot;&amp;[.E18]&amp;&quot;','&quot;&amp;[.F18]&amp;&quot;','&quot;&amp;[.G18]&amp;&quot;','&quot;&amp;[.H18]&amp;&quot;','&quot;&amp;[.I18]&amp;&quot;','&quot;&amp;[.J18]&amp;&quot;','&quot;&amp;[.K18]&amp;&quot;','&quot;&amp;[.L18]&amp;&quot;','&quot;&amp;[.M18]&amp;&quot;','&quot;&amp;[.N18]&amp;&quot;','&quot;&amp;[.O18]&amp;&quot;','&quot;&amp;[.P18]&amp;&quot;','&quot;&amp;[.Q18]&amp;&quot;','&quot;" office:value-type="string" office:string-value="'⨁ ','⨂ ','⨃ ','⨄ ','⨅ ','⨆ ','⨇ ','⨈ ','⨉ ','⨊ ','⨋ ','⨌ ','⨍ ','⨎ ','⨏ ','','" calcext:value-type="string">
            <text:p>'⨁ ','⨂ ','⨃ ','⨄ ','⨅ ','⨆ ','⨇ ','⨈ ','⨉ ','⨊ ','⨋ ','⨌ ','⨍ ','⨎ ','⨏ ','','</text:p>
          </table:table-cell>
        </table:table-row>
        <table:table-row table:style-name="ro1">
          <table:table-cell office:value-type="string" calcext:value-type="string">
            <text:p>U+2A1x </text:p>
          </table:table-cell>
          <table:table-cell office:value-type="string" calcext:value-type="string">
            <text:p>⨐ </text:p>
          </table:table-cell>
          <table:table-cell office:value-type="string" calcext:value-type="string">
            <text:p><text:a xlink:href="https://en.wikipedia.org/wiki/⨑" xlink:type="simple">⨑</text:a> </text:p>
          </table:table-cell>
          <table:table-cell office:value-type="string" calcext:value-type="string">
            <text:p>⨒ </text:p>
          </table:table-cell>
          <table:table-cell office:value-type="string" calcext:value-type="string">
            <text:p>⨓ </text:p>
          </table:table-cell>
          <table:table-cell office:value-type="string" calcext:value-type="string">
            <text:p>⨔ </text:p>
          </table:table-cell>
          <table:table-cell office:value-type="string" calcext:value-type="string">
            <text:p>⨕ </text:p>
          </table:table-cell>
          <table:table-cell office:value-type="string" calcext:value-type="string">
            <text:p>⨖ </text:p>
          </table:table-cell>
          <table:table-cell office:value-type="string" calcext:value-type="string">
            <text:p>⨗ </text:p>
          </table:table-cell>
          <table:table-cell office:value-type="string" calcext:value-type="string">
            <text:p>⨘ </text:p>
          </table:table-cell>
          <table:table-cell office:value-type="string" calcext:value-type="string">
            <text:p>⨙ </text:p>
          </table:table-cell>
          <table:table-cell office:value-type="string" calcext:value-type="string">
            <text:p>⨚ </text:p>
          </table:table-cell>
          <table:table-cell office:value-type="string" calcext:value-type="string">
            <text:p><text:a xlink:href="https://en.wikipedia.org/wiki/⨛" xlink:type="simple">⨛</text:a> </text:p>
          </table:table-cell>
          <table:table-cell office:value-type="string" calcext:value-type="string">
            <text:p><text:a xlink:href="https://en.wikipedia.org/wiki/⨜" xlink:type="simple">⨜</text:a> </text:p>
          </table:table-cell>
          <table:table-cell office:value-type="string" calcext:value-type="string">
            <text:p><text:a xlink:href="https://en.wikipedia.org/wiki/⨝" xlink:type="simple">⨝</text:a> </text:p>
          </table:table-cell>
          <table:table-cell office:value-type="string" calcext:value-type="string">
            <text:p>⨞ </text:p>
          </table:table-cell>
          <table:table-cell office:value-type="string" calcext:value-type="string">
            <text:p><text:a xlink:href="https://en.wikipedia.org/wiki/⨟" xlink:type="simple">⨟</text:a> </text:p>
          </table:table-cell>
          <table:table-cell table:formula="of:=&quot;'&quot;&amp;[.B19]&amp;&quot;','&quot;&amp;[.C19]&amp;&quot;','&quot;&amp;[.D19]&amp;&quot;','&quot;&amp;[.E19]&amp;&quot;','&quot;&amp;[.F19]&amp;&quot;','&quot;&amp;[.G19]&amp;&quot;','&quot;&amp;[.H19]&amp;&quot;','&quot;&amp;[.I19]&amp;&quot;','&quot;&amp;[.J19]&amp;&quot;','&quot;&amp;[.K19]&amp;&quot;','&quot;&amp;[.L19]&amp;&quot;','&quot;&amp;[.M19]&amp;&quot;','&quot;&amp;[.N19]&amp;&quot;','&quot;&amp;[.O19]&amp;&quot;','&quot;&amp;[.P19]&amp;&quot;','&quot;&amp;[.Q19]&amp;&quot;','&quot;" office:value-type="string" office:string-value="'⨐ ','⨑ ','⨒ ','⨓ ','⨔ ','⨕ ','⨖ ','⨗ ','⨘ ','⨙ ','⨚ ','⨛ ','⨜ ','⨝ ','⨞ ','⨟ ','" calcext:value-type="string">
            <text:p>'⨐ ','⨑ ','⨒ ','⨓ ','⨔ ','⨕ ','⨖ ','⨗ ','⨘ ','⨙ ','⨚ ','⨛ ','⨜ ','⨝ ','⨞ ','⨟ ','</text:p>
          </table:table-cell>
        </table:table-row>
        <table:table-row table:style-name="ro1">
          <table:table-cell office:value-type="string" calcext:value-type="string">
            <text:p>U+2A2x </text:p>
          </table:table-cell>
          <table:table-cell office:value-type="string" calcext:value-type="string">
            <text:p><text:a xlink:href="https://en.wikipedia.org/wiki/⨠" xlink:type="simple">⨠</text:a> </text:p>
          </table:table-cell>
          <table:table-cell office:value-type="string" calcext:value-type="string">
            <text:p><text:a xlink:href="https://en.wikipedia.org/wiki/⨡" xlink:type="simple">⨡</text:a> </text:p>
          </table:table-cell>
          <table:table-cell office:value-type="string" calcext:value-type="string">
            <text:p>⨢ </text:p>
          </table:table-cell>
          <table:table-cell office:value-type="string" calcext:value-type="string">
            <text:p>⨣ </text:p>
          </table:table-cell>
          <table:table-cell office:value-type="string" calcext:value-type="string">
            <text:p>⨤ </text:p>
          </table:table-cell>
          <table:table-cell office:value-type="string" calcext:value-type="string">
            <text:p>⨥ </text:p>
          </table:table-cell>
          <table:table-cell office:value-type="string" calcext:value-type="string">
            <text:p>⨦ </text:p>
          </table:table-cell>
          <table:table-cell office:value-type="string" calcext:value-type="string">
            <text:p><text:a xlink:href="https://en.wikipedia.org/wiki/⨧" xlink:type="simple">⨧</text:a> </text:p>
          </table:table-cell>
          <table:table-cell office:value-type="string" calcext:value-type="string">
            <text:p>⨨ </text:p>
          </table:table-cell>
          <table:table-cell office:value-type="string" calcext:value-type="string">
            <text:p>⨩ </text:p>
          </table:table-cell>
          <table:table-cell office:value-type="string" calcext:value-type="string">
            <text:p>⨪ </text:p>
          </table:table-cell>
          <table:table-cell office:value-type="string" calcext:value-type="string">
            <text:p>⨫ </text:p>
          </table:table-cell>
          <table:table-cell office:value-type="string" calcext:value-type="string">
            <text:p>⨬ </text:p>
          </table:table-cell>
          <table:table-cell office:value-type="string" calcext:value-type="string">
            <text:p>⨭ </text:p>
          </table:table-cell>
          <table:table-cell office:value-type="string" calcext:value-type="string">
            <text:p>⨮ </text:p>
          </table:table-cell>
          <table:table-cell office:value-type="string" calcext:value-type="string">
            <text:p><text:a xlink:href="https://en.wikipedia.org/wiki/⨯" xlink:type="simple">⨯</text:a> </text:p>
          </table:table-cell>
          <table:table-cell table:formula="of:=&quot;'&quot;&amp;[.B20]&amp;&quot;','&quot;&amp;[.C20]&amp;&quot;','&quot;&amp;[.D20]&amp;&quot;','&quot;&amp;[.E20]&amp;&quot;','&quot;&amp;[.F20]&amp;&quot;','&quot;&amp;[.G20]&amp;&quot;','&quot;&amp;[.H20]&amp;&quot;','&quot;&amp;[.I20]&amp;&quot;','&quot;&amp;[.J20]&amp;&quot;','&quot;&amp;[.K20]&amp;&quot;','&quot;&amp;[.L20]&amp;&quot;','&quot;&amp;[.M20]&amp;&quot;','&quot;&amp;[.N20]&amp;&quot;','&quot;&amp;[.O20]&amp;&quot;','&quot;&amp;[.P20]&amp;&quot;','&quot;&amp;[.Q20]&amp;&quot;','&quot;" office:value-type="string" office:string-value="'⨠ ','⨡ ','⨢ ','⨣ ','⨤ ','⨥ ','⨦ ','⨧ ','⨨ ','⨩ ','⨪ ','⨫ ','⨬ ','⨭ ','⨮ ','⨯ ','" calcext:value-type="string">
            <text:p>'⨠ ','⨡ ','⨢ ','⨣ ','⨤ ','⨥ ','⨦ ','⨧ ','⨨ ','⨩ ','⨪ ','⨫ ','⨬ ','⨭ ','⨮ ','⨯ ','</text:p>
          </table:table-cell>
        </table:table-row>
        <table:table-row table:style-name="ro1">
          <table:table-cell office:value-type="string" calcext:value-type="string">
            <text:p>U+2A3x </text:p>
          </table:table-cell>
          <table:table-cell office:value-type="string" calcext:value-type="string">
            <text:p>⨰ </text:p>
          </table:table-cell>
          <table:table-cell office:value-type="string" calcext:value-type="string">
            <text:p>⨱ </text:p>
          </table:table-cell>
          <table:table-cell office:value-type="string" calcext:value-type="string">
            <text:p>⨲ </text:p>
          </table:table-cell>
          <table:table-cell office:value-type="string" calcext:value-type="string">
            <text:p><text:a xlink:href="https://en.wikipedia.org/wiki/⨳" xlink:type="simple">⨳</text:a> </text:p>
          </table:table-cell>
          <table:table-cell office:value-type="string" calcext:value-type="string">
            <text:p>⨴ </text:p>
          </table:table-cell>
          <table:table-cell office:value-type="string" calcext:value-type="string">
            <text:p>⨵ </text:p>
          </table:table-cell>
          <table:table-cell office:value-type="string" calcext:value-type="string">
            <text:p>⨶ </text:p>
          </table:table-cell>
          <table:table-cell office:value-type="string" calcext:value-type="string">
            <text:p>⨷ </text:p>
          </table:table-cell>
          <table:table-cell office:value-type="string" calcext:value-type="string">
            <text:p>⨸ </text:p>
          </table:table-cell>
          <table:table-cell office:value-type="string" calcext:value-type="string">
            <text:p>⨹ </text:p>
          </table:table-cell>
          <table:table-cell office:value-type="string" calcext:value-type="string">
            <text:p>⨺ </text:p>
          </table:table-cell>
          <table:table-cell office:value-type="string" calcext:value-type="string">
            <text:p>⨻ </text:p>
          </table:table-cell>
          <table:table-cell office:value-type="string" calcext:value-type="string">
            <text:p><text:a xlink:href="https://en.wikipedia.org/wiki/⨼" xlink:type="simple">⨼</text:a> </text:p>
          </table:table-cell>
          <table:table-cell office:value-type="string" calcext:value-type="string">
            <text:p>⨽ </text:p>
          </table:table-cell>
          <table:table-cell office:value-type="string" calcext:value-type="string">
            <text:p><text:a xlink:href="https://en.wikipedia.org/wiki/⨾" xlink:type="simple">⨾</text:a> </text:p>
          </table:table-cell>
          <table:table-cell office:value-type="string" calcext:value-type="string">
            <text:p>⨿ </text:p>
          </table:table-cell>
          <table:table-cell table:formula="of:=&quot;'&quot;&amp;[.B21]&amp;&quot;','&quot;&amp;[.C21]&amp;&quot;','&quot;&amp;[.D21]&amp;&quot;','&quot;&amp;[.E21]&amp;&quot;','&quot;&amp;[.F21]&amp;&quot;','&quot;&amp;[.G21]&amp;&quot;','&quot;&amp;[.H21]&amp;&quot;','&quot;&amp;[.I21]&amp;&quot;','&quot;&amp;[.J21]&amp;&quot;','&quot;&amp;[.K21]&amp;&quot;','&quot;&amp;[.L21]&amp;&quot;','&quot;&amp;[.M21]&amp;&quot;','&quot;&amp;[.N21]&amp;&quot;','&quot;&amp;[.O21]&amp;&quot;','&quot;&amp;[.P21]&amp;&quot;','&quot;&amp;[.Q21]&amp;&quot;','&quot;" office:value-type="string" office:string-value="'⨰ ','⨱ ','⨲ ','⨳ ','⨴ ','⨵ ','⨶ ','⨷ ','⨸ ','⨹ ','⨺ ','⨻ ','⨼ ','⨽ ','⨾ ','⨿ ','" calcext:value-type="string">
            <text:p>'⨰ ','⨱ ','⨲ ','⨳ ','⨴ ','⨵ ','⨶ ','⨷ ','⨸ ','⨹ ','⨺ ','⨻ ','⨼ ','⨽ ','⨾ ','⨿ ','</text:p>
          </table:table-cell>
        </table:table-row>
        <table:table-row table:style-name="ro1">
          <table:table-cell office:value-type="string" calcext:value-type="string">
            <text:p>U+2A4x </text:p>
          </table:table-cell>
          <table:table-cell office:value-type="string" calcext:value-type="string">
            <text:p>⩀ </text:p>
          </table:table-cell>
          <table:table-cell office:value-type="string" calcext:value-type="string">
            <text:p>⩁ </text:p>
          </table:table-cell>
          <table:table-cell office:value-type="string" calcext:value-type="string">
            <text:p>⩂ </text:p>
          </table:table-cell>
          <table:table-cell office:value-type="string" calcext:value-type="string">
            <text:p>⩃ </text:p>
          </table:table-cell>
          <table:table-cell office:value-type="string" calcext:value-type="string">
            <text:p>⩄ </text:p>
          </table:table-cell>
          <table:table-cell office:value-type="string" calcext:value-type="string">
            <text:p>⩅ </text:p>
          </table:table-cell>
          <table:table-cell office:value-type="string" calcext:value-type="string">
            <text:p>⩆ </text:p>
          </table:table-cell>
          <table:table-cell office:value-type="string" calcext:value-type="string">
            <text:p>⩇ </text:p>
          </table:table-cell>
          <table:table-cell office:value-type="string" calcext:value-type="string">
            <text:p>⩈ </text:p>
          </table:table-cell>
          <table:table-cell office:value-type="string" calcext:value-type="string">
            <text:p>⩉ </text:p>
          </table:table-cell>
          <table:table-cell office:value-type="string" calcext:value-type="string">
            <text:p>⩊ </text:p>
          </table:table-cell>
          <table:table-cell office:value-type="string" calcext:value-type="string">
            <text:p>⩋ </text:p>
          </table:table-cell>
          <table:table-cell office:value-type="string" calcext:value-type="string">
            <text:p>⩌ </text:p>
          </table:table-cell>
          <table:table-cell office:value-type="string" calcext:value-type="string">
            <text:p>⩍ </text:p>
          </table:table-cell>
          <table:table-cell office:value-type="string" calcext:value-type="string">
            <text:p>⩎ </text:p>
          </table:table-cell>
          <table:table-cell office:value-type="string" calcext:value-type="string">
            <text:p>⩏ </text:p>
          </table:table-cell>
          <table:table-cell table:formula="of:=&quot;'&quot;&amp;[.B22]&amp;&quot;','&quot;&amp;[.C22]&amp;&quot;','&quot;&amp;[.D22]&amp;&quot;','&quot;&amp;[.E22]&amp;&quot;','&quot;&amp;[.F22]&amp;&quot;','&quot;&amp;[.G22]&amp;&quot;','&quot;&amp;[.H22]&amp;&quot;','&quot;&amp;[.I22]&amp;&quot;','&quot;&amp;[.J22]&amp;&quot;','&quot;&amp;[.K22]&amp;&quot;','&quot;&amp;[.L22]&amp;&quot;','&quot;&amp;[.M22]&amp;&quot;','&quot;&amp;[.N22]&amp;&quot;','&quot;&amp;[.O22]&amp;&quot;','&quot;&amp;[.P22]&amp;&quot;','&quot;&amp;[.Q22]&amp;&quot;','&quot;" office:value-type="string" office:string-value="'⩀ ','⩁ ','⩂ ','⩃ ','⩄ ','⩅ ','⩆ ','⩇ ','⩈ ','⩉ ','⩊ ','⩋ ','⩌ ','⩍ ','⩎ ','⩏ ','" calcext:value-type="string">
            <text:p>'⩀ ','⩁ ','⩂ ','⩃ ','⩄ ','⩅ ','⩆ ','⩇ ','⩈ ','⩉ ','⩊ ','⩋ ','⩌ ','⩍ ','⩎ ','⩏ ','</text:p>
          </table:table-cell>
        </table:table-row>
        <table:table-row table:style-name="ro1">
          <table:table-cell office:value-type="string" calcext:value-type="string">
            <text:p>U+2A5x </text:p>
          </table:table-cell>
          <table:table-cell office:value-type="string" calcext:value-type="string">
            <text:p>⩐ </text:p>
          </table:table-cell>
          <table:table-cell office:value-type="string" calcext:value-type="string">
            <text:p>⩑ </text:p>
          </table:table-cell>
          <table:table-cell office:value-type="string" calcext:value-type="string">
            <text:p>⩒ </text:p>
          </table:table-cell>
          <table:table-cell office:value-type="string" calcext:value-type="string">
            <text:p>⩓ </text:p>
          </table:table-cell>
          <table:table-cell office:value-type="string" calcext:value-type="string">
            <text:p>⩔ </text:p>
          </table:table-cell>
          <table:table-cell office:value-type="string" calcext:value-type="string">
            <text:p>⩕ </text:p>
          </table:table-cell>
          <table:table-cell office:value-type="string" calcext:value-type="string">
            <text:p>⩖ </text:p>
          </table:table-cell>
          <table:table-cell office:value-type="string" calcext:value-type="string">
            <text:p>⩗ </text:p>
          </table:table-cell>
          <table:table-cell office:value-type="string" calcext:value-type="string">
            <text:p>⩘ </text:p>
          </table:table-cell>
          <table:table-cell office:value-type="string" calcext:value-type="string">
            <text:p>⩙ </text:p>
          </table:table-cell>
          <table:table-cell office:value-type="string" calcext:value-type="string">
            <text:p>⩚ </text:p>
          </table:table-cell>
          <table:table-cell office:value-type="string" calcext:value-type="string">
            <text:p>⩛ </text:p>
          </table:table-cell>
          <table:table-cell office:value-type="string" calcext:value-type="string">
            <text:p>⩜ </text:p>
          </table:table-cell>
          <table:table-cell office:value-type="string" calcext:value-type="string">
            <text:p>⩝ </text:p>
          </table:table-cell>
          <table:table-cell office:value-type="string" calcext:value-type="string">
            <text:p>⩞ </text:p>
          </table:table-cell>
          <table:table-cell office:value-type="string" calcext:value-type="string">
            <text:p>⩟ </text:p>
          </table:table-cell>
          <table:table-cell table:formula="of:=&quot;'&quot;&amp;[.B23]&amp;&quot;','&quot;&amp;[.C23]&amp;&quot;','&quot;&amp;[.D23]&amp;&quot;','&quot;&amp;[.E23]&amp;&quot;','&quot;&amp;[.F23]&amp;&quot;','&quot;&amp;[.G23]&amp;&quot;','&quot;&amp;[.H23]&amp;&quot;','&quot;&amp;[.I23]&amp;&quot;','&quot;&amp;[.J23]&amp;&quot;','&quot;&amp;[.K23]&amp;&quot;','&quot;&amp;[.L23]&amp;&quot;','&quot;&amp;[.M23]&amp;&quot;','&quot;&amp;[.N23]&amp;&quot;','&quot;&amp;[.O23]&amp;&quot;','&quot;&amp;[.P23]&amp;&quot;','&quot;&amp;[.Q23]&amp;&quot;','&quot;" office:value-type="string" office:string-value="'⩐ ','⩑ ','⩒ ','⩓ ','⩔ ','⩕ ','⩖ ','⩗ ','⩘ ','⩙ ','⩚ ','⩛ ','⩜ ','⩝ ','⩞ ','⩟ ','" calcext:value-type="string">
            <text:p>'⩐ ','⩑ ','⩒ ','⩓ ','⩔ ','⩕ ','⩖ ','⩗ ','⩘ ','⩙ ','⩚ ','⩛ ','⩜ ','⩝ ','⩞ ','⩟ ','</text:p>
          </table:table-cell>
        </table:table-row>
        <table:table-row table:style-name="ro1">
          <table:table-cell office:value-type="string" calcext:value-type="string">
            <text:p>U+2A6x </text:p>
          </table:table-cell>
          <table:table-cell office:value-type="string" calcext:value-type="string">
            <text:p>⩠ </text:p>
          </table:table-cell>
          <table:table-cell office:value-type="string" calcext:value-type="string">
            <text:p>⩡ </text:p>
          </table:table-cell>
          <table:table-cell office:value-type="string" calcext:value-type="string">
            <text:p>⩢ </text:p>
          </table:table-cell>
          <table:table-cell office:value-type="string" calcext:value-type="string">
            <text:p>⩣ </text:p>
          </table:table-cell>
          <table:table-cell office:value-type="string" calcext:value-type="string">
            <text:p><text:a xlink:href="https://en.wikipedia.org/wiki/⩤" xlink:type="simple">⩤</text:a> </text:p>
          </table:table-cell>
          <table:table-cell office:value-type="string" calcext:value-type="string">
            <text:p><text:a xlink:href="https://en.wikipedia.org/wiki/⩥" xlink:type="simple">⩥</text:a> </text:p>
          </table:table-cell>
          <table:table-cell office:value-type="string" calcext:value-type="string">
            <text:p>⩦ </text:p>
          </table:table-cell>
          <table:table-cell office:value-type="string" calcext:value-type="string">
            <text:p>⩧ </text:p>
          </table:table-cell>
          <table:table-cell office:value-type="string" calcext:value-type="string">
            <text:p>⩨ </text:p>
          </table:table-cell>
          <table:table-cell office:value-type="string" calcext:value-type="string">
            <text:p>⩩ </text:p>
          </table:table-cell>
          <table:table-cell office:value-type="string" calcext:value-type="string">
            <text:p>⩪ </text:p>
          </table:table-cell>
          <table:table-cell office:value-type="string" calcext:value-type="string">
            <text:p>⩫ </text:p>
          </table:table-cell>
          <table:table-cell office:value-type="string" calcext:value-type="string">
            <text:p>⩬ </text:p>
          </table:table-cell>
          <table:table-cell office:value-type="string" calcext:value-type="string">
            <text:p>⩭ </text:p>
          </table:table-cell>
          <table:table-cell office:value-type="string" calcext:value-type="string">
            <text:p>⩮ </text:p>
          </table:table-cell>
          <table:table-cell office:value-type="string" calcext:value-type="string">
            <text:p>⩯ </text:p>
          </table:table-cell>
          <table:table-cell table:formula="of:=&quot;'&quot;&amp;[.B24]&amp;&quot;','&quot;&amp;[.C24]&amp;&quot;','&quot;&amp;[.D24]&amp;&quot;','&quot;&amp;[.E24]&amp;&quot;','&quot;&amp;[.F24]&amp;&quot;','&quot;&amp;[.G24]&amp;&quot;','&quot;&amp;[.H24]&amp;&quot;','&quot;&amp;[.I24]&amp;&quot;','&quot;&amp;[.J24]&amp;&quot;','&quot;&amp;[.K24]&amp;&quot;','&quot;&amp;[.L24]&amp;&quot;','&quot;&amp;[.M24]&amp;&quot;','&quot;&amp;[.N24]&amp;&quot;','&quot;&amp;[.O24]&amp;&quot;','&quot;&amp;[.P24]&amp;&quot;','&quot;&amp;[.Q24]&amp;&quot;','&quot;" office:value-type="string" office:string-value="'⩠ ','⩡ ','⩢ ','⩣ ','⩤ ','⩥ ','⩦ ','⩧ ','⩨ ','⩩ ','⩪ ','⩫ ','⩬ ','⩭ ','⩮ ','⩯ ','" calcext:value-type="string">
            <text:p>'⩠ ','⩡ ','⩢ ','⩣ ','⩤ ','⩥ ','⩦ ','⩧ ','⩨ ','⩩ ','⩪ ','⩫ ','⩬ ','⩭ ','⩮ ','⩯ ','</text:p>
          </table:table-cell>
        </table:table-row>
        <table:table-row table:style-name="ro1">
          <table:table-cell office:value-type="string" calcext:value-type="string">
            <text:p>U+2A7x </text:p>
          </table:table-cell>
          <table:table-cell office:value-type="string" calcext:value-type="string">
            <text:p>⩰ </text:p>
          </table:table-cell>
          <table:table-cell office:value-type="string" calcext:value-type="string">
            <text:p>⩱ </text:p>
          </table:table-cell>
          <table:table-cell office:value-type="string" calcext:value-type="string">
            <text:p>⩲ </text:p>
          </table:table-cell>
          <table:table-cell office:value-type="string" calcext:value-type="string">
            <text:p>⩳ </text:p>
          </table:table-cell>
          <table:table-cell office:value-type="string" calcext:value-type="string">
            <text:p>⩴ </text:p>
          </table:table-cell>
          <table:table-cell office:value-type="string" calcext:value-type="string">
            <text:p><text:a xlink:href="https://en.wikipedia.org/wiki/⩵" xlink:type="simple">⩵</text:a> </text:p>
          </table:table-cell>
          <table:table-cell office:value-type="string" calcext:value-type="string">
            <text:p><text:a xlink:href="https://en.wikipedia.org/wiki/⩶" xlink:type="simple">⩶</text:a> </text:p>
          </table:table-cell>
          <table:table-cell office:value-type="string" calcext:value-type="string">
            <text:p>⩷ </text:p>
          </table:table-cell>
          <table:table-cell office:value-type="string" calcext:value-type="string">
            <text:p>⩸ </text:p>
          </table:table-cell>
          <table:table-cell office:value-type="string" calcext:value-type="string">
            <text:p>⩹ </text:p>
          </table:table-cell>
          <table:table-cell office:value-type="string" calcext:value-type="string">
            <text:p>⩺ </text:p>
          </table:table-cell>
          <table:table-cell office:value-type="string" calcext:value-type="string">
            <text:p>⩻ </text:p>
          </table:table-cell>
          <table:table-cell office:value-type="string" calcext:value-type="string">
            <text:p>⩼ </text:p>
          </table:table-cell>
          <table:table-cell office:value-type="string" calcext:value-type="string">
            <text:p>⩽ </text:p>
          </table:table-cell>
          <table:table-cell office:value-type="string" calcext:value-type="string">
            <text:p>⩾ </text:p>
          </table:table-cell>
          <table:table-cell office:value-type="string" calcext:value-type="string">
            <text:p>⩿ </text:p>
          </table:table-cell>
          <table:table-cell table:formula="of:=&quot;'&quot;&amp;[.B25]&amp;&quot;','&quot;&amp;[.C25]&amp;&quot;','&quot;&amp;[.D25]&amp;&quot;','&quot;&amp;[.E25]&amp;&quot;','&quot;&amp;[.F25]&amp;&quot;','&quot;&amp;[.G25]&amp;&quot;','&quot;&amp;[.H25]&amp;&quot;','&quot;&amp;[.I25]&amp;&quot;','&quot;&amp;[.J25]&amp;&quot;','&quot;&amp;[.K25]&amp;&quot;','&quot;&amp;[.L25]&amp;&quot;','&quot;&amp;[.M25]&amp;&quot;','&quot;&amp;[.N25]&amp;&quot;','&quot;&amp;[.O25]&amp;&quot;','&quot;&amp;[.P25]&amp;&quot;','&quot;&amp;[.Q25]&amp;&quot;','&quot;" office:value-type="string" office:string-value="'⩰ ','⩱ ','⩲ ','⩳ ','⩴ ','⩵ ','⩶ ','⩷ ','⩸ ','⩹ ','⩺ ','⩻ ','⩼ ','⩽ ','⩾ ','⩿ ','" calcext:value-type="string">
            <text:p>'⩰ ','⩱ ','⩲ ','⩳ ','⩴ ','⩵ ','⩶ ','⩷ ','⩸ ','⩹ ','⩺ ','⩻ ','⩼ ','⩽ ','⩾ ','⩿ ','</text:p>
          </table:table-cell>
        </table:table-row>
        <table:table-row table:style-name="ro1">
          <table:table-cell office:value-type="string" calcext:value-type="string">
            <text:p>U+2A8x </text:p>
          </table:table-cell>
          <table:table-cell office:value-type="string" calcext:value-type="string">
            <text:p>⪀ </text:p>
          </table:table-cell>
          <table:table-cell office:value-type="string" calcext:value-type="string">
            <text:p>⪁ </text:p>
          </table:table-cell>
          <table:table-cell office:value-type="string" calcext:value-type="string">
            <text:p>⪂ </text:p>
          </table:table-cell>
          <table:table-cell office:value-type="string" calcext:value-type="string">
            <text:p>⪃ </text:p>
          </table:table-cell>
          <table:table-cell office:value-type="string" calcext:value-type="string">
            <text:p>⪄ </text:p>
          </table:table-cell>
          <table:table-cell office:value-type="string" calcext:value-type="string">
            <text:p>⪅ </text:p>
          </table:table-cell>
          <table:table-cell office:value-type="string" calcext:value-type="string">
            <text:p>⪆ </text:p>
          </table:table-cell>
          <table:table-cell office:value-type="string" calcext:value-type="string">
            <text:p>⪇ </text:p>
          </table:table-cell>
          <table:table-cell office:value-type="string" calcext:value-type="string">
            <text:p>⪈ </text:p>
          </table:table-cell>
          <table:table-cell office:value-type="string" calcext:value-type="string">
            <text:p>⪉ </text:p>
          </table:table-cell>
          <table:table-cell office:value-type="string" calcext:value-type="string">
            <text:p>⪊ </text:p>
          </table:table-cell>
          <table:table-cell office:value-type="string" calcext:value-type="string">
            <text:p>⪋ </text:p>
          </table:table-cell>
          <table:table-cell office:value-type="string" calcext:value-type="string">
            <text:p>⪌ </text:p>
          </table:table-cell>
          <table:table-cell office:value-type="string" calcext:value-type="string">
            <text:p>⪍ </text:p>
          </table:table-cell>
          <table:table-cell office:value-type="string" calcext:value-type="string">
            <text:p>⪎ </text:p>
          </table:table-cell>
          <table:table-cell office:value-type="string" calcext:value-type="string">
            <text:p>⪏ </text:p>
          </table:table-cell>
          <table:table-cell table:formula="of:=&quot;'&quot;&amp;[.B26]&amp;&quot;','&quot;&amp;[.C26]&amp;&quot;','&quot;&amp;[.D26]&amp;&quot;','&quot;&amp;[.E26]&amp;&quot;','&quot;&amp;[.F26]&amp;&quot;','&quot;&amp;[.G26]&amp;&quot;','&quot;&amp;[.H26]&amp;&quot;','&quot;&amp;[.I26]&amp;&quot;','&quot;&amp;[.J26]&amp;&quot;','&quot;&amp;[.K26]&amp;&quot;','&quot;&amp;[.L26]&amp;&quot;','&quot;&amp;[.M26]&amp;&quot;','&quot;&amp;[.N26]&amp;&quot;','&quot;&amp;[.O26]&amp;&quot;','&quot;&amp;[.P26]&amp;&quot;','&quot;&amp;[.Q26]&amp;&quot;','&quot;" office:value-type="string" office:string-value="'⪀ ','⪁ ','⪂ ','⪃ ','⪄ ','⪅ ','⪆ ','⪇ ','⪈ ','⪉ ','⪊ ','⪋ ','⪌ ','⪍ ','⪎ ','⪏ ','" calcext:value-type="string">
            <text:p>'⪀ ','⪁ ','⪂ ','⪃ ','⪄ ','⪅ ','⪆ ','⪇ ','⪈ ','⪉ ','⪊ ','⪋ ','⪌ ','⪍ ','⪎ ','⪏ ','</text:p>
          </table:table-cell>
        </table:table-row>
        <table:table-row table:style-name="ro1">
          <table:table-cell office:value-type="string" calcext:value-type="string">
            <text:p>U+2A9x </text:p>
          </table:table-cell>
          <table:table-cell office:value-type="string" calcext:value-type="string">
            <text:p>⪐ </text:p>
          </table:table-cell>
          <table:table-cell office:value-type="string" calcext:value-type="string">
            <text:p>⪑ </text:p>
          </table:table-cell>
          <table:table-cell office:value-type="string" calcext:value-type="string">
            <text:p>⪒ </text:p>
          </table:table-cell>
          <table:table-cell office:value-type="string" calcext:value-type="string">
            <text:p>⪓ </text:p>
          </table:table-cell>
          <table:table-cell office:value-type="string" calcext:value-type="string">
            <text:p>⪔ </text:p>
          </table:table-cell>
          <table:table-cell office:value-type="string" calcext:value-type="string">
            <text:p>⪕ </text:p>
          </table:table-cell>
          <table:table-cell office:value-type="string" calcext:value-type="string">
            <text:p>⪖ </text:p>
          </table:table-cell>
          <table:table-cell office:value-type="string" calcext:value-type="string">
            <text:p>⪗ </text:p>
          </table:table-cell>
          <table:table-cell office:value-type="string" calcext:value-type="string">
            <text:p>⪘ </text:p>
          </table:table-cell>
          <table:table-cell office:value-type="string" calcext:value-type="string">
            <text:p>⪙ </text:p>
          </table:table-cell>
          <table:table-cell office:value-type="string" calcext:value-type="string">
            <text:p>⪚ </text:p>
          </table:table-cell>
          <table:table-cell office:value-type="string" calcext:value-type="string">
            <text:p>⪛ </text:p>
          </table:table-cell>
          <table:table-cell office:value-type="string" calcext:value-type="string">
            <text:p>⪜ </text:p>
          </table:table-cell>
          <table:table-cell office:value-type="string" calcext:value-type="string">
            <text:p>⪝ </text:p>
          </table:table-cell>
          <table:table-cell office:value-type="string" calcext:value-type="string">
            <text:p>⪞ </text:p>
          </table:table-cell>
          <table:table-cell office:value-type="string" calcext:value-type="string">
            <text:p>⪟ </text:p>
          </table:table-cell>
          <table:table-cell table:formula="of:=&quot;'&quot;&amp;[.B27]&amp;&quot;','&quot;&amp;[.C27]&amp;&quot;','&quot;&amp;[.D27]&amp;&quot;','&quot;&amp;[.E27]&amp;&quot;','&quot;&amp;[.F27]&amp;&quot;','&quot;&amp;[.G27]&amp;&quot;','&quot;&amp;[.H27]&amp;&quot;','&quot;&amp;[.I27]&amp;&quot;','&quot;&amp;[.J27]&amp;&quot;','&quot;&amp;[.K27]&amp;&quot;','&quot;&amp;[.L27]&amp;&quot;','&quot;&amp;[.M27]&amp;&quot;','&quot;&amp;[.N27]&amp;&quot;','&quot;&amp;[.O27]&amp;&quot;','&quot;&amp;[.P27]&amp;&quot;','&quot;&amp;[.Q27]&amp;&quot;','&quot;" office:value-type="string" office:string-value="'⪐ ','⪑ ','⪒ ','⪓ ','⪔ ','⪕ ','⪖ ','⪗ ','⪘ ','⪙ ','⪚ ','⪛ ','⪜ ','⪝ ','⪞ ','⪟ ','" calcext:value-type="string">
            <text:p>'⪐ ','⪑ ','⪒ ','⪓ ','⪔ ','⪕ ','⪖ ','⪗ ','⪘ ','⪙ ','⪚ ','⪛ ','⪜ ','⪝ ','⪞ ','⪟ ','</text:p>
          </table:table-cell>
        </table:table-row>
        <table:table-row table:style-name="ro1">
          <table:table-cell office:value-type="string" calcext:value-type="string">
            <text:p>U+2AAx </text:p>
          </table:table-cell>
          <table:table-cell office:value-type="string" calcext:value-type="string">
            <text:p>⪠ </text:p>
          </table:table-cell>
          <table:table-cell office:value-type="string" calcext:value-type="string">
            <text:p>⪡ </text:p>
          </table:table-cell>
          <table:table-cell office:value-type="string" calcext:value-type="string">
            <text:p>⪢ </text:p>
          </table:table-cell>
          <table:table-cell office:value-type="string" calcext:value-type="string">
            <text:p>⪣ </text:p>
          </table:table-cell>
          <table:table-cell office:value-type="string" calcext:value-type="string">
            <text:p>⪤ </text:p>
          </table:table-cell>
          <table:table-cell office:value-type="string" calcext:value-type="string">
            <text:p>⪥ </text:p>
          </table:table-cell>
          <table:table-cell office:value-type="string" calcext:value-type="string">
            <text:p>⪦ </text:p>
          </table:table-cell>
          <table:table-cell office:value-type="string" calcext:value-type="string">
            <text:p>⪧ </text:p>
          </table:table-cell>
          <table:table-cell office:value-type="string" calcext:value-type="string">
            <text:p>⪨ </text:p>
          </table:table-cell>
          <table:table-cell office:value-type="string" calcext:value-type="string">
            <text:p>⪩ </text:p>
          </table:table-cell>
          <table:table-cell office:value-type="string" calcext:value-type="string">
            <text:p>⪪ </text:p>
          </table:table-cell>
          <table:table-cell office:value-type="string" calcext:value-type="string">
            <text:p>⪫ </text:p>
          </table:table-cell>
          <table:table-cell office:value-type="string" calcext:value-type="string">
            <text:p>⪬ </text:p>
          </table:table-cell>
          <table:table-cell office:value-type="string" calcext:value-type="string">
            <text:p>⪭ </text:p>
          </table:table-cell>
          <table:table-cell office:value-type="string" calcext:value-type="string">
            <text:p>⪮ </text:p>
          </table:table-cell>
          <table:table-cell office:value-type="string" calcext:value-type="string">
            <text:p>⪯ </text:p>
          </table:table-cell>
          <table:table-cell table:formula="of:=&quot;'&quot;&amp;[.B28]&amp;&quot;','&quot;&amp;[.C28]&amp;&quot;','&quot;&amp;[.D28]&amp;&quot;','&quot;&amp;[.E28]&amp;&quot;','&quot;&amp;[.F28]&amp;&quot;','&quot;&amp;[.G28]&amp;&quot;','&quot;&amp;[.H28]&amp;&quot;','&quot;&amp;[.I28]&amp;&quot;','&quot;&amp;[.J28]&amp;&quot;','&quot;&amp;[.K28]&amp;&quot;','&quot;&amp;[.L28]&amp;&quot;','&quot;&amp;[.M28]&amp;&quot;','&quot;&amp;[.N28]&amp;&quot;','&quot;&amp;[.O28]&amp;&quot;','&quot;&amp;[.P28]&amp;&quot;','&quot;&amp;[.Q28]&amp;&quot;','&quot;" office:value-type="string" office:string-value="'⪠ ','⪡ ','⪢ ','⪣ ','⪤ ','⪥ ','⪦ ','⪧ ','⪨ ','⪩ ','⪪ ','⪫ ','⪬ ','⪭ ','⪮ ','⪯ ','" calcext:value-type="string">
            <text:p>'⪠ ','⪡ ','⪢ ','⪣ ','⪤ ','⪥ ','⪦ ','⪧ ','⪨ ','⪩ ','⪪ ','⪫ ','⪬ ','⪭ ','⪮ ','⪯ ','</text:p>
          </table:table-cell>
        </table:table-row>
        <table:table-row table:style-name="ro1">
          <table:table-cell office:value-type="string" calcext:value-type="string">
            <text:p>U+2ABx </text:p>
          </table:table-cell>
          <table:table-cell office:value-type="string" calcext:value-type="string">
            <text:p>⪰ </text:p>
          </table:table-cell>
          <table:table-cell office:value-type="string" calcext:value-type="string">
            <text:p>⪱ </text:p>
          </table:table-cell>
          <table:table-cell office:value-type="string" calcext:value-type="string">
            <text:p>⪲ </text:p>
          </table:table-cell>
          <table:table-cell office:value-type="string" calcext:value-type="string">
            <text:p>⪳ </text:p>
          </table:table-cell>
          <table:table-cell office:value-type="string" calcext:value-type="string">
            <text:p>⪴ </text:p>
          </table:table-cell>
          <table:table-cell office:value-type="string" calcext:value-type="string">
            <text:p>⪵ </text:p>
          </table:table-cell>
          <table:table-cell office:value-type="string" calcext:value-type="string">
            <text:p>⪶ </text:p>
          </table:table-cell>
          <table:table-cell office:value-type="string" calcext:value-type="string">
            <text:p>⪷ </text:p>
          </table:table-cell>
          <table:table-cell office:value-type="string" calcext:value-type="string">
            <text:p>⪸ </text:p>
          </table:table-cell>
          <table:table-cell office:value-type="string" calcext:value-type="string">
            <text:p>⪹ </text:p>
          </table:table-cell>
          <table:table-cell office:value-type="string" calcext:value-type="string">
            <text:p>⪺ </text:p>
          </table:table-cell>
          <table:table-cell office:value-type="string" calcext:value-type="string">
            <text:p>⪻ </text:p>
          </table:table-cell>
          <table:table-cell office:value-type="string" calcext:value-type="string">
            <text:p>⪼ </text:p>
          </table:table-cell>
          <table:table-cell office:value-type="string" calcext:value-type="string">
            <text:p>⪽ </text:p>
          </table:table-cell>
          <table:table-cell office:value-type="string" calcext:value-type="string">
            <text:p>⪾ </text:p>
          </table:table-cell>
          <table:table-cell office:value-type="string" calcext:value-type="string">
            <text:p>⪿ </text:p>
          </table:table-cell>
          <table:table-cell table:formula="of:=&quot;'&quot;&amp;[.B29]&amp;&quot;','&quot;&amp;[.C29]&amp;&quot;','&quot;&amp;[.D29]&amp;&quot;','&quot;&amp;[.E29]&amp;&quot;','&quot;&amp;[.F29]&amp;&quot;','&quot;&amp;[.G29]&amp;&quot;','&quot;&amp;[.H29]&amp;&quot;','&quot;&amp;[.I29]&amp;&quot;','&quot;&amp;[.J29]&amp;&quot;','&quot;&amp;[.K29]&amp;&quot;','&quot;&amp;[.L29]&amp;&quot;','&quot;&amp;[.M29]&amp;&quot;','&quot;&amp;[.N29]&amp;&quot;','&quot;&amp;[.O29]&amp;&quot;','&quot;&amp;[.P29]&amp;&quot;','&quot;&amp;[.Q29]&amp;&quot;','&quot;" office:value-type="string" office:string-value="'⪰ ','⪱ ','⪲ ','⪳ ','⪴ ','⪵ ','⪶ ','⪷ ','⪸ ','⪹ ','⪺ ','⪻ ','⪼ ','⪽ ','⪾ ','⪿ ','" calcext:value-type="string">
            <text:p>'⪰ ','⪱ ','⪲ ','⪳ ','⪴ ','⪵ ','⪶ ','⪷ ','⪸ ','⪹ ','⪺ ','⪻ ','⪼ ','⪽ ','⪾ ','⪿ ','</text:p>
          </table:table-cell>
        </table:table-row>
        <table:table-row table:style-name="ro1">
          <table:table-cell office:value-type="string" calcext:value-type="string">
            <text:p>U+2ACx </text:p>
          </table:table-cell>
          <table:table-cell office:value-type="string" calcext:value-type="string">
            <text:p>⫀ </text:p>
          </table:table-cell>
          <table:table-cell office:value-type="string" calcext:value-type="string">
            <text:p>⫁ </text:p>
          </table:table-cell>
          <table:table-cell office:value-type="string" calcext:value-type="string">
            <text:p>⫂ </text:p>
          </table:table-cell>
          <table:table-cell office:value-type="string" calcext:value-type="string">
            <text:p>⫃ </text:p>
          </table:table-cell>
          <table:table-cell office:value-type="string" calcext:value-type="string">
            <text:p>⫄ </text:p>
          </table:table-cell>
          <table:table-cell office:value-type="string" calcext:value-type="string">
            <text:p>⫅ </text:p>
          </table:table-cell>
          <table:table-cell office:value-type="string" calcext:value-type="string">
            <text:p>⫆ </text:p>
          </table:table-cell>
          <table:table-cell office:value-type="string" calcext:value-type="string">
            <text:p>⫇ </text:p>
          </table:table-cell>
          <table:table-cell office:value-type="string" calcext:value-type="string">
            <text:p>⫈ </text:p>
          </table:table-cell>
          <table:table-cell office:value-type="string" calcext:value-type="string">
            <text:p>⫉ </text:p>
          </table:table-cell>
          <table:table-cell office:value-type="string" calcext:value-type="string">
            <text:p>⫊ </text:p>
          </table:table-cell>
          <table:table-cell office:value-type="string" calcext:value-type="string">
            <text:p>⫋ </text:p>
          </table:table-cell>
          <table:table-cell office:value-type="string" calcext:value-type="string">
            <text:p>⫌ </text:p>
          </table:table-cell>
          <table:table-cell office:value-type="string" calcext:value-type="string">
            <text:p>⫍ </text:p>
          </table:table-cell>
          <table:table-cell office:value-type="string" calcext:value-type="string">
            <text:p>⫎ </text:p>
          </table:table-cell>
          <table:table-cell office:value-type="string" calcext:value-type="string">
            <text:p>⫏ </text:p>
          </table:table-cell>
          <table:table-cell table:formula="of:=&quot;'&quot;&amp;[.B30]&amp;&quot;','&quot;&amp;[.C30]&amp;&quot;','&quot;&amp;[.D30]&amp;&quot;','&quot;&amp;[.E30]&amp;&quot;','&quot;&amp;[.F30]&amp;&quot;','&quot;&amp;[.G30]&amp;&quot;','&quot;&amp;[.H30]&amp;&quot;','&quot;&amp;[.I30]&amp;&quot;','&quot;&amp;[.J30]&amp;&quot;','&quot;&amp;[.K30]&amp;&quot;','&quot;&amp;[.L30]&amp;&quot;','&quot;&amp;[.M30]&amp;&quot;','&quot;&amp;[.N30]&amp;&quot;','&quot;&amp;[.O30]&amp;&quot;','&quot;&amp;[.P30]&amp;&quot;','&quot;&amp;[.Q30]&amp;&quot;','&quot;" office:value-type="string" office:string-value="'⫀ ','⫁ ','⫂ ','⫃ ','⫄ ','⫅ ','⫆ ','⫇ ','⫈ ','⫉ ','⫊ ','⫋ ','⫌ ','⫍ ','⫎ ','⫏ ','" calcext:value-type="string">
            <text:p>'⫀ ','⫁ ','⫂ ','⫃ ','⫄ ','⫅ ','⫆ ','⫇ ','⫈ ','⫉ ','⫊ ','⫋ ','⫌ ','⫍ ','⫎ ','⫏ ','</text:p>
          </table:table-cell>
        </table:table-row>
        <table:table-row table:style-name="ro1">
          <table:table-cell office:value-type="string" calcext:value-type="string">
            <text:p>U+2ADx </text:p>
          </table:table-cell>
          <table:table-cell office:value-type="string" calcext:value-type="string">
            <text:p>⫐ </text:p>
          </table:table-cell>
          <table:table-cell office:value-type="string" calcext:value-type="string">
            <text:p>⫑ </text:p>
          </table:table-cell>
          <table:table-cell office:value-type="string" calcext:value-type="string">
            <text:p>⫒ </text:p>
          </table:table-cell>
          <table:table-cell office:value-type="string" calcext:value-type="string">
            <text:p>⫓ </text:p>
          </table:table-cell>
          <table:table-cell office:value-type="string" calcext:value-type="string">
            <text:p>⫔ </text:p>
          </table:table-cell>
          <table:table-cell office:value-type="string" calcext:value-type="string">
            <text:p>⫕ </text:p>
          </table:table-cell>
          <table:table-cell office:value-type="string" calcext:value-type="string">
            <text:p>⫖ </text:p>
          </table:table-cell>
          <table:table-cell office:value-type="string" calcext:value-type="string">
            <text:p>⫗ </text:p>
          </table:table-cell>
          <table:table-cell office:value-type="string" calcext:value-type="string">
            <text:p>⫘ </text:p>
          </table:table-cell>
          <table:table-cell office:value-type="string" calcext:value-type="string">
            <text:p>⫙ </text:p>
          </table:table-cell>
          <table:table-cell office:value-type="string" calcext:value-type="string">
            <text:p>⫚ </text:p>
          </table:table-cell>
          <table:table-cell office:value-type="string" calcext:value-type="string">
            <text:p><text:a xlink:href="https://en.wikipedia.org/wiki/⫛" xlink:type="simple">⫛</text:a> </text:p>
          </table:table-cell>
          <table:table-cell office:value-type="string" calcext:value-type="string">
            <text:p>⫝̸ </text:p>
          </table:table-cell>
          <table:table-cell office:value-type="string" calcext:value-type="string">
            <text:p><text:a xlink:href="https://en.wikipedia.org/wiki/⫝" xlink:type="simple">⫝</text:a> </text:p>
          </table:table-cell>
          <table:table-cell office:value-type="string" calcext:value-type="string">
            <text:p>⫞ </text:p>
          </table:table-cell>
          <table:table-cell office:value-type="string" calcext:value-type="string">
            <text:p>⫟ </text:p>
          </table:table-cell>
          <table:table-cell table:formula="of:=&quot;'&quot;&amp;[.B31]&amp;&quot;','&quot;&amp;[.C31]&amp;&quot;','&quot;&amp;[.D31]&amp;&quot;','&quot;&amp;[.E31]&amp;&quot;','&quot;&amp;[.F31]&amp;&quot;','&quot;&amp;[.G31]&amp;&quot;','&quot;&amp;[.H31]&amp;&quot;','&quot;&amp;[.I31]&amp;&quot;','&quot;&amp;[.J31]&amp;&quot;','&quot;&amp;[.K31]&amp;&quot;','&quot;&amp;[.L31]&amp;&quot;','&quot;&amp;[.M31]&amp;&quot;','&quot;&amp;[.N31]&amp;&quot;','&quot;&amp;[.O31]&amp;&quot;','&quot;&amp;[.P31]&amp;&quot;','&quot;&amp;[.Q31]&amp;&quot;','&quot;" office:value-type="string" office:string-value="'⫐ ','⫑ ','⫒ ','⫓ ','⫔ ','⫕ ','⫖ ','⫗ ','⫘ ','⫙ ','⫚ ','⫛ ','⫝̸ ','⫝ ','⫞ ','⫟ ','" calcext:value-type="string">
            <text:p>'⫐ ','⫑ ','⫒ ','⫓ ','⫔ ','⫕ ','⫖ ','⫗ ','⫘ ','⫙ ','⫚ ','⫛ ','⫝̸ ','⫝ ','⫞ ','⫟ ','</text:p>
          </table:table-cell>
        </table:table-row>
        <table:table-row table:style-name="ro1">
          <table:table-cell office:value-type="string" calcext:value-type="string">
            <text:p>U+2AEx </text:p>
          </table:table-cell>
          <table:table-cell office:value-type="string" calcext:value-type="string">
            <text:p>⫠ </text:p>
          </table:table-cell>
          <table:table-cell office:value-type="string" calcext:value-type="string">
            <text:p>⫡ </text:p>
          </table:table-cell>
          <table:table-cell office:value-type="string" calcext:value-type="string">
            <text:p>⫢ </text:p>
          </table:table-cell>
          <table:table-cell office:value-type="string" calcext:value-type="string">
            <text:p>⫣ </text:p>
          </table:table-cell>
          <table:table-cell office:value-type="string" calcext:value-type="string">
            <text:p>⫤ </text:p>
          </table:table-cell>
          <table:table-cell office:value-type="string" calcext:value-type="string">
            <text:p>⫥ </text:p>
          </table:table-cell>
          <table:table-cell office:value-type="string" calcext:value-type="string">
            <text:p>⫦ </text:p>
          </table:table-cell>
          <table:table-cell office:value-type="string" calcext:value-type="string">
            <text:p>⫧ </text:p>
          </table:table-cell>
          <table:table-cell office:value-type="string" calcext:value-type="string">
            <text:p>⫨ </text:p>
          </table:table-cell>
          <table:table-cell office:value-type="string" calcext:value-type="string">
            <text:p>⫩ </text:p>
          </table:table-cell>
          <table:table-cell office:value-type="string" calcext:value-type="string">
            <text:p>⫪ </text:p>
          </table:table-cell>
          <table:table-cell office:value-type="string" calcext:value-type="string">
            <text:p>⫫ </text:p>
          </table:table-cell>
          <table:table-cell office:value-type="string" calcext:value-type="string">
            <text:p>⫬ </text:p>
          </table:table-cell>
          <table:table-cell office:value-type="string" calcext:value-type="string">
            <text:p>⫭ </text:p>
          </table:table-cell>
          <table:table-cell office:value-type="string" calcext:value-type="string">
            <text:p>⫮ </text:p>
          </table:table-cell>
          <table:table-cell office:value-type="string" calcext:value-type="string">
            <text:p>⫯ </text:p>
          </table:table-cell>
          <table:table-cell table:formula="of:=&quot;'&quot;&amp;[.B32]&amp;&quot;','&quot;&amp;[.C32]&amp;&quot;','&quot;&amp;[.D32]&amp;&quot;','&quot;&amp;[.E32]&amp;&quot;','&quot;&amp;[.F32]&amp;&quot;','&quot;&amp;[.G32]&amp;&quot;','&quot;&amp;[.H32]&amp;&quot;','&quot;&amp;[.I32]&amp;&quot;','&quot;&amp;[.J32]&amp;&quot;','&quot;&amp;[.K32]&amp;&quot;','&quot;&amp;[.L32]&amp;&quot;','&quot;&amp;[.M32]&amp;&quot;','&quot;&amp;[.N32]&amp;&quot;','&quot;&amp;[.O32]&amp;&quot;','&quot;&amp;[.P32]&amp;&quot;','&quot;&amp;[.Q32]&amp;&quot;','&quot;" office:value-type="string" office:string-value="'⫠ ','⫡ ','⫢ ','⫣ ','⫤ ','⫥ ','⫦ ','⫧ ','⫨ ','⫩ ','⫪ ','⫫ ','⫬ ','⫭ ','⫮ ','⫯ ','" calcext:value-type="string">
            <text:p>'⫠ ','⫡ ','⫢ ','⫣ ','⫤ ','⫥ ','⫦ ','⫧ ','⫨ ','⫩ ','⫪ ','⫫ ','⫬ ','⫭ ','⫮ ','⫯ ','</text:p>
          </table:table-cell>
        </table:table-row>
        <table:table-row table:style-name="ro1">
          <table:table-cell office:value-type="string" calcext:value-type="string">
            <text:p>U+2AFx </text:p>
          </table:table-cell>
          <table:table-cell office:value-type="string" calcext:value-type="string">
            <text:p>⫰ </text:p>
          </table:table-cell>
          <table:table-cell office:value-type="string" calcext:value-type="string">
            <text:p>⫱ </text:p>
          </table:table-cell>
          <table:table-cell office:value-type="string" calcext:value-type="string">
            <text:p>⫲ </text:p>
          </table:table-cell>
          <table:table-cell office:value-type="string" calcext:value-type="string">
            <text:p>⫳ </text:p>
          </table:table-cell>
          <table:table-cell office:value-type="string" calcext:value-type="string">
            <text:p>⫴ </text:p>
          </table:table-cell>
          <table:table-cell office:value-type="string" calcext:value-type="string">
            <text:p>⫵ </text:p>
          </table:table-cell>
          <table:table-cell office:value-type="string" calcext:value-type="string">
            <text:p>⫶ </text:p>
          </table:table-cell>
          <table:table-cell office:value-type="string" calcext:value-type="string">
            <text:p>⫷ </text:p>
          </table:table-cell>
          <table:table-cell office:value-type="string" calcext:value-type="string">
            <text:p>⫸ </text:p>
          </table:table-cell>
          <table:table-cell office:value-type="string" calcext:value-type="string">
            <text:p>⫹ </text:p>
          </table:table-cell>
          <table:table-cell office:value-type="string" calcext:value-type="string">
            <text:p>⫺ </text:p>
          </table:table-cell>
          <table:table-cell office:value-type="string" calcext:value-type="string">
            <text:p>⫻ </text:p>
          </table:table-cell>
          <table:table-cell office:value-type="string" calcext:value-type="string">
            <text:p>⫼ </text:p>
          </table:table-cell>
          <table:table-cell office:value-type="string" calcext:value-type="string">
            <text:p>⫽ </text:p>
          </table:table-cell>
          <table:table-cell office:value-type="string" calcext:value-type="string">
            <text:p>⫾ </text:p>
          </table:table-cell>
          <table:table-cell office:value-type="string" calcext:value-type="string">
            <text:p>⫿</text:p>
          </table:table-cell>
          <table:table-cell table:formula="of:=&quot;'&quot;&amp;[.B33]&amp;&quot;','&quot;&amp;[.C33]&amp;&quot;','&quot;&amp;[.D33]&amp;&quot;','&quot;&amp;[.E33]&amp;&quot;','&quot;&amp;[.F33]&amp;&quot;','&quot;&amp;[.G33]&amp;&quot;','&quot;&amp;[.H33]&amp;&quot;','&quot;&amp;[.I33]&amp;&quot;','&quot;&amp;[.J33]&amp;&quot;','&quot;&amp;[.K33]&amp;&quot;','&quot;&amp;[.L33]&amp;&quot;','&quot;&amp;[.M33]&amp;&quot;','&quot;&amp;[.N33]&amp;&quot;','&quot;&amp;[.O33]&amp;&quot;','&quot;&amp;[.P33]&amp;&quot;','&quot;&amp;[.Q33]&amp;&quot;','&quot;" office:value-type="string" office:string-value="'⫰ ','⫱ ','⫲ ','⫳ ','⫴ ','⫵ ','⫶ ','⫷ ','⫸ ','⫹ ','⫺ ','⫻ ','⫼ ','⫽ ','⫾ ','⫿','" calcext:value-type="string">
            <text:p>'⫰ ','⫱ ','⫲ ','⫳ ','⫴ ','⫵ ','⫶ ','⫷ ','⫸ ','⫹ ','⫺ ','⫻ ','⫼ ','⫽ ','⫾ ','⫿','</text:p>
          </table:table-cell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an Le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ek</text:p>
          </table:table-cell>
          <table:table-cell table:formula="of:=&quot;'&quot;&amp;[.C1]&amp;&quot;','&quot;&amp;[.D1]&amp;&quot;',&quot;" office:value-type="string" office:string-value="'all','Lek'," calcext:value-type="string">
            <text:p>'all','Lek',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ghan Afghani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؋</text:p>
          </table:table-cell>
          <table:table-cell table:formula="of:=&quot;'&quot;&amp;[.C2]&amp;&quot;','&quot;&amp;[.D2]&amp;&quot;',&quot;" office:value-type="string" office:string-value="'afn','؋'," calcext:value-type="string">
            <text:p>'afn','؋',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Peso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$</text:p>
          </table:table-cell>
          <table:table-cell table:formula="of:=&quot;'&quot;&amp;[.C3]&amp;&quot;','&quot;&amp;[.D3]&amp;&quot;',&quot;" office:value-type="string" office:string-value="'ars','$'," calcext:value-type="string">
            <text:p>'ars','$',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ruban Florin Guilder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ƒ</text:p>
          </table:table-cell>
          <table:table-cell table:formula="of:=&quot;'&quot;&amp;[.C4]&amp;&quot;','&quot;&amp;[.D4]&amp;&quot;',&quot;" office:value-type="string" office:string-value="'awg','ƒ'," calcext:value-type="string">
            <text:p>'awg','ƒ',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<text:a xlink:href="https://currencycalculate.com/aussie-dollar-aud-australian-dollars/" xlink:type="simple">Australian Dollar</text:a>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$</text:p>
          </table:table-cell>
          <table:table-cell table:formula="of:=&quot;'&quot;&amp;[.C5]&amp;&quot;','&quot;&amp;[.D5]&amp;&quot;',&quot;" office:value-type="string" office:string-value="'aud','$'," calcext:value-type="string">
            <text:p>'aud','$',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erbaijani Manat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₼</text:p>
          </table:table-cell>
          <table:table-cell table:formula="of:=&quot;'&quot;&amp;[.C6]&amp;&quot;','&quot;&amp;[.D6]&amp;&quot;',&quot;" office:value-type="string" office:string-value="'azn','₼'," calcext:value-type="string">
            <text:p>'azn','₼',</text:p>
          </table:table-cell>
        </table:table-row>
        <table:table-row table:style-name="ro2">
          <table:table-cell office:value-type="string" calcext:value-type="string">
            <text:p>The Bahamas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$</text:p>
          </table:table-cell>
          <table:table-cell table:formula="of:=&quot;'&quot;&amp;[.C7]&amp;&quot;','&quot;&amp;[.D7]&amp;&quot;',&quot;" office:value-type="string" office:string-value="'bsd','$'," calcext:value-type="string">
            <text:p>'bsd','$',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angladeshi Taka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৳</text:p>
          </table:table-cell>
          <table:table-cell table:formula="of:=&quot;'&quot;&amp;[.C8]&amp;&quot;','&quot;&amp;[.D8]&amp;&quot;',&quot;" office:value-type="string" office:string-value="'bdt','৳'," calcext:value-type="string">
            <text:p>'bdt','৳',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os Dollar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$</text:p>
          </table:table-cell>
          <table:table-cell table:formula="of:=&quot;'&quot;&amp;[.C9]&amp;&quot;','&quot;&amp;[.D9]&amp;&quot;',&quot;" office:value-type="string" office:string-value="'bbd','$'," calcext:value-type="string">
            <text:p>'bbd','$',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elarusian Ruble</text:p>
          </table:table-cell>
          <table:table-cell office:value-type="string" calcext:value-type="string">
            <text:p>byn</text:p>
          </table:table-cell>
          <table:table-cell office:value-type="string" calcext:value-type="string">
            <text:p>Br</text:p>
          </table:table-cell>
          <table:table-cell table:formula="of:=&quot;'&quot;&amp;[.C10]&amp;&quot;','&quot;&amp;[.D10]&amp;&quot;',&quot;" office:value-type="string" office:string-value="'byn','Br'," calcext:value-type="string">
            <text:p>'byn','Br',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$</text:p>
          </table:table-cell>
          <table:table-cell table:formula="of:=&quot;'&quot;&amp;[.C11]&amp;&quot;','&quot;&amp;[.D11]&amp;&quot;',&quot;" office:value-type="string" office:string-value="'bzd','BZ$'," calcext:value-type="string">
            <text:p>'bzd','BZ$',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ermuda Dollar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$</text:p>
          </table:table-cell>
          <table:table-cell table:formula="of:=&quot;'&quot;&amp;[.C12]&amp;&quot;','&quot;&amp;[.D12]&amp;&quot;',&quot;" office:value-type="string" office:string-value="'bmd','$'," calcext:value-type="string">
            <text:p>'bmd','$',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livian Bolíviano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$b</text:p>
          </table:table-cell>
          <table:table-cell table:formula="of:=&quot;'&quot;&amp;[.C13]&amp;&quot;','&quot;&amp;[.D13]&amp;&quot;',&quot;" office:value-type="string" office:string-value="'bob','$b'," calcext:value-type="string">
            <text:p>'bob','$b',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osnia and Herzegovina Convertible Mark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KM</text:p>
          </table:table-cell>
          <table:table-cell table:formula="of:=&quot;'&quot;&amp;[.C14]&amp;&quot;','&quot;&amp;[.D14]&amp;&quot;',&quot;" office:value-type="string" office:string-value="'bam','KM'," calcext:value-type="string">
            <text:p>'bam','KM',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Pula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P</text:p>
          </table:table-cell>
          <table:table-cell table:formula="of:=&quot;'&quot;&amp;[.C15]&amp;&quot;','&quot;&amp;[.D15]&amp;&quot;',&quot;" office:value-type="string" office:string-value="'bwp','P'," calcext:value-type="string">
            <text:p>'bwp','P',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an Lev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лв</text:p>
          </table:table-cell>
          <table:table-cell table:formula="of:=&quot;'&quot;&amp;[.C16]&amp;&quot;','&quot;&amp;[.D16]&amp;&quot;',&quot;" office:value-type="string" office:string-value="'bgn','лв'," calcext:value-type="string">
            <text:p>'bgn','лв',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zilian Real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R$</text:p>
          </table:table-cell>
          <table:table-cell table:formula="of:=&quot;'&quot;&amp;[.C17]&amp;&quot;','&quot;&amp;[.D17]&amp;&quot;',&quot;" office:value-type="string" office:string-value="'brl','R$'," calcext:value-type="string">
            <text:p>'brl','R$',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$</text:p>
          </table:table-cell>
          <table:table-cell table:formula="of:=&quot;'&quot;&amp;[.C18]&amp;&quot;','&quot;&amp;[.D18]&amp;&quot;',&quot;" office:value-type="string" office:string-value="'bnd','$'," calcext:value-type="string">
            <text:p>'bnd','$',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Cambodian Riel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៛</text:p>
          </table:table-cell>
          <table:table-cell table:formula="of:=&quot;'&quot;&amp;[.C19]&amp;&quot;','&quot;&amp;[.D19]&amp;&quot;',&quot;" office:value-type="string" office:string-value="'khr','៛'," calcext:value-type="string">
            <text:p>'khr','៛',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$</text:p>
          </table:table-cell>
          <table:table-cell table:formula="of:=&quot;'&quot;&amp;[.C20]&amp;&quot;','&quot;&amp;[.D20]&amp;&quot;',&quot;" office:value-type="string" office:string-value="'cad','$'," calcext:value-type="string">
            <text:p>'cad','$',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kyd</text:p>
          </table:table-cell>
          <table:table-cell office:value-type="string" calcext:value-type="string">
            <text:p>$</text:p>
          </table:table-cell>
          <table:table-cell table:formula="of:=&quot;'&quot;&amp;[.C21]&amp;&quot;','&quot;&amp;[.D21]&amp;&quot;',&quot;" office:value-type="string" office:string-value="'kyd','$'," calcext:value-type="string">
            <text:p>'kyd','$',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ean Peso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$</text:p>
          </table:table-cell>
          <table:table-cell table:formula="of:=&quot;'&quot;&amp;[.C22]&amp;&quot;','&quot;&amp;[.D22]&amp;&quot;',&quot;" office:value-type="string" office:string-value="'clp','$'," calcext:value-type="string">
            <text:p>'clp','$',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se Yuan Renminbi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¥</text:p>
          </table:table-cell>
          <table:table-cell table:formula="of:=&quot;'&quot;&amp;[.C23]&amp;&quot;','&quot;&amp;[.D23]&amp;&quot;',&quot;" office:value-type="string" office:string-value="'cny','¥'," calcext:value-type="string">
            <text:p>'cny','¥',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an Peso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$</text:p>
          </table:table-cell>
          <table:table-cell table:formula="of:=&quot;'&quot;&amp;[.C24]&amp;&quot;','&quot;&amp;[.D24]&amp;&quot;',&quot;" office:value-type="string" office:string-value="'cop','$'," calcext:value-type="string">
            <text:p>'cop','$',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osta Rican Colón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₡</text:p>
          </table:table-cell>
          <table:table-cell table:formula="of:=&quot;'&quot;&amp;[.C25]&amp;&quot;','&quot;&amp;[.D25]&amp;&quot;',&quot;" office:value-type="string" office:string-value="'crc','₡'," calcext:value-type="string">
            <text:p>'crc','₡',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an Kuna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kn</text:p>
          </table:table-cell>
          <table:table-cell table:formula="of:=&quot;'&quot;&amp;[.C26]&amp;&quot;','&quot;&amp;[.D26]&amp;&quot;',&quot;" office:value-type="string" office:string-value="'hrk','kn'," calcext:value-type="string">
            <text:p>'hrk','kn',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a Peso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₱</text:p>
          </table:table-cell>
          <table:table-cell table:formula="of:=&quot;'&quot;&amp;[.C27]&amp;&quot;','&quot;&amp;[.D27]&amp;&quot;',&quot;" office:value-type="string" office:string-value="'cup','₱'," calcext:value-type="string">
            <text:p>'cup','₱',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Kč</text:p>
          </table:table-cell>
          <table:table-cell table:formula="of:=&quot;'&quot;&amp;[.C28]&amp;&quot;','&quot;&amp;[.D28]&amp;&quot;',&quot;" office:value-type="string" office:string-value="'czk','Kč'," calcext:value-type="string">
            <text:p>'czk','Kč',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r</text:p>
          </table:table-cell>
          <table:table-cell table:formula="of:=&quot;'&quot;&amp;[.C29]&amp;&quot;','&quot;&amp;[.D29]&amp;&quot;',&quot;" office:value-type="string" office:string-value="'dkk','kr'," calcext:value-type="string">
            <text:p>'dkk','kr',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minican Republic Peso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RD$</text:p>
          </table:table-cell>
          <table:table-cell table:formula="of:=&quot;'&quot;&amp;[.C30]&amp;&quot;','&quot;&amp;[.D30]&amp;&quot;',&quot;" office:value-type="string" office:string-value="'dop','RD$'," calcext:value-type="string">
            <text:p>'dop','RD$',</text:p>
          </table:table-cell>
        </table:table-row>
        <table:table-row table:style-name="ro4">
          <table:table-cell office:value-type="string" calcext:value-type="string">
            <text:p>Anguilla</text:p>
            <text:p>Antigua and Barbuda</text:p>
            <text:p>Dominica</text:p>
            <text:p>Grenada</text:p>
            <text:p>Montserrat</text:p>
            <text:p>Saint Kitts and Nevis</text:p>
            <text:p>Saint Lucia</text:p>
            <text:p>Saint Vincent and the Grenadines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$</text:p>
          </table:table-cell>
          <table:table-cell table:formula="of:=&quot;'&quot;&amp;[.C31]&amp;&quot;','&quot;&amp;[.D31]&amp;&quot;',&quot;" office:value-type="string" office:string-value="'xcd','$'," calcext:value-type="string">
            <text:p>'xcd','$',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 Pound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£</text:p>
          </table:table-cell>
          <table:table-cell table:formula="of:=&quot;'&quot;&amp;[.C32]&amp;&quot;','&quot;&amp;[.D32]&amp;&quot;',&quot;" office:value-type="string" office:string-value="'egp','£'," calcext:value-type="string">
            <text:p>'egp','£',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El Salvador Colon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$</text:p>
          </table:table-cell>
          <table:table-cell table:formula="of:=&quot;'&quot;&amp;[.C33]&amp;&quot;','&quot;&amp;[.D33]&amp;&quot;',&quot;" office:value-type="string" office:string-value="'svc','$'," calcext:value-type="string">
            <text:p>'svc','$',</text:p>
          </table:table-cell>
        </table:table-row>
        <table:table-row table:style-name="ro5">
          <table:table-cell office:value-type="string" calcext:value-type="string">
            <text:p>Austria</text:p>
            <text:p>Belgium,</text:p>
            <text:p>Cyprus</text:p>
            <text:p>Estonia</text:p>
            <text:p>Finland</text:p>
            <text:p>France</text:p>
            <text:p>Germany</text:p>
            <text:p>Greece</text:p>
            <text:p>Ireland</text:p>
            <text:p>Italy</text:p>
            <text:p>Latvia</text:p>
            <text:p>Lithuania</text:p>
            <text:p>Luxembourg</text:p>
            <text:p>Malta</text:p>
            <text:p>The Netherlands</text:p>
            <text:p>Portugal</text:p>
            <text:p>Slovakia</text:p>
            <text:p>Slovenia</text:p>
            <text:p>Spain</text:p>
          </table:table-cell>
          <table:table-cell office:value-type="string" calcext:value-type="string">
            <text:p><text:a xlink:href="https://currencycalculate.com/eur-euro-currency/" xlink:type="simple">Euro</text:a>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€</text:p>
          </table:table-cell>
          <table:table-cell table:formula="of:=&quot;'&quot;&amp;[.C34]&amp;&quot;','&quot;&amp;[.D34]&amp;&quot;',&quot;" office:value-type="string" office:string-value="'eur','€'," calcext:value-type="string">
            <text:p>'eur','€',</text:p>
          </table:table-cell>
        </table:table-row>
        <table:table-row table:style-name="ro3">
          <table:table-cell office:value-type="string" calcext:value-type="string">
            <text:p>Falkland Islands</text:p>
          </table:table-cell>
          <table:table-cell office:value-type="string" calcext:value-type="string">
            <text:p>Falkland Islands (Malvinas) Pound</text:p>
          </table:table-cell>
          <table:table-cell office:value-type="string" calcext:value-type="string">
            <text:p>fkp</text:p>
          </table:table-cell>
          <table:table-cell office:value-type="string" calcext:value-type="string">
            <text:p>£</text:p>
          </table:table-cell>
          <table:table-cell table:formula="of:=&quot;'&quot;&amp;[.C35]&amp;&quot;','&quot;&amp;[.D35]&amp;&quot;',&quot;" office:value-type="string" office:string-value="'fkp','£'," calcext:value-type="string">
            <text:p>'fkp','£',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$</text:p>
          </table:table-cell>
          <table:table-cell table:formula="of:=&quot;'&quot;&amp;[.C36]&amp;&quot;','&quot;&amp;[.D36]&amp;&quot;',&quot;" office:value-type="string" office:string-value="'fjd','$'," calcext:value-type="string">
            <text:p>'fjd','$',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na Cedi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¢</text:p>
          </table:table-cell>
          <table:table-cell table:formula="of:=&quot;'&quot;&amp;[.C37]&amp;&quot;','&quot;&amp;[.D37]&amp;&quot;',&quot;" office:value-type="string" office:string-value="'ghs','¢'," calcext:value-type="string">
            <text:p>'ghs','¢',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gip</text:p>
          </table:table-cell>
          <table:table-cell office:value-type="string" calcext:value-type="string">
            <text:p>£</text:p>
          </table:table-cell>
          <table:table-cell table:formula="of:=&quot;'&quot;&amp;[.C38]&amp;&quot;','&quot;&amp;[.D38]&amp;&quot;',&quot;" office:value-type="string" office:string-value="'gip','£'," calcext:value-type="string">
            <text:p>'gip','£',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uatemala Quetzal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Q</text:p>
          </table:table-cell>
          <table:table-cell table:formula="of:=&quot;'&quot;&amp;[.C39]&amp;&quot;','&quot;&amp;[.D39]&amp;&quot;',&quot;" office:value-type="string" office:string-value="'gtq','Q'," calcext:value-type="string">
            <text:p>'gtq','Q',</text:p>
          </table:table-cell>
        </table:table-row>
        <table:table-row table:style-name="ro6">
          <table:table-cell office:value-type="string" calcext:value-type="string">
            <text:p>Guernsey – Channel Islands</text:p>
          </table:table-cell>
          <table:table-cell office:value-type="string" calcext:value-type="string">
            <text:p>Guernsey Pound</text:p>
          </table:table-cell>
          <table:table-cell office:value-type="string" calcext:value-type="string">
            <text:p>ggp</text:p>
          </table:table-cell>
          <table:table-cell office:value-type="string" calcext:value-type="string">
            <text:p>£</text:p>
          </table:table-cell>
          <table:table-cell table:formula="of:=&quot;'&quot;&amp;[.C40]&amp;&quot;','&quot;&amp;[.D40]&amp;&quot;',&quot;" office:value-type="string" office:string-value="'ggp','£'," calcext:value-type="string">
            <text:p>'ggp','£',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a Dollar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$</text:p>
          </table:table-cell>
          <table:table-cell table:formula="of:=&quot;'&quot;&amp;[.C41]&amp;&quot;','&quot;&amp;[.D41]&amp;&quot;',&quot;" office:value-type="string" office:string-value="'gyd','$'," calcext:value-type="string">
            <text:p>'gyd','$',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Lempira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L</text:p>
          </table:table-cell>
          <table:table-cell table:formula="of:=&quot;'&quot;&amp;[.C42]&amp;&quot;','&quot;&amp;[.D42]&amp;&quot;',&quot;" office:value-type="string" office:string-value="'hnl','L'," calcext:value-type="string">
            <text:p>'hnl','L',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ong Kong Dollar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$</text:p>
          </table:table-cell>
          <table:table-cell table:formula="of:=&quot;'&quot;&amp;[.C43]&amp;&quot;','&quot;&amp;[.D43]&amp;&quot;',&quot;" office:value-type="string" office:string-value="'hkd','$'," calcext:value-type="string">
            <text:p>'hkd','$',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ngary Forint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Ft</text:p>
          </table:table-cell>
          <table:table-cell table:formula="of:=&quot;'&quot;&amp;[.C44]&amp;&quot;','&quot;&amp;[.D44]&amp;&quot;',&quot;" office:value-type="string" office:string-value="'huf','Ft'," calcext:value-type="string">
            <text:p>'huf','Ft',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celand Krona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kr</text:p>
          </table:table-cell>
          <table:table-cell table:formula="of:=&quot;'&quot;&amp;[.C45]&amp;&quot;','&quot;&amp;[.D45]&amp;&quot;',&quot;" office:value-type="string" office:string-value="'isk','kr'," calcext:value-type="string">
            <text:p>'isk','kr',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 Rupee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₹</text:p>
          </table:table-cell>
          <table:table-cell table:formula="of:=&quot;'&quot;&amp;[.C46]&amp;&quot;','&quot;&amp;[.D46]&amp;&quot;',&quot;" office:value-type="string" office:string-value="'inr','₹'," calcext:value-type="string">
            <text:p>'inr','₹',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esia Rupiah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Rp</text:p>
          </table:table-cell>
          <table:table-cell table:formula="of:=&quot;'&quot;&amp;[.C47]&amp;&quot;','&quot;&amp;[.D47]&amp;&quot;',&quot;" office:value-type="string" office:string-value="'idr','Rp'," calcext:value-type="string">
            <text:p>'idr','Rp',</text:p>
          </table:table-cell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an Ria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﷼</text:p>
          </table:table-cell>
          <table:table-cell table:formula="of:=&quot;'&quot;&amp;[.C48]&amp;&quot;','&quot;&amp;[.D48]&amp;&quot;',&quot;" office:value-type="string" office:string-value="'irr','﷼'," calcext:value-type="string">
            <text:p>'irr','﷼',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sle of Man Pound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£</text:p>
          </table:table-cell>
          <table:table-cell table:formula="of:=&quot;'&quot;&amp;[.C49]&amp;&quot;','&quot;&amp;[.D49]&amp;&quot;',&quot;" office:value-type="string" office:string-value="'imp','£'," calcext:value-type="string">
            <text:p>'imp','£',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el Shekel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₪</text:p>
          </table:table-cell>
          <table:table-cell table:formula="of:=&quot;'&quot;&amp;[.C50]&amp;&quot;','&quot;&amp;[.D50]&amp;&quot;',&quot;" office:value-type="string" office:string-value="'ils','₪'," calcext:value-type="string">
            <text:p>'ils','₪',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jmd</text:p>
          </table:table-cell>
          <table:table-cell office:value-type="string" calcext:value-type="string">
            <text:p>J$</text:p>
          </table:table-cell>
          <table:table-cell table:formula="of:=&quot;'&quot;&amp;[.C51]&amp;&quot;','&quot;&amp;[.D51]&amp;&quot;',&quot;" office:value-type="string" office:string-value="'jmd','J$'," calcext:value-type="string">
            <text:p>'jmd','J$',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an Yen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¥</text:p>
          </table:table-cell>
          <table:table-cell table:formula="of:=&quot;'&quot;&amp;[.C52]&amp;&quot;','&quot;&amp;[.D52]&amp;&quot;',&quot;" office:value-type="string" office:string-value="'jpy','¥'," calcext:value-type="string">
            <text:p>'jpy','¥',</text:p>
          </table:table-cell>
        </table:table-row>
        <table:table-row table:style-name="ro6">
          <table:table-cell office:value-type="string" calcext:value-type="string">
            <text:p>Jersey – Channel Islands</text:p>
          </table:table-cell>
          <table:table-cell office:value-type="string" calcext:value-type="string">
            <text:p><text:a xlink:href="https://currencycalculate.com/jersey-currency-pounds/" xlink:type="simple">Jersey Pound</text:a></text:p>
          </table:table-cell>
          <table:table-cell office:value-type="string" calcext:value-type="string">
            <text:p>jep</text:p>
          </table:table-cell>
          <table:table-cell office:value-type="string" calcext:value-type="string">
            <text:p>£</text:p>
          </table:table-cell>
          <table:table-cell table:formula="of:=&quot;'&quot;&amp;[.C53]&amp;&quot;','&quot;&amp;[.D53]&amp;&quot;',&quot;" office:value-type="string" office:string-value="'jep','£'," calcext:value-type="string">
            <text:p>'jep','£',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azakhstan Tenge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лв</text:p>
          </table:table-cell>
          <table:table-cell table:formula="of:=&quot;'&quot;&amp;[.C54]&amp;&quot;','&quot;&amp;[.D54]&amp;&quot;',&quot;" office:value-type="string" office:string-value="'kzt','лв'," calcext:value-type="string">
            <text:p>'kzt','лв',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North Korean Won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₩</text:p>
          </table:table-cell>
          <table:table-cell table:formula="of:=&quot;'&quot;&amp;[.C55]&amp;&quot;','&quot;&amp;[.D55]&amp;&quot;',&quot;" office:value-type="string" office:string-value="'kpw','₩'," calcext:value-type="string">
            <text:p>'kpw','₩',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South Korean Won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₩</text:p>
          </table:table-cell>
          <table:table-cell table:formula="of:=&quot;'&quot;&amp;[.C56]&amp;&quot;','&quot;&amp;[.D56]&amp;&quot;',&quot;" office:value-type="string" office:string-value="'krw','₩'," calcext:value-type="string">
            <text:p>'krw','₩',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yrgyzstan Som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лв</text:p>
          </table:table-cell>
          <table:table-cell table:formula="of:=&quot;'&quot;&amp;[.C57]&amp;&quot;','&quot;&amp;[.D57]&amp;&quot;',&quot;" office:value-type="string" office:string-value="'kgs','лв'," calcext:value-type="string">
            <text:p>'kgs','лв',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s Kip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₭</text:p>
          </table:table-cell>
          <table:table-cell table:formula="of:=&quot;'&quot;&amp;[.C58]&amp;&quot;','&quot;&amp;[.D58]&amp;&quot;',&quot;" office:value-type="string" office:string-value="'lak','₭'," calcext:value-type="string">
            <text:p>'lak','₭',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ebanon Pound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£</text:p>
          </table:table-cell>
          <table:table-cell table:formula="of:=&quot;'&quot;&amp;[.C59]&amp;&quot;','&quot;&amp;[.D59]&amp;&quot;',&quot;" office:value-type="string" office:string-value="'lbp','£'," calcext:value-type="string">
            <text:p>'lbp','£',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iberia Dollar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$</text:p>
          </table:table-cell>
          <table:table-cell table:formula="of:=&quot;'&quot;&amp;[.C60]&amp;&quot;','&quot;&amp;[.D60]&amp;&quot;',&quot;" office:value-type="string" office:string-value="'lrd','$'," calcext:value-type="string">
            <text:p>'lrd','$',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string" calcext:value-type="string">
            <text:p>Macedonia Denar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ден</text:p>
          </table:table-cell>
          <table:table-cell table:formula="of:=&quot;'&quot;&amp;[.C61]&amp;&quot;','&quot;&amp;[.D61]&amp;&quot;',&quot;" office:value-type="string" office:string-value="'mkd','ден'," calcext:value-type="string">
            <text:p>'mkd','ден',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ysia Ringgit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RM</text:p>
          </table:table-cell>
          <table:table-cell table:formula="of:=&quot;'&quot;&amp;[.C62]&amp;&quot;','&quot;&amp;[.D62]&amp;&quot;',&quot;" office:value-type="string" office:string-value="'myr','RM'," calcext:value-type="string">
            <text:p>'myr','RM',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tius Rupee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₨</text:p>
          </table:table-cell>
          <table:table-cell table:formula="of:=&quot;'&quot;&amp;[.C63]&amp;&quot;','&quot;&amp;[.D63]&amp;&quot;',&quot;" office:value-type="string" office:string-value="'mur','₨'," calcext:value-type="string">
            <text:p>'mur','₨',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$</text:p>
          </table:table-cell>
          <table:table-cell table:formula="of:=&quot;'&quot;&amp;[.C64]&amp;&quot;','&quot;&amp;[.D64]&amp;&quot;',&quot;" office:value-type="string" office:string-value="'mxn','$'," calcext:value-type="string">
            <text:p>'mxn','$',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a Tughrik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₮</text:p>
          </table:table-cell>
          <table:table-cell table:formula="of:=&quot;'&quot;&amp;[.C65]&amp;&quot;','&quot;&amp;[.D65]&amp;&quot;',&quot;" office:value-type="string" office:string-value="'mnt','₮'," calcext:value-type="string">
            <text:p>'mnt','₮',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oroccan-dirham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د.إ</text:p>
          </table:table-cell>
          <table:table-cell table:formula="of:=&quot;'&quot;&amp;[.C66]&amp;&quot;','&quot;&amp;[.D66]&amp;&quot;',&quot;" office:value-type="string" office:string-value="'mnt','د.إ'," calcext:value-type="string">
            <text:p>'mnt','د.إ',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ambique Metical</text:p>
          </table:table-cell>
          <table:table-cell office:value-type="string" calcext:value-type="string">
            <text:p>mzn</text:p>
          </table:table-cell>
          <table:table-cell office:value-type="string" calcext:value-type="string">
            <text:p>MT</text:p>
          </table:table-cell>
          <table:table-cell table:formula="of:=&quot;'&quot;&amp;[.C67]&amp;&quot;','&quot;&amp;[.D67]&amp;&quot;',&quot;" office:value-type="string" office:string-value="'mzn','MT'," calcext:value-type="string">
            <text:p>'mzn','MT',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a Dollar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$</text:p>
          </table:table-cell>
          <table:table-cell table:formula="of:=&quot;'&quot;&amp;[.C68]&amp;&quot;','&quot;&amp;[.D68]&amp;&quot;',&quot;" office:value-type="string" office:string-value="'nad','$'," calcext:value-type="string">
            <text:p>'nad','$',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₨</text:p>
          </table:table-cell>
          <table:table-cell table:formula="of:=&quot;'&quot;&amp;[.C69]&amp;&quot;','&quot;&amp;[.D69]&amp;&quot;',&quot;" office:value-type="string" office:string-value="'npr','₨'," calcext:value-type="string">
            <text:p>'npr','₨',</text:p>
          </table:table-cell>
        </table:table-row>
        <table:table-row table:style-name="ro6">
          <table:table-cell office:value-type="string" calcext:value-type="string">
            <text:p>Netherlands Antilles</text:p>
          </table:table-cell>
          <table:table-cell office:value-type="string" calcext:value-type="string">
            <text:p>Netherlands Antilles Guilde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ƒ</text:p>
          </table:table-cell>
          <table:table-cell table:formula="of:=&quot;'&quot;&amp;[.C70]&amp;&quot;','&quot;&amp;[.D70]&amp;&quot;',&quot;" office:value-type="string" office:string-value="'ang','ƒ'," calcext:value-type="string">
            <text:p>'ang','ƒ',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$</text:p>
          </table:table-cell>
          <table:table-cell table:formula="of:=&quot;'&quot;&amp;[.C71]&amp;&quot;','&quot;&amp;[.D71]&amp;&quot;',&quot;" office:value-type="string" office:string-value="'nzd','$'," calcext:value-type="string">
            <text:p>'nzd','$',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Cordoba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C$</text:p>
          </table:table-cell>
          <table:table-cell table:formula="of:=&quot;'&quot;&amp;[.C72]&amp;&quot;','&quot;&amp;[.D72]&amp;&quot;',&quot;" office:value-type="string" office:string-value="'nio','C$'," calcext:value-type="string">
            <text:p>'nio','C$',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igeria Naira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₦</text:p>
          </table:table-cell>
          <table:table-cell table:formula="of:=&quot;'&quot;&amp;[.C73]&amp;&quot;','&quot;&amp;[.D73]&amp;&quot;',&quot;" office:value-type="string" office:string-value="'ngn','₦'," calcext:value-type="string">
            <text:p>'ngn','₦',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way Kron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kr</text:p>
          </table:table-cell>
          <table:table-cell table:formula="of:=&quot;'&quot;&amp;[.C74]&amp;&quot;','&quot;&amp;[.D74]&amp;&quot;',&quot;" office:value-type="string" office:string-value="'nok','kr'," calcext:value-type="string">
            <text:p>'nok','kr',</text:p>
          </table:table-cell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an Rial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﷼</text:p>
          </table:table-cell>
          <table:table-cell table:formula="of:=&quot;'&quot;&amp;[.C75]&amp;&quot;','&quot;&amp;[.D75]&amp;&quot;',&quot;" office:value-type="string" office:string-value="'omr','﷼'," calcext:value-type="string">
            <text:p>'omr','﷼',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Rupee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₨</text:p>
          </table:table-cell>
          <table:table-cell table:formula="of:=&quot;'&quot;&amp;[.C76]&amp;&quot;','&quot;&amp;[.D76]&amp;&quot;',&quot;" office:value-type="string" office:string-value="'pkr','₨'," calcext:value-type="string">
            <text:p>'pkr','₨',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Balboa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B/.</text:p>
          </table:table-cell>
          <table:table-cell table:formula="of:=&quot;'&quot;&amp;[.C77]&amp;&quot;','&quot;&amp;[.D77]&amp;&quot;',&quot;" office:value-type="string" office:string-value="'pab','B/.'," calcext:value-type="string">
            <text:p>'pab','B/.',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Guarani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Gs</text:p>
          </table:table-cell>
          <table:table-cell table:formula="of:=&quot;'&quot;&amp;[.C78]&amp;&quot;','&quot;&amp;[.D78]&amp;&quot;',&quot;" office:value-type="string" office:string-value="'pyg','Gs'," calcext:value-type="string">
            <text:p>'pyg','Gs',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u Sol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S/.</text:p>
          </table:table-cell>
          <table:table-cell table:formula="of:=&quot;'&quot;&amp;[.C79]&amp;&quot;','&quot;&amp;[.D79]&amp;&quot;',&quot;" office:value-type="string" office:string-value="'pen','S/.'," calcext:value-type="string">
            <text:p>'pen','S/.',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ilippines Peso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₱</text:p>
          </table:table-cell>
          <table:table-cell table:formula="of:=&quot;'&quot;&amp;[.C80]&amp;&quot;','&quot;&amp;[.D80]&amp;&quot;',&quot;" office:value-type="string" office:string-value="'php','₱'," calcext:value-type="string">
            <text:p>'php','₱',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and Zloty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zł</text:p>
          </table:table-cell>
          <table:table-cell table:formula="of:=&quot;'&quot;&amp;[.C81]&amp;&quot;','&quot;&amp;[.D81]&amp;&quot;',&quot;" office:value-type="string" office:string-value="'pln','zł'," calcext:value-type="string">
            <text:p>'pln','zł',</text:p>
          </table:table-cell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tar Riyal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﷼</text:p>
          </table:table-cell>
          <table:table-cell table:formula="of:=&quot;'&quot;&amp;[.C82]&amp;&quot;','&quot;&amp;[.D82]&amp;&quot;',&quot;" office:value-type="string" office:string-value="'qar','﷼'," calcext:value-type="string">
            <text:p>'qar','﷼',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mania Leu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lei</text:p>
          </table:table-cell>
          <table:table-cell table:formula="of:=&quot;'&quot;&amp;[.C83]&amp;&quot;','&quot;&amp;[.D83]&amp;&quot;',&quot;" office:value-type="string" office:string-value="'ron','lei'," calcext:value-type="string">
            <text:p>'ron','lei',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 Ruble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₽</text:p>
          </table:table-cell>
          <table:table-cell table:formula="of:=&quot;'&quot;&amp;[.C84]&amp;&quot;','&quot;&amp;[.D84]&amp;&quot;',&quot;" office:value-type="string" office:string-value="'rub','₽'," calcext:value-type="string">
            <text:p>'rub','₽',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aint Helena Pound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£</text:p>
          </table:table-cell>
          <table:table-cell table:formula="of:=&quot;'&quot;&amp;[.C85]&amp;&quot;','&quot;&amp;[.D85]&amp;&quot;',&quot;" office:value-type="string" office:string-value="'shp','£'," calcext:value-type="string">
            <text:p>'shp','£',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udi Arabia Riyal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﷼</text:p>
          </table:table-cell>
          <table:table-cell table:formula="of:=&quot;'&quot;&amp;[.C86]&amp;&quot;','&quot;&amp;[.D86]&amp;&quot;',&quot;" office:value-type="string" office:string-value="'sar','﷼'," calcext:value-type="string">
            <text:p>'sar','﷼',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a Dinar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Дин.</text:p>
          </table:table-cell>
          <table:table-cell table:formula="of:=&quot;'&quot;&amp;[.C87]&amp;&quot;','&quot;&amp;[.D87]&amp;&quot;',&quot;" office:value-type="string" office:string-value="'rsd','Дин.'," calcext:value-type="string">
            <text:p>'rsd','Дин.',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eychelles Rupee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₨</text:p>
          </table:table-cell>
          <table:table-cell table:formula="of:=&quot;'&quot;&amp;[.C88]&amp;&quot;','&quot;&amp;[.D88]&amp;&quot;',&quot;" office:value-type="string" office:string-value="'scr','₨'," calcext:value-type="string">
            <text:p>'scr','₨',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$</text:p>
          </table:table-cell>
          <table:table-cell table:formula="of:=&quot;'&quot;&amp;[.C89]&amp;&quot;','&quot;&amp;[.D89]&amp;&quot;',&quot;" office:value-type="string" office:string-value="'sgd','$'," calcext:value-type="string">
            <text:p>'sgd','$',</text:p>
          </table:table-cell>
        </table:table-row>
        <table:table-row table:style-name="ro2">
          <table:table-cell office:value-type="string" calcext:value-type="string">
            <text:p>Soloman Islands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$</text:p>
          </table:table-cell>
          <table:table-cell table:formula="of:=&quot;'&quot;&amp;[.C90]&amp;&quot;','&quot;&amp;[.D90]&amp;&quot;',&quot;" office:value-type="string" office:string-value="'sbd','$'," calcext:value-type="string">
            <text:p>'sbd','$',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a Shilling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</text:p>
          </table:table-cell>
          <table:table-cell table:formula="of:=&quot;'&quot;&amp;[.C91]&amp;&quot;','&quot;&amp;[.D91]&amp;&quot;',&quot;" office:value-type="string" office:string-value="'sos','S'," calcext:value-type="string">
            <text:p>'sos','S',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South Korean Won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₩</text:p>
          </table:table-cell>
          <table:table-cell table:formula="of:=&quot;'&quot;&amp;[.C92]&amp;&quot;','&quot;&amp;[.D92]&amp;&quot;',&quot;" office:value-type="string" office:string-value="'krw','₩'," calcext:value-type="string">
            <text:p>'krw','₩',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South Africa Rand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R</text:p>
          </table:table-cell>
          <table:table-cell table:formula="of:=&quot;'&quot;&amp;[.C93]&amp;&quot;','&quot;&amp;[.D93]&amp;&quot;',&quot;" office:value-type="string" office:string-value="'zar','R'," calcext:value-type="string">
            <text:p>'zar','R',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₨</text:p>
          </table:table-cell>
          <table:table-cell table:formula="of:=&quot;'&quot;&amp;[.C94]&amp;&quot;','&quot;&amp;[.D94]&amp;&quot;',&quot;" office:value-type="string" office:string-value="'lkr','₨'," calcext:value-type="string">
            <text:p>'lkr','₨',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den Krona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kr</text:p>
          </table:table-cell>
          <table:table-cell table:formula="of:=&quot;'&quot;&amp;[.C95]&amp;&quot;','&quot;&amp;[.D95]&amp;&quot;',&quot;" office:value-type="string" office:string-value="'sek','kr'," calcext:value-type="string">
            <text:p>'sek','kr',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witzerland Franc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CHF</text:p>
          </table:table-cell>
          <table:table-cell table:formula="of:=&quot;'&quot;&amp;[.C96]&amp;&quot;','&quot;&amp;[.D96]&amp;&quot;',&quot;" office:value-type="string" office:string-value="'chf','CHF'," calcext:value-type="string">
            <text:p>'chf','CHF',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Dollar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$</text:p>
          </table:table-cell>
          <table:table-cell table:formula="of:=&quot;'&quot;&amp;[.C97]&amp;&quot;','&quot;&amp;[.D97]&amp;&quot;',&quot;" office:value-type="string" office:string-value="'srd','$'," calcext:value-type="string">
            <text:p>'srd','$',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ia Pound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£</text:p>
          </table:table-cell>
          <table:table-cell table:formula="of:=&quot;'&quot;&amp;[.C98]&amp;&quot;','&quot;&amp;[.D98]&amp;&quot;',&quot;" office:value-type="string" office:string-value="'syp','£'," calcext:value-type="string">
            <text:p>'syp','£',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aiwan New Dollar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NT$</text:p>
          </table:table-cell>
          <table:table-cell table:formula="of:=&quot;'&quot;&amp;[.C99]&amp;&quot;','&quot;&amp;[.D99]&amp;&quot;',&quot;" office:value-type="string" office:string-value="'twd','NT$'," calcext:value-type="string">
            <text:p>'twd','NT$',</text:p>
          </table:table-cell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ailand Baht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฿</text:p>
          </table:table-cell>
          <table:table-cell table:formula="of:=&quot;'&quot;&amp;[.C100]&amp;&quot;','&quot;&amp;[.D100]&amp;&quot;',&quot;" office:value-type="string" office:string-value="'thb','฿'," calcext:value-type="string">
            <text:p>'thb','฿',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rinidad and Tobago Dollar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T$</text:p>
          </table:table-cell>
          <table:table-cell table:formula="of:=&quot;'&quot;&amp;[.C101]&amp;&quot;','&quot;&amp;[.D101]&amp;&quot;',&quot;" office:value-type="string" office:string-value="'ttd','TT$'," calcext:value-type="string">
            <text:p>'ttd','TT$',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 Lira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₺</text:p>
          </table:table-cell>
          <table:table-cell table:formula="of:=&quot;'&quot;&amp;[.C102]&amp;&quot;','&quot;&amp;[.D102]&amp;&quot;',&quot;" office:value-type="string" office:string-value="'try','₺'," calcext:value-type="string">
            <text:p>'try','₺',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alu Dollar</text:p>
          </table:table-cell>
          <table:table-cell office:value-type="string" calcext:value-type="string">
            <text:p>tvd</text:p>
          </table:table-cell>
          <table:table-cell office:value-type="string" calcext:value-type="string">
            <text:p>$</text:p>
          </table:table-cell>
          <table:table-cell table:formula="of:=&quot;'&quot;&amp;[.C103]&amp;&quot;','&quot;&amp;[.D103]&amp;&quot;',&quot;" office:value-type="string" office:string-value="'tvd','$'," calcext:value-type="string">
            <text:p>'tvd','$',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Hryvnia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₴</text:p>
          </table:table-cell>
          <table:table-cell table:formula="of:=&quot;'&quot;&amp;[.C104]&amp;&quot;','&quot;&amp;[.D104]&amp;&quot;',&quot;" office:value-type="string" office:string-value="'uah','₴'," calcext:value-type="string">
            <text:p>'uah','₴',</text:p>
          </table:table-cell>
        </table:table-row>
        <table:table-row table:style-name="ro2">
          <table:table-cell office:value-type="string" calcext:value-type="string">
            <text:p>United Arab Emirates UAE</text:p>
          </table:table-cell>
          <table:table-cell office:value-type="string" calcext:value-type="string">
            <text:p>UAE-Dirham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د.إ</text:p>
          </table:table-cell>
          <table:table-cell table:formula="of:=&quot;'&quot;&amp;[.C105]&amp;&quot;','&quot;&amp;[.D105]&amp;&quot;',&quot;" office:value-type="string" office:string-value="'aed','د.إ'," calcext:value-type="string">
            <text:p>'aed','د.إ',</text:p>
          </table:table-cell>
        </table:table-row>
        <table:table-row table:style-name="ro6">
          <table:table-cell office:value-type="string" calcext:value-type="string">
            <text:p>United Kingdom UK</text:p>
          </table:table-cell>
          <table:table-cell office:value-type="string" calcext:value-type="string">
            <text:p>United Kingdom Poun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£</text:p>
          </table:table-cell>
          <table:table-cell table:formula="of:=&quot;'&quot;&amp;[.C106]&amp;&quot;','&quot;&amp;[.D106]&amp;&quot;',&quot;" office:value-type="string" office:string-value="'gbp','£'," calcext:value-type="string">
            <text:p>'gbp','£',</text:p>
          </table:table-cell>
        </table:table-row>
        <table:table-row table:style-name="ro2">
          <table:table-cell office:value-type="string" calcext:value-type="string">
            <text:p>United States USA</text:p>
          </table:table-cell>
          <table:table-cell office:value-type="string" calcext:value-type="string">
            <text:p>United States 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$</text:p>
          </table:table-cell>
          <table:table-cell table:formula="of:=&quot;'&quot;&amp;[.C107]&amp;&quot;','&quot;&amp;[.D107]&amp;&quot;',&quot;" office:value-type="string" office:string-value="'usd','$'," calcext:value-type="string">
            <text:p>'usd','$',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uguay Peso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$U</text:p>
          </table:table-cell>
          <table:table-cell table:formula="of:=&quot;'&quot;&amp;[.C108]&amp;&quot;','&quot;&amp;[.D108]&amp;&quot;',&quot;" office:value-type="string" office:string-value="'uyu','$U'," calcext:value-type="string">
            <text:p>'uyu','$U',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bekistan Som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лв</text:p>
          </table:table-cell>
          <table:table-cell table:formula="of:=&quot;'&quot;&amp;[.C109]&amp;&quot;','&quot;&amp;[.D109]&amp;&quot;',&quot;" office:value-type="string" office:string-value="'uzs','лв'," calcext:value-type="string">
            <text:p>'uzs','лв',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nezuela Bolívar</text:p>
          </table:table-cell>
          <table:table-cell office:value-type="string" calcext:value-type="string">
            <text:p>vef</text:p>
          </table:table-cell>
          <table:table-cell office:value-type="string" calcext:value-type="string">
            <text:p>Bs</text:p>
          </table:table-cell>
          <table:table-cell table:formula="of:=&quot;'&quot;&amp;[.C110]&amp;&quot;','&quot;&amp;[.D110]&amp;&quot;',&quot;" office:value-type="string" office:string-value="'vef','Bs'," calcext:value-type="string">
            <text:p>'vef','Bs',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iet Nam Dong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₫</text:p>
          </table:table-cell>
          <table:table-cell table:formula="of:=&quot;'&quot;&amp;[.C111]&amp;&quot;','&quot;&amp;[.D111]&amp;&quot;',&quot;" office:value-type="string" office:string-value="'vnd','₫'," calcext:value-type="string">
            <text:p>'vnd','₫',</text:p>
          </table:table-cell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men Rial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﷼</text:p>
          </table:table-cell>
          <table:table-cell table:formula="of:=&quot;'&quot;&amp;[.C112]&amp;&quot;','&quot;&amp;[.D112]&amp;&quot;',&quot;" office:value-type="string" office:string-value="'yer','﷼'," calcext:value-type="string">
            <text:p>'yer','﷼',</text:p>
          </table:table-cell>
        </table:table-row>
        <table:table-row table:style-name="ro8">
          <table:table-cell office:value-type="string" calcext:value-type="string">
            <text:p>Benin</text:p>
            <text:p>Burkina Faso</text:p>
            <text:p>Guinea-Bissau</text:p>
            <text:p>Ivory Coast</text:p>
            <text:p>Mali</text:p>
            <text:p>Niger</text:p>
            <text:p>Senegal</text:p>
            <text:p>Togo</text:p>
          </table:table-cell>
          <table:table-cell office:value-type="string" calcext:value-type="string">
            <text:p>West African CFA Franc</text:p>
          </table:table-cell>
          <table:table-cell office:value-type="string" calcext:value-type="string">
            <text:p>xof</text:p>
          </table:table-cell>
          <table:table-cell table:style-name="ce2"/>
          <table:table-cell table:formula="of:=&quot;'&quot;&amp;[.C113]&amp;&quot;','&quot;&amp;[.D113]&amp;&quot;',&quot;" office:value-type="string" office:string-value="'xof',''," calcext:value-type="string">
            <text:p>'xof','',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Dollar</text:p>
          </table:table-cell>
          <table:table-cell office:value-type="string" calcext:value-type="string">
            <text:p>zwd</text:p>
          </table:table-cell>
          <table:table-cell office:value-type="string" calcext:value-type="string">
            <text:p>Z$</text:p>
          </table:table-cell>
          <table:table-cell table:formula="of:=&quot;'&quot;&amp;[.C114]&amp;&quot;','&quot;&amp;[.D114]&amp;&quot;',&quot;" office:value-type="string" office:string-value="'zwd','Z$'," calcext:value-type="string">
            <text:p>'zwd','Z$',</text:p>
          </table:table-cell>
        </table:table-row>
      </table:table>
      <table:table table:name="Sheet3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/>
          <table:table-cell table:formula="of:=&quot;'&quot;&amp;[.B1]&amp;&quot;','&quot;&amp;[.C1]&amp;&quot;',&quot;" office:value-type="string" office:string-value="'α','alpha'," calcext:value-type="string">
            <text:p>'α','alpha',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</text:p>
          </table:table-cell>
          <table:table-cell/>
          <table:table-cell table:formula="of:=&quot;'&quot;&amp;[.B2]&amp;&quot;','&quot;&amp;[.C2]&amp;&quot;',&quot;" office:value-type="string" office:string-value="'β','beta'," calcext:value-type="string">
            <text:p>'β','beta',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</text:p>
          </table:table-cell>
          <table:table-cell/>
          <table:table-cell table:formula="of:=&quot;'&quot;&amp;[.B3]&amp;&quot;','&quot;&amp;[.C3]&amp;&quot;',&quot;" office:value-type="string" office:string-value="'γ','gamma'," calcext:value-type="string">
            <text:p>'γ','gamma',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</text:p>
          </table:table-cell>
          <table:table-cell/>
          <table:table-cell table:formula="of:=&quot;'&quot;&amp;[.B4]&amp;&quot;','&quot;&amp;[.C4]&amp;&quot;',&quot;" office:value-type="string" office:string-value="'δ','delta'," calcext:value-type="string">
            <text:p>'δ','delta',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</text:p>
          </table:table-cell>
          <table:table-cell/>
          <table:table-cell table:formula="of:=&quot;'&quot;&amp;[.B5]&amp;&quot;','&quot;&amp;[.C5]&amp;&quot;',&quot;" office:value-type="string" office:string-value="'ε','epsilon'," calcext:value-type="string">
            <text:p>'ε','epsilon',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z</text:p>
          </table:table-cell>
          <table:table-cell/>
          <table:table-cell table:formula="of:=&quot;'&quot;&amp;[.B6]&amp;&quot;','&quot;&amp;[.C6]&amp;&quot;',&quot;" office:value-type="string" office:string-value="'ζ','zeta'," calcext:value-type="string">
            <text:p>'ζ','zeta',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h</text:p>
          </table:table-cell>
          <table:table-cell/>
          <table:table-cell table:formula="of:=&quot;'&quot;&amp;[.B7]&amp;&quot;','&quot;&amp;[.C7]&amp;&quot;',&quot;" office:value-type="string" office:string-value="'η','eta'," calcext:value-type="string">
            <text:p>'η','eta',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</text:p>
          </table:table-cell>
          <table:table-cell/>
          <table:table-cell table:formula="of:=&quot;'&quot;&amp;[.B8]&amp;&quot;','&quot;&amp;[.C8]&amp;&quot;',&quot;" office:value-type="string" office:string-value="'θ','theta'," calcext:value-type="string">
            <text:p>'θ','theta',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</text:p>
          </table:table-cell>
          <table:table-cell/>
          <table:table-cell table:formula="of:=&quot;'&quot;&amp;[.B9]&amp;&quot;','&quot;&amp;[.C9]&amp;&quot;',&quot;" office:value-type="string" office:string-value="'ι','iota'," calcext:value-type="string">
            <text:p>'ι','iota',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</text:p>
          </table:table-cell>
          <table:table-cell/>
          <table:table-cell table:formula="of:=&quot;'&quot;&amp;[.B10]&amp;&quot;','&quot;&amp;[.C10]&amp;&quot;',&quot;" office:value-type="string" office:string-value="'κ','kappa'," calcext:value-type="string">
            <text:p>'κ','kappa',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</text:p>
          </table:table-cell>
          <table:table-cell/>
          <table:table-cell table:formula="of:=&quot;'&quot;&amp;[.B11]&amp;&quot;','&quot;&amp;[.C11]&amp;&quot;',&quot;" office:value-type="string" office:string-value="'λ','lambda'," calcext:value-type="string">
            <text:p>'λ','lambda',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</text:p>
          </table:table-cell>
          <table:table-cell/>
          <table:table-cell table:formula="of:=&quot;'&quot;&amp;[.B12]&amp;&quot;','&quot;&amp;[.C12]&amp;&quot;',&quot;" office:value-type="string" office:string-value="'μ','mu'," calcext:value-type="string">
            <text:p>'μ','mu',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</text:p>
          </table:table-cell>
          <table:table-cell/>
          <table:table-cell table:formula="of:=&quot;'&quot;&amp;[.B13]&amp;&quot;','&quot;&amp;[.C13]&amp;&quot;',&quot;" office:value-type="string" office:string-value="'ν','nu'," calcext:value-type="string">
            <text:p>'ν','nu',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</text:p>
          </table:table-cell>
          <table:table-cell/>
          <table:table-cell table:formula="of:=&quot;'&quot;&amp;[.B14]&amp;&quot;','&quot;&amp;[.C14]&amp;&quot;',&quot;" office:value-type="string" office:string-value="'ξ','xi'," calcext:value-type="string">
            <text:p>'ξ','xi',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o</text:p>
          </table:table-cell>
          <table:table-cell/>
          <table:table-cell table:formula="of:=&quot;'&quot;&amp;[.B15]&amp;&quot;','&quot;&amp;[.C15]&amp;&quot;',&quot;" office:value-type="string" office:string-value="'ο','omicron'," calcext:value-type="string">
            <text:p>'ο','omicron',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</text:p>
          </table:table-cell>
          <table:table-cell/>
          <table:table-cell table:formula="of:=&quot;'&quot;&amp;[.B16]&amp;&quot;','&quot;&amp;[.C16]&amp;&quot;',&quot;" office:value-type="string" office:string-value="'π','pi'," calcext:value-type="string">
            <text:p>'π','pi',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</text:p>
          </table:table-cell>
          <table:table-cell/>
          <table:table-cell table:formula="of:=&quot;'&quot;&amp;[.B17]&amp;&quot;','&quot;&amp;[.C17]&amp;&quot;',&quot;" office:value-type="string" office:string-value="'ρ','rho'," calcext:value-type="string">
            <text:p>'ρ','rho',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σ,ς *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</text:p>
          </table:table-cell>
          <table:table-cell/>
          <table:table-cell table:formula="of:=&quot;'&quot;&amp;[.B18]&amp;&quot;','&quot;&amp;[.C18]&amp;&quot;',&quot;" office:value-type="string" office:string-value="'σ,ς *','sigma'," calcext:value-type="string">
            <text:p>'σ,ς *','sigma',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/>
          <table:table-cell table:formula="of:=&quot;'&quot;&amp;[.B19]&amp;&quot;','&quot;&amp;[.C19]&amp;&quot;',&quot;" office:value-type="string" office:string-value="'τ','tau'," calcext:value-type="string">
            <text:p>'τ','tau',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u</text:p>
          </table:table-cell>
          <table:table-cell/>
          <table:table-cell table:formula="of:=&quot;'&quot;&amp;[.B20]&amp;&quot;','&quot;&amp;[.C20]&amp;&quot;',&quot;" office:value-type="string" office:string-value="'υ','upsilon'," calcext:value-type="string">
            <text:p>'υ','upsilon',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</text:p>
          </table:table-cell>
          <table:table-cell/>
          <table:table-cell table:formula="of:=&quot;'&quot;&amp;[.B21]&amp;&quot;','&quot;&amp;[.C21]&amp;&quot;',&quot;" office:value-type="string" office:string-value="'φ','phi'," calcext:value-type="string">
            <text:p>'φ','phi',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</text:p>
          </table:table-cell>
          <table:table-cell/>
          <table:table-cell table:formula="of:=&quot;'&quot;&amp;[.B22]&amp;&quot;','&quot;&amp;[.C22]&amp;&quot;',&quot;" office:value-type="string" office:string-value="'χ','chi'," calcext:value-type="string">
            <text:p>'χ','chi',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</text:p>
          </table:table-cell>
          <table:table-cell/>
          <table:table-cell table:formula="of:=&quot;'&quot;&amp;[.B23]&amp;&quot;','&quot;&amp;[.C23]&amp;&quot;',&quot;" office:value-type="string" office:string-value="'ψ','psi'," calcext:value-type="string">
            <text:p>'ψ','psi',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</text:p>
          </table:table-cell>
          <table:table-cell/>
          <table:table-cell table:formula="of:=&quot;'&quot;&amp;[.B24]&amp;&quot;','&quot;&amp;[.C24]&amp;&quot;',&quot;" office:value-type="string" office:string-value="'ω','omega'," calcext:value-type="string">
            <text:p>'ω','omega',</text:p>
          </table:table-cell>
        </table:table-row>
      </table:table>
      <table:table table:name="Sheet4" table:style-name="ta1">
        <table:table-column table:style-name="co1" table:default-cell-style-name="ce3"/>
        <table:table-column table:style-name="co1" table:number-columns-repeated="4" table:default-cell-style-name="ce1"/>
        <table:table-row table:style-name="ro1">
          <table:table-cell table:style-name="ce1" office:value-type="string" calcext:value-type="string">
            <text:p>rad </text:p>
          </table:table-cell>
          <table:table-cell office:value-type="string" calcext:value-type="string">
            <text:p><text:a xlink:href="https://en.wikipedia.org/wiki/Angle" xlink:type="simple">plane angle</text:a> </text:p>
          </table:table-cell>
          <table:table-cell office:value-type="string" calcext:value-type="string">
            <text:p>m/m 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en.wikipedia.org/wiki/Steradian" xlink:type="simple">steradian</text:a><text:a xlink:href="https://en.wikipedia.org/wiki/International_System_of_Units#cite_note-:0-129" xlink:type="simple">[N 1]</text:a> 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<text:a xlink:href="https://en.wikipedia.org/wiki/Solid_angle" xlink:type="simple">solid angle</text:a> </text:p>
          </table:table-cell>
          <table:table-cell office:value-type="string" calcext:value-type="string">
            <text:p>m2/m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en.wikipedia.org/wiki/Hertz" xlink:type="simple">hertz</text:a> </text:p>
          </table:table-cell>
          <table:table-cell office:value-type="string" calcext:value-type="string">
            <text:p>Hz </text:p>
          </table:table-cell>
          <table:table-cell office:value-type="string" calcext:value-type="string">
            <text:p><text:a xlink:href="https://en.wikipedia.org/wiki/Frequency" xlink:type="simple">frequency</text:a> </text:p>
          </table:table-cell>
          <table:table-cell office:value-type="string" calcext:value-type="string">
            <text:p>s−1 </text:p>
          </table:table-cell>
          <table:table-cell table:style-name="ce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Newton_(unit)" xlink:type="simple">newton</text:a> 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<text:a xlink:href="https://en.wikipedia.org/wiki/Force" xlink:type="simple">force</text:a>, <text:a xlink:href="https://en.wikipedia.org/wiki/Weight" xlink:type="simple">weight</text:a> </text:p>
          </table:table-cell>
          <table:table-cell office:value-type="string" calcext:value-type="string">
            <text:p>kg⋅m⋅s−2 </text:p>
          </table:table-cell>
          <table:table-cell table:style-name="ce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Pascal_(unit)" xlink:type="simple">pascal</text:a>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<text:a xlink:href="https://en.wikipedia.org/wiki/Pressure" xlink:type="simple">pressure</text:a>, <text:a xlink:href="https://en.wikipedia.org/wiki/Stress_(physics)" xlink:type="simple">stress</text:a> </text:p>
          </table:table-cell>
          <table:table-cell office:value-type="string" calcext:value-type="string">
            <text:p>kg⋅m−1⋅s−2 </text:p>
          </table:table-cell>
          <table:table-cell office:value-type="string" calcext:value-type="string">
            <text:p>N/m2 = J/m3 </text:p>
          </table:table-cell>
        </table:table-row>
        <table:table-row table:style-name="ro2">
          <table:table-cell office:value-type="string" calcext:value-type="string">
            <text:p><text:a xlink:href="https://en.wikipedia.org/wiki/Joule" xlink:type="simple">joule</text:a> 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<text:a xlink:href="https://en.wikipedia.org/wiki/Energy" xlink:type="simple">energy</text:a>, <text:a xlink:href="https://en.wikipedia.org/wiki/Mechanical_work" xlink:type="simple">work</text:a>, <text:a xlink:href="https://en.wikipedia.org/wiki/Heat" xlink:type="simple">heat</text:a> </text:p>
          </table:table-cell>
          <table:table-cell office:value-type="string" calcext:value-type="string">
            <text:p>kg⋅m2⋅s−2 </text:p>
          </table:table-cell>
          <table:table-cell office:value-type="string" calcext:value-type="string">
            <text:p>N⋅m = Pa⋅m3 </text:p>
          </table:table-cell>
        </table:table-row>
        <table:table-row table:style-name="ro2">
          <table:table-cell office:value-type="string" calcext:value-type="string">
            <text:p><text:a xlink:href="https://en.wikipedia.org/wiki/Watt" xlink:type="simple">watt</text:a> 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<text:a xlink:href="https://en.wikipedia.org/wiki/Power_(physics)" xlink:type="simple">power</text:a>, <text:a xlink:href="https://en.wikipedia.org/wiki/Radiant_flux" xlink:type="simple">radiant flux</text:a> </text:p>
          </table:table-cell>
          <table:table-cell office:value-type="string" calcext:value-type="string">
            <text:p>kg⋅m2⋅s−3 </text:p>
          </table:table-cell>
          <table:table-cell office:value-type="string" calcext:value-type="string">
            <text:p>J/s </text:p>
          </table:table-cell>
        </table:table-row>
        <table:table-row table:style-name="ro1">
          <table:table-cell office:value-type="string" calcext:value-type="string">
            <text:p><text:a xlink:href="https://en.wikipedia.org/wiki/Coulomb" xlink:type="simple">coulomb</text:a>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<text:a xlink:href="https://en.wikipedia.org/wiki/Electric_charge" xlink:type="simple">electric charge</text:a> </text:p>
          </table:table-cell>
          <table:table-cell office:value-type="string" calcext:value-type="string">
            <text:p>s⋅A 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Volt" xlink:type="simple">volt</text:a>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<text:a xlink:href="https://en.wikipedia.org/wiki/Electric_potential" xlink:type="simple">electric potential</text:a>, <text:a xlink:href="https://en.wikipedia.org/wiki/Voltage" xlink:type="simple">voltage</text:a>, <text:a xlink:href="https://en.wikipedia.org/wiki/Electromotive_force" xlink:type="simple">emf</text:a> </text:p>
          </table:table-cell>
          <table:table-cell office:value-type="string" calcext:value-type="string">
            <text:p>kg⋅m2⋅s−3⋅A−1 </text:p>
          </table:table-cell>
          <table:table-cell office:value-type="string" calcext:value-type="string">
            <text:p>W/A = J/C </text:p>
          </table:table-cell>
        </table:table-row>
        <table:table-row table:style-name="ro2">
          <table:table-cell office:value-type="string" calcext:value-type="string">
            <text:p><text:a xlink:href="https://en.wikipedia.org/wiki/Farad" xlink:type="simple">farad</text:a>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<text:a xlink:href="https://en.wikipedia.org/wiki/Capacitance" xlink:type="simple">capacitance</text:a> </text:p>
          </table:table-cell>
          <table:table-cell office:value-type="string" calcext:value-type="string">
            <text:p>kg−1⋅m−2⋅s4⋅A2 </text:p>
          </table:table-cell>
          <table:table-cell office:value-type="string" calcext:value-type="string">
            <text:p>C/V = C2/J </text:p>
          </table:table-cell>
        </table:table-row>
        <table:table-row table:style-name="ro6">
          <table:table-cell office:value-type="string" calcext:value-type="string">
            <text:p><text:a xlink:href="https://en.wikipedia.org/wiki/Ohm_(unit)" xlink:type="simple">ohm</text:a> </text:p>
          </table:table-cell>
          <table:table-cell office:value-type="string" calcext:value-type="string">
            <text:p>Ω </text:p>
          </table:table-cell>
          <table:table-cell office:value-type="string" calcext:value-type="string">
            <text:p><text:a xlink:href="https://en.wikipedia.org/wiki/Electrical_resistance" xlink:type="simple">resistance</text:a>, <text:a xlink:href="https://en.wikipedia.org/wiki/Electrical_impedance" xlink:type="simple">impedance</text:a>, <text:a xlink:href="https://en.wikipedia.org/wiki/Reactance_(electronics)" xlink:type="simple">reactance</text:a> </text:p>
          </table:table-cell>
          <table:table-cell office:value-type="string" calcext:value-type="string">
            <text:p>kg⋅m2⋅s−3⋅A−2 </text:p>
          </table:table-cell>
          <table:table-cell office:value-type="string" calcext:value-type="string">
            <text:p>V/A = J⋅s/C2 </text:p>
          </table:table-cell>
        </table:table-row>
        <table:table-row table:style-name="ro2">
          <table:table-cell office:value-type="string" calcext:value-type="string">
            <text:p><text:a xlink:href="https://en.wikipedia.org/wiki/Siemens_(unit)" xlink:type="simple">siemens</text:a>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<text:a xlink:href="https://en.wikipedia.org/wiki/Electrical_conductance" xlink:type="simple">electrical conductance</text:a> </text:p>
          </table:table-cell>
          <table:table-cell office:value-type="string" calcext:value-type="string">
            <text:p>kg−1⋅m−2⋅s3⋅A2 </text:p>
          </table:table-cell>
          <table:table-cell office:value-type="string" calcext:value-type="string">
            <text:p>Ω−1 </text:p>
          </table:table-cell>
        </table:table-row>
        <table:table-row table:style-name="ro2">
          <table:table-cell office:value-type="string" calcext:value-type="string">
            <text:p><text:a xlink:href="https://en.wikipedia.org/wiki/Weber_(unit)" xlink:type="simple">weber</text:a> </text:p>
          </table:table-cell>
          <table:table-cell office:value-type="string" calcext:value-type="string">
            <text:p>Wb </text:p>
          </table:table-cell>
          <table:table-cell office:value-type="string" calcext:value-type="string">
            <text:p><text:a xlink:href="https://en.wikipedia.org/wiki/Magnetic_flux" xlink:type="simple">magnetic flux</text:a> </text:p>
          </table:table-cell>
          <table:table-cell office:value-type="string" calcext:value-type="string">
            <text:p>kg⋅m2⋅s−2⋅A−1 </text:p>
          </table:table-cell>
          <table:table-cell office:value-type="string" calcext:value-type="string">
            <text:p>V⋅s </text:p>
          </table:table-cell>
        </table:table-row>
        <table:table-row table:style-name="ro2">
          <table:table-cell office:value-type="string" calcext:value-type="string">
            <text:p><text:a xlink:href="https://en.wikipedia.org/wiki/Tesla_(unit)" xlink:type="simple">tesla</text:a>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<text:a xlink:href="https://en.wikipedia.org/wiki/Magnetic_flux_density" xlink:type="simple">magnetic flux density</text:a> </text:p>
          </table:table-cell>
          <table:table-cell office:value-type="string" calcext:value-type="string">
            <text:p>kg⋅s−2⋅A−1 </text:p>
          </table:table-cell>
          <table:table-cell office:value-type="string" calcext:value-type="string">
            <text:p>Wb/m2 </text:p>
          </table:table-cell>
        </table:table-row>
        <table:table-row table:style-name="ro2">
          <table:table-cell office:value-type="string" calcext:value-type="string">
            <text:p><text:a xlink:href="https://en.wikipedia.org/wiki/Henry_(unit)" xlink:type="simple">henry</text:a> 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<text:a xlink:href="https://en.wikipedia.org/wiki/Inductance" xlink:type="simple">inductance</text:a> </text:p>
          </table:table-cell>
          <table:table-cell office:value-type="string" calcext:value-type="string">
            <text:p>kg⋅m2⋅s−2⋅A−2 </text:p>
          </table:table-cell>
          <table:table-cell office:value-type="string" calcext:value-type="string">
            <text:p>Wb/A </text:p>
          </table:table-cell>
        </table:table-row>
        <table:table-row table:style-name="ro6">
          <table:table-cell office:value-type="string" calcext:value-type="string">
            <text:p><text:a xlink:href="https://en.wikipedia.org/wiki/Degree_Celsius" xlink:type="simple">degree Celsius</text:a>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<text:a xlink:href="https://en.wikipedia.org/wiki/Temperature" xlink:type="simple">temperature</text:a> relative to 273.15 K </text:p>
          </table:table-cell>
          <table:table-cell office:value-type="string" calcext:value-type="string">
            <text:p>K </text:p>
          </table:table-cell>
          <table:table-cell table:style-name="ce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Lumen_(unit)" xlink:type="simple">lumen</text:a> </text:p>
          </table:table-cell>
          <table:table-cell office:value-type="string" calcext:value-type="string">
            <text:p>lm </text:p>
          </table:table-cell>
          <table:table-cell office:value-type="string" calcext:value-type="string">
            <text:p><text:a xlink:href="https://en.wikipedia.org/wiki/Luminous_flux" xlink:type="simple">luminous flux</text:a> </text:p>
          </table:table-cell>
          <table:table-cell table:number-columns-repeated="2" office:value-type="string" calcext:value-type="string">
            <text:p>cd⋅sr </text:p>
          </table:table-cell>
        </table:table-row>
        <table:table-row table:style-name="ro1">
          <table:table-cell office:value-type="string" calcext:value-type="string">
            <text:p><text:a xlink:href="https://en.wikipedia.org/wiki/Lux" xlink:type="simple">lux</text:a> </text:p>
          </table:table-cell>
          <table:table-cell office:value-type="string" calcext:value-type="string">
            <text:p>lx </text:p>
          </table:table-cell>
          <table:table-cell office:value-type="string" calcext:value-type="string">
            <text:p><text:a xlink:href="https://en.wikipedia.org/wiki/Illuminance" xlink:type="simple">illuminance</text:a> </text:p>
          </table:table-cell>
          <table:table-cell office:value-type="string" calcext:value-type="string">
            <text:p>cd⋅sr⋅m−2 </text:p>
          </table:table-cell>
          <table:table-cell office:value-type="string" calcext:value-type="string">
            <text:p>lm/m2 </text:p>
          </table:table-cell>
        </table:table-row>
        <table:table-row table:style-name="ro6">
          <table:table-cell office:value-type="string" calcext:value-type="string">
            <text:p><text:a xlink:href="https://en.wikipedia.org/wiki/Becquerel" xlink:type="simple">becquerel</text:a> </text:p>
          </table:table-cell>
          <table:table-cell office:value-type="string" calcext:value-type="string">
            <text:p>Bq </text:p>
          </table:table-cell>
          <table:table-cell office:value-type="string" calcext:value-type="string">
            <text:p><text:a xlink:href="https://en.wikipedia.org/wiki/Radioactive_decay" xlink:type="simple">activity referred to a radionuclide</text:a> (decays per unit time) </text:p>
          </table:table-cell>
          <table:table-cell office:value-type="string" calcext:value-type="string">
            <text:p>s−1 </text:p>
          </table:table-cell>
          <table:table-cell table:style-name="ce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n.wikipedia.org/wiki/Gray_(unit)" xlink:type="simple">gray</text:a> </text:p>
          </table:table-cell>
          <table:table-cell office:value-type="string" calcext:value-type="string">
            <text:p>Gy </text:p>
          </table:table-cell>
          <table:table-cell office:value-type="string" calcext:value-type="string">
            <text:p><text:a xlink:href="https://en.wikipedia.org/wiki/Absorbed_dose" xlink:type="simple">absorbed dose</text:a> (of <text:a xlink:href="https://en.wikipedia.org/wiki/Ionising_radiation" xlink:type="simple">ionising radiation</text:a>) </text:p>
          </table:table-cell>
          <table:table-cell office:value-type="string" calcext:value-type="string">
            <text:p>m2⋅s−2 </text:p>
          </table:table-cell>
          <table:table-cell office:value-type="string" calcext:value-type="string">
            <text:p>J/kg </text:p>
          </table:table-cell>
        </table:table-row>
        <table:table-row table:style-name="ro3">
          <table:table-cell office:value-type="string" calcext:value-type="string">
            <text:p><text:a xlink:href="https://en.wikipedia.org/wiki/Sievert" xlink:type="simple">sievert</text:a> </text:p>
          </table:table-cell>
          <table:table-cell office:value-type="string" calcext:value-type="string">
            <text:p>Sv </text:p>
          </table:table-cell>
          <table:table-cell office:value-type="string" calcext:value-type="string">
            <text:p><text:a xlink:href="https://en.wikipedia.org/wiki/Equivalent_dose" xlink:type="simple">equivalent dose</text:a> (of <text:a xlink:href="https://en.wikipedia.org/wiki/Ionising_radiation" xlink:type="simple">ionising radiation</text:a>) </text:p>
          </table:table-cell>
          <table:table-cell office:value-type="string" calcext:value-type="string">
            <text:p>m2⋅s−2 </text:p>
          </table:table-cell>
          <table:table-cell office:value-type="string" calcext:value-type="string">
            <text:p>J/kg </text:p>
          </table:table-cell>
        </table:table-row>
        <table:table-row table:style-name="ro1">
          <table:table-cell office:value-type="string" calcext:value-type="string">
            <text:p><text:a xlink:href="https://en.wikipedia.org/wiki/Katal" xlink:type="simple">katal</text:a> </text:p>
          </table:table-cell>
          <table:table-cell office:value-type="string" calcext:value-type="string">
            <text:p>kat 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19:28:11.734338763</meta:creation-date>
    <dc:date>2023-05-22T22:41:06.987491531</dc:date>
    <meta:editing-duration>PT11M1S</meta:editing-duration>
    <meta:editing-cycles>3</meta:editing-cycles>
    <meta:generator>LibreOffice/6.0.7.3$Linux_X86_64 LibreOffice_project/00m0$Build-3</meta:generator>
    <meta:document-statistic meta:table-count="4" meta:cell-count="1387" meta:object-count="0"/>
  </office:meta>
</office:document-meta>
</file>